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 style:font-name="Consolas" style:font-name-asian="Consolas" style:font-name-complex="Consolas" fo:font-size="9pt" style:font-size-asian="9pt" style:font-size-complex="9pt" style:font-family-generic="moder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9.23395833333333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0.264583333333333cm"/>
    </style:style>
    <style:style style:name="co7" style:family="table-column">
      <style:table-column-properties fo:break-before="auto" style:column-width="0.34395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0.449791666666667cm"/>
    </style:style>
    <style:style style:name="co10" style:family="table-column">
      <style:table-column-properties fo:break-before="auto" style:column-width="0.582083333333333cm"/>
    </style:style>
    <style:style style:name="co11" style:family="table-column">
      <style:table-column-properties fo:break-before="auto" style:column-width="9.128125cm"/>
    </style:style>
    <style:style style:name="co12" style:family="table-column">
      <style:table-column-properties fo:break-before="auto" style:column-width="7.514166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349375cm"/>
    </style:style>
    <style:style style:name="co15" style:family="table-column">
      <style:table-column-properties fo:break-before="auto" style:column-width="2.59291666666667cm"/>
    </style:style>
    <style:style style:name="co16" style:family="table-column">
      <style:table-column-properties fo:break-before="auto" style:column-width="7.01145833333333cm"/>
    </style:style>
    <style:style style:name="co17" style:family="table-column">
      <style:table-column-properties fo:break-before="auto" style:column-width="5.794375cm"/>
    </style:style>
    <style:style style:name="co18" style:family="table-column">
      <style:table-column-properties fo:break-before="auto" style:column-width="0.529166666666667cm"/>
    </style:style>
    <style:style style:name="co19" style:family="table-column">
      <style:table-column-properties fo:break-before="auto" style:column-width="0.502708333333333cm"/>
    </style:style>
    <style:style style:name="co20" style:family="table-column">
      <style:table-column-properties fo:break-before="auto" style:column-width="7.80520833333333cm"/>
    </style:style>
    <style:style style:name="co21" style:family="table-column">
      <style:table-column-properties fo:break-before="auto" style:column-width="6.56166666666667cm"/>
    </style:style>
    <style:style style:name="co22" style:family="table-column">
      <style:table-column-properties fo:break-before="auto" style:column-width="0.635cm"/>
    </style:style>
    <style:style style:name="co23" style:family="table-column">
      <style:table-column-properties fo:break-before="auto" style:column-width="3.94229166666667cm"/>
    </style:style>
    <style:style style:name="co24" style:family="table-column">
      <style:table-column-properties fo:break-before="auto" style:column-width="0.3175cm" style:use-optimal-column-width="true"/>
    </style:style>
    <style:style style:name="co25" style:family="table-column">
      <style:table-column-properties fo:break-before="auto" style:column-width="1.24354166666667cm" style:use-optimal-column-width="true"/>
    </style:style>
    <style:style style:name="co26" style:family="table-column">
      <style:table-column-properties fo:break-before="auto" style:column-width="0.370416666666667cm" style:use-optimal-column-width="true"/>
    </style:style>
    <style:style style:name="co27" style:family="table-column">
      <style:table-column-properties fo:break-before="auto" style:column-width="8.12270833333333cm"/>
    </style:style>
    <style:style style:name="co28" style:family="table-column">
      <style:table-column-properties fo:break-before="auto" style:column-width="6.72041666666667cm"/>
    </style:style>
    <style:style style:name="co29" style:family="table-column">
      <style:table-column-properties fo:break-before="auto" style:column-width="0.608541666666667cm" style:use-optimal-column-width="true"/>
    </style:style>
    <style:style style:name="co30" style:family="table-column">
      <style:table-column-properties fo:break-before="auto" style:column-width="7.17020833333333cm" style:use-optimal-column-width="true"/>
    </style:style>
    <style:style style:name="co31" style:family="table-column">
      <style:table-column-properties fo:break-before="auto" style:column-width="0.449791666666667cm" style:use-optimal-column-width="true"/>
    </style:style>
    <style:style style:name="co32" style:family="table-column">
      <style:table-column-properties fo:break-before="auto" style:column-width="6.111875cm" style:use-optimal-column-width="true"/>
    </style:style>
    <style:style style:name="co33" style:family="table-column">
      <style:table-column-properties fo:break-before="auto" style:column-width="0.502708333333333cm" style:use-optimal-column-width="true"/>
    </style:style>
    <style:style style:name="co34" style:family="table-column">
      <style:table-column-properties fo:break-before="auto" style:column-width="8.36083333333333cm" style:use-optimal-column-width="true"/>
    </style:style>
    <style:style style:name="co35" style:family="table-column">
      <style:table-column-properties fo:break-before="auto" style:column-width="3.94229166666667cm" style:use-optimal-column-width="true"/>
    </style:style>
    <style:style style:name="co36" style:family="table-column">
      <style:table-column-properties fo:break-before="auto" style:column-width="6.588125cm"/>
    </style:style>
    <style:style style:name="co37" style:family="table-column">
      <style:table-column-properties fo:break-before="auto" style:column-width="5.688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ON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temName</text:p>
          </table:table-cell>
          <table:table-cell office:value-type="string" table:style-name="ce2">
            <text:p>ItemNameEN</text:p>
          </table:table-cell>
          <table:table-cell office:value-type="string" table:style-name="ce2">
            <text:p>Boss</text:p>
          </table:table-cell>
          <table:table-cell office:value-type="string" table:style-name="ce2">
            <text:p>Clas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Krone des Netherwinds</text:p>
          </table:table-cell>
          <table:table-cell office:value-type="string" table:style-name="ce3">
            <text:p>Netherwind Crown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iligenschein der Erhabenheit</text:p>
          </table:table-cell>
          <table:table-cell office:value-type="string" table:style-name="ce3">
            <text:p>Halo of Transcendence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Prie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chädelkappe der Nemesis</text:p>
          </table:table-cell>
          <table:table-cell office:value-type="string" table:style-name="ce3">
            <text:p>Nemesis Skullcap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Warlock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urmgrimms Bedeckung</text:p>
          </table:table-cell>
          <table:table-cell office:value-type="string" table:style-name="ce3">
            <text:p>Stormrage Cover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Dru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lutfangkapuze</text:p>
          </table:table-cell>
          <table:table-cell office:value-type="string" table:style-name="ce3">
            <text:p>Bloodfang Hood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Rog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lm des Drachenjägers</text:p>
          </table:table-cell>
          <table:table-cell office:value-type="string" table:style-name="ce3">
            <text:p>Dragonstalker''s Helm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Hun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lm der zehn Stürme</text:p>
          </table:table-cell>
          <table:table-cell office:value-type="string" table:style-name="ce3">
            <text:p>Helmet of Ten Storms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Shama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lm des Zorns</text:p>
          </table:table-cell>
          <table:table-cell office:value-type="string" table:style-name="ce3">
            <text:p>Helm of Wrath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Warri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Krone des Richturteils</text:p>
          </table:table-cell>
          <table:table-cell office:value-type="string" table:style-name="ce3">
            <text:p>Judgement Crown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Paladi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hne eines ausgewachsenen schwarzen Drachen</text:p>
          </table:table-cell>
          <table:table-cell office:value-type="string" table:style-name="ce3">
            <text:p>Mature Black Dragon Sinew</text:p>
          </table:table-cell>
          <table:table-cell office:value-type="string" table:style-name="ce1">
            <text:p>Onyxia</text:p>
          </table:table-cell>
          <table:table-cell office:value-type="string" table:style-name="ce1">
            <text:p>Hun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apphirontuch</text:p>
          </table:table-cell>
          <table:table-cell office:value-type="string" table:style-name="ce3">
            <text:p>Sapphiron Drape</text:p>
          </table:table-cell>
          <table:table-cell office:value-type="string" table:style-name="ce1">
            <text:p>Onyxi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odesbringer</text:p>
          </table:table-cell>
          <table:table-cell office:value-type="string" table:style-name="ce3">
            <text:p>Deathbringer</text:p>
          </table:table-cell>
          <table:table-cell office:value-type="string" table:style-name="ce1">
            <text:p>Onyxi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Vis''kag der Blutvergiesser</text:p>
          </table:table-cell>
          <table:table-cell office:value-type="string" table:style-name="ce3">
            <text:p>Vis''kag the Bloodletter</text:p>
          </table:table-cell>
          <table:table-cell office:value-type="string" table:style-name="ce1">
            <text:p>Onyxi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auberfoliant des uralten Grundsteins</text:p>
          </table:table-cell>
          <table:table-cell office:value-type="string" table:style-name="ce3">
            <text:p>Ancient Cornerstone Grimoire</text:p>
          </table:table-cell>
          <table:table-cell office:value-type="string" table:style-name="ce1">
            <text:p>Onyxi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ing der Bindung</text:p>
          </table:table-cell>
          <table:table-cell office:value-type="string" table:style-name="ce3">
            <text:p>Ring of Binding</text:p>
          </table:table-cell>
          <table:table-cell office:value-type="string" table:style-name="ce1">
            <text:p>Onyx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litter der Schuppe</text:p>
          </table:table-cell>
          <table:table-cell office:value-type="string" table:style-name="ce3">
            <text:p>Shard of the Scale</text:p>
          </table:table-cell>
          <table:table-cell office:value-type="string" table:style-name="ce1">
            <text:p>Onyx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skhandars Halsband</text:p>
          </table:table-cell>
          <table:table-cell office:value-type="string" table:style-name="ce3">
            <text:p>Eskhandar''s Collar</text:p>
          </table:table-cell>
          <table:table-cell office:value-type="string" table:style-name="ce1">
            <text:p>Onyx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nyxias Kopf</text:p>
          </table:table-cell>
          <table:table-cell office:value-type="string" table:style-name="ce3">
            <text:p>Head of Onyxia</text:p>
          </table:table-cell>
          <table:table-cell office:value-type="string" table:style-name="ce1">
            <text:p>Onyxia</text:p>
          </table:table-cell>
          <table:table-cell table:number-columns-repeated="16381"/>
        </table:table-row>
        <table:table-row table:number-rows-repeated="1048556" table:style-name="ro2">
          <table:table-cell table:number-columns-repeated="16384"/>
        </table:table-row>
      </table:table>
      <table:table table:name="MC" table:style-name="ta2">
        <table:table-column table:style-name="co3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9" table:default-cell-style-name="ce1"/>
        <table:table-row table:style-name="ro1">
          <table:table-cell table:style-name="ce1"/>
          <table:table-cell office:value-type="string" table:style-name="ce2">
            <text:p>ItemName</text:p>
          </table:table-cell>
          <table:table-cell office:value-type="string" table:style-name="ce2">
            <text:p>ItemNameEN</text:p>
          </table:table-cell>
          <table:table-cell office:value-type="string" table:style-name="ce2">
            <text:p>Boss</text:p>
          </table:table-cell>
          <table:table-cell office:value-type="string" table:style-name="ce2">
            <text:p>Class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float" office:value="20001" table:style-name="ce1">
            <text:p>20001</text:p>
          </table:table-cell>
          <table:table-cell office:value-type="string" table:style-name="ce1">
            <text:p>Alte Kernlederhandschuhe</text:p>
          </table:table-cell>
          <table:table-cell office:value-type="string" table:style-name="ce3">
            <text:p>Aged Core Leather Gloves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02" table:style-name="ce1">
            <text:p>20002</text:p>
          </table:table-cell>
          <table:table-cell office:value-type="string" table:style-name="ce1">
            <text:p>Armreifen des Nachtmeuchlers</text:p>
          </table:table-cell>
          <table:table-cell office:value-type="string" table:style-name="ce3">
            <text:p>Nightslayer Bracelets</text:p>
          </table:table-cell>
          <table:table-cell office:value-type="float" office:value="12" table:style-name="ce4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003" table:style-name="ce1">
            <text:p>20003</text:p>
          </table:table-cell>
          <table:table-cell office:value-type="string" table:style-name="ce1">
            <text:p>Armschienen der Erdenwut</text:p>
          </table:table-cell>
          <table:table-cell office:value-type="string" table:style-name="ce3">
            <text:p>Earthfury Bracers</text:p>
          </table:table-cell>
          <table:table-cell office:value-type="float" office:value="12" table:style-name="ce4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004" table:style-name="ce1">
            <text:p>20004</text:p>
          </table:table-cell>
          <table:table-cell office:value-type="string" table:style-name="ce1">
            <text:p>Armschienen der Gerechtigkeit</text:p>
          </table:table-cell>
          <table:table-cell office:value-type="string" table:style-name="ce3">
            <text:p>Lawbringer Bracers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005" table:style-name="ce1">
            <text:p>20005</text:p>
          </table:table-cell>
          <table:table-cell office:value-type="string" table:style-name="ce1">
            <text:p>Armschienen der Macht</text:p>
          </table:table-cell>
          <table:table-cell office:value-type="string" table:style-name="ce3">
            <text:p>Bracers of Might</text:p>
          </table:table-cell>
          <table:table-cell office:value-type="float" office:value="12" table:style-name="ce4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006" table:style-name="ce1">
            <text:p>20006</text:p>
          </table:table-cell>
          <table:table-cell office:value-type="string" table:style-name="ce1">
            <text:p>Armschienen des Cenarius</text:p>
          </table:table-cell>
          <table:table-cell office:value-type="string" table:style-name="ce3">
            <text:p>Cenarion Bracers</text:p>
          </table:table-cell>
          <table:table-cell office:value-type="float" office:value="12" table:style-name="ce4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007" table:style-name="ce1">
            <text:p>20007</text:p>
          </table:table-cell>
          <table:table-cell office:value-type="string" table:style-name="ce1">
            <text:p>Armschienen des Riesenjägers</text:p>
          </table:table-cell>
          <table:table-cell office:value-type="string" table:style-name="ce3">
            <text:p>Giantstalker''s Bracers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008" table:style-name="ce1">
            <text:p>20008</text:p>
          </table:table-cell>
          <table:table-cell office:value-type="string" table:style-name="ce1">
            <text:p>Auge von Sulfuras</text:p>
          </table:table-cell>
          <table:table-cell office:value-type="string" table:style-name="ce3">
            <text:p>Eye of Sulfuras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09" table:style-name="ce1">
            <text:p>20009</text:p>
          </table:table-cell>
          <table:table-cell office:value-type="string" table:style-name="ce1">
            <text:p>Aurasteinhammer</text:p>
          </table:table-cell>
          <table:table-cell office:value-type="string" table:style-name="ce3">
            <text:p>Aurastone Hammer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10" table:style-name="ce1">
            <text:p>20010</text:p>
          </table:table-cell>
          <table:table-cell office:value-type="string" table:style-name="ce1">
            <text:p>Band der Ausbrennung</text:p>
          </table:table-cell>
          <table:table-cell office:value-type="string" table:style-name="ce3">
            <text:p>Cauterizing Band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11" table:style-name="ce1">
            <text:p>20011</text:p>
          </table:table-cell>
          <table:table-cell office:value-type="string" table:style-name="ce1">
            <text:p>Band von Accuria</text:p>
          </table:table-cell>
          <table:table-cell office:value-type="string" table:style-name="ce3">
            <text:p>Band of Accuria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12" table:style-name="ce1">
            <text:p>20012</text:p>
          </table:table-cell>
          <table:table-cell office:value-type="string" table:style-name="ce1">
            <text:p>Band von Sulfuras</text:p>
          </table:table-cell>
          <table:table-cell office:value-type="string" table:style-name="ce3">
            <text:p>Band of Sulfuras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13" table:style-name="ce1">
            <text:p>20013</text:p>
          </table:table-cell>
          <table:table-cell office:value-type="string" table:style-name="ce1">
            <text:p>Beinplatten der Gerechtigkeit</text:p>
          </table:table-cell>
          <table:table-cell office:value-type="string" table:style-name="ce3">
            <text:p>Lawbringer Legplates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014" table:style-name="ce1">
            <text:p>20014</text:p>
          </table:table-cell>
          <table:table-cell office:value-type="string" table:style-name="ce1">
            <text:p>Beinplatten der Macht</text:p>
          </table:table-cell>
          <table:table-cell office:value-type="string" table:style-name="ce3">
            <text:p>Legplates of Might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015" table:style-name="ce1">
            <text:p>20015</text:p>
          </table:table-cell>
          <table:table-cell office:value-type="string" table:style-name="ce1">
            <text:p>Beinplatten der zehn Stürme</text:p>
          </table:table-cell>
          <table:table-cell office:value-type="string" table:style-name="ce3">
            <text:p>Legplates of Ten Storms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016" table:style-name="ce1">
            <text:p>20016</text:p>
          </table:table-cell>
          <table:table-cell office:value-type="string" table:style-name="ce1">
            <text:p>Beinplatten des Richturteils</text:p>
          </table:table-cell>
          <table:table-cell office:value-type="string" table:style-name="ce3">
            <text:p>Judgement Legplates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017" table:style-name="ce1">
            <text:p>20017</text:p>
          </table:table-cell>
          <table:table-cell office:value-type="string" table:style-name="ce1">
            <text:p>Beinplatten des Zorns</text:p>
          </table:table-cell>
          <table:table-cell office:value-type="string" table:style-name="ce3">
            <text:p>Legplates of Wrath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018" table:style-name="ce1">
            <text:p>20018</text:p>
          </table:table-cell>
          <table:table-cell office:value-type="string" table:style-name="ce1">
            <text:p>Beinschützer der Erdenwut</text:p>
          </table:table-cell>
          <table:table-cell office:value-type="string" table:style-name="ce3">
            <text:p>Earthfury Legguards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019" table:style-name="ce1">
            <text:p>20019</text:p>
          </table:table-cell>
          <table:table-cell office:value-type="string" table:style-name="ce1">
            <text:p>Beinschützer des Drachenjägers</text:p>
          </table:table-cell>
          <table:table-cell office:value-type="string" table:style-name="ce3">
            <text:p>Dragonstalker''s Legguards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020" table:style-name="ce1">
            <text:p>20020</text:p>
          </table:table-cell>
          <table:table-cell office:value-type="string" table:style-name="ce1">
            <text:p>Bindungen des Arkanisten</text:p>
          </table:table-cell>
          <table:table-cell office:value-type="string" table:style-name="ce3">
            <text:p>Arcanist Bindings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021" table:style-name="ce1">
            <text:p>20021</text:p>
          </table:table-cell>
          <table:table-cell office:value-type="string" table:style-name="ce1">
            <text:p>Blasterwerfer</text:p>
          </table:table-cell>
          <table:table-cell office:value-type="string" table:style-name="ce3">
            <text:p>Blastershot Launcher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22" table:style-name="ce1">
            <text:p>20022</text:p>
          </table:table-cell>
          <table:table-cell office:value-type="string" table:style-name="ce1">
            <text:p>Blutfanghose</text:p>
          </table:table-cell>
          <table:table-cell office:value-type="string" table:style-name="ce3">
            <text:p>Bloodfang Pants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023" table:style-name="ce1">
            <text:p>20023</text:p>
          </table:table-cell>
          <table:table-cell office:value-type="string" table:style-name="ce1">
            <text:p>Brandwachenschultern</text:p>
          </table:table-cell>
          <table:table-cell office:value-type="string" table:style-name="ce3">
            <text:p>Fireguard Shoulders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24" table:style-name="ce1">
            <text:p>20024</text:p>
          </table:table-cell>
          <table:table-cell office:value-type="string" table:style-name="ce1">
            <text:p>Brustharnisch des Nachtmeuchlers</text:p>
          </table:table-cell>
          <table:table-cell office:value-type="string" table:style-name="ce3">
            <text:p>Nightslayer Chestpiece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025" table:style-name="ce1">
            <text:p>20025</text:p>
          </table:table-cell>
          <table:table-cell office:value-type="string" table:style-name="ce1">
            <text:p>Brustplatte der Macht</text:p>
          </table:table-cell>
          <table:table-cell office:value-type="string" table:style-name="ce3">
            <text:p>Breastplate of Might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026" table:style-name="ce1">
            <text:p>20026</text:p>
          </table:table-cell>
          <table:table-cell office:value-type="string" table:style-name="ce1">
            <text:p>Brustplatte des Riesenjägers</text:p>
          </table:table-cell>
          <table:table-cell office:value-type="string" table:style-name="ce3">
            <text:p>Giantstalker''s Breastplate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027" table:style-name="ce1">
            <text:p>20027</text:p>
          </table:table-cell>
          <table:table-cell office:value-type="string" table:style-name="ce1">
            <text:p>Brustschutz der Gerechtigkeit</text:p>
          </table:table-cell>
          <table:table-cell office:value-type="string" table:style-name="ce3">
            <text:p>Lawbringer Chestguard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028" table:style-name="ce1">
            <text:p>20028</text:p>
          </table:table-cell>
          <table:table-cell office:value-type="string" table:style-name="ce1">
            <text:p>Das Auge der Offenbarung</text:p>
          </table:table-cell>
          <table:table-cell office:value-type="string" table:style-name="ce3">
            <text:p>The Eye of Divinity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029" table:style-name="ce1">
            <text:p>20029</text:p>
          </table:table-cell>
          <table:table-cell office:value-type="string" table:style-name="ce1">
            <text:p>Drachenblutcape</text:p>
          </table:table-cell>
          <table:table-cell office:value-type="string" table:style-name="ce3">
            <text:p>Dragon''s Blood Cape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0" table:style-name="ce1">
            <text:p>20030</text:p>
          </table:table-cell>
          <table:table-cell office:value-type="string" table:style-name="ce1">
            <text:p>Drillbohrerscheibe</text:p>
          </table:table-cell>
          <table:table-cell office:value-type="string" table:style-name="ce3">
            <text:p>Drillborer Disk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1" table:style-name="ce1">
            <text:p>20031</text:p>
          </table:table-cell>
          <table:table-cell office:value-type="string" table:style-name="ce1">
            <text:p>Erderschütterer</text:p>
          </table:table-cell>
          <table:table-cell office:value-type="string" table:style-name="ce3">
            <text:p>Earthshaker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2" table:style-name="ce1">
            <text:p>20032</text:p>
          </table:table-cell>
          <table:table-cell office:value-type="string" table:style-name="ce1">
            <text:p>Eskhandars rechte Klaue</text:p>
          </table:table-cell>
          <table:table-cell office:value-type="string" table:style-name="ce3">
            <text:p>Eskhandar''s Right Claw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3" table:style-name="ce1">
            <text:p>20033</text:p>
          </table:table-cell>
          <table:table-cell office:value-type="string" table:style-name="ce1">
            <text:p>Essenz der reinen Flamme</text:p>
          </table:table-cell>
          <table:table-cell office:value-type="string" table:style-name="ce3">
            <text:p>Essence of the Pure Flame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4" table:style-name="ce1">
            <text:p>20034</text:p>
          </table:table-cell>
          <table:table-cell office:value-type="string" table:style-name="ce1">
            <text:p>Fesseln des Windsucher (links)</text:p>
          </table:table-cell>
          <table:table-cell office:value-type="string" table:style-name="ce3">
            <text:p>Bindings of the Windseeker (l)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5" table:style-name="ce1">
            <text:p>20035</text:p>
          </table:table-cell>
          <table:table-cell office:value-type="string" table:style-name="ce1">
            <text:p>Fesseln des Windsuchers (rechts)</text:p>
          </table:table-cell>
          <table:table-cell office:value-type="string" table:style-name="ce3">
            <text:p>Bindings of the Windseeker (r)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6" table:style-name="ce1">
            <text:p>20036</text:p>
          </table:table-cell>
          <table:table-cell office:value-type="string" table:style-name="ce1">
            <text:p>Feuerfester Umhang</text:p>
          </table:table-cell>
          <table:table-cell office:value-type="string" table:style-name="ce3">
            <text:p>Fireproof Cloak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7" table:style-name="ce1">
            <text:p>20037</text:p>
          </table:table-cell>
          <table:table-cell office:value-type="string" table:style-name="ce1">
            <text:p>Feuerrunenverzierter Zauberfoliant</text:p>
          </table:table-cell>
          <table:table-cell office:value-type="string" table:style-name="ce3">
            <text:p>Fire Runed Grimoire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8" table:style-name="ce1">
            <text:p>20038</text:p>
          </table:table-cell>
          <table:table-cell office:value-type="string" table:style-name="ce1">
            <text:p>Feuerschuppenbeinplatten</text:p>
          </table:table-cell>
          <table:table-cell office:value-type="string" table:style-name="ce3">
            <text:p>Flamewaker Legplates</text:p>
          </table:table-cell>
          <table:table-cell office:value-type="string" table:style-name="ce4">
            <text:p>2, 3, 4, 5, 6, 7, 8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39" table:style-name="ce1">
            <text:p>20039</text:p>
          </table:table-cell>
          <table:table-cell office:value-type="string" table:style-name="ce1">
            <text:p>Finkles Lavagreifer</text:p>
          </table:table-cell>
          <table:table-cell office:value-type="string" table:style-name="ce3">
            <text:p>Finkle''s Lava Dredger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40" table:style-name="ce1">
            <text:p>20040</text:p>
          </table:table-cell>
          <table:table-cell office:value-type="string" table:style-name="ce1">
            <text:p>Flammenwächterstulpen</text:p>
          </table:table-cell>
          <table:table-cell office:value-type="string" table:style-name="ce3">
            <text:p>Flameguard Gauntlets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41" table:style-name="ce1">
            <text:p>20041</text:p>
          </table:table-cell>
          <table:table-cell office:value-type="string" table:style-name="ce1">
            <text:p>Gamaschen der Erhabenheit</text:p>
          </table:table-cell>
          <table:table-cell office:value-type="string" table:style-name="ce3">
            <text:p>Leggings of Transcendence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042" table:style-name="ce1">
            <text:p>20042</text:p>
          </table:table-cell>
          <table:table-cell office:value-type="string" table:style-name="ce1">
            <text:p>Gamaschen der Nemesis</text:p>
          </table:table-cell>
          <table:table-cell office:value-type="string" table:style-name="ce3">
            <text:p>Nemesis Leggings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043" table:style-name="ce1">
            <text:p>20043</text:p>
          </table:table-cell>
          <table:table-cell office:value-type="string" table:style-name="ce1">
            <text:p>Gamaschen des Arkanisten</text:p>
          </table:table-cell>
          <table:table-cell office:value-type="string" table:style-name="ce3">
            <text:p>Arcanist Leggings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044" table:style-name="ce1">
            <text:p>20044</text:p>
          </table:table-cell>
          <table:table-cell office:value-type="string" table:style-name="ce1">
            <text:p>Gamaschen des Cenarius</text:p>
          </table:table-cell>
          <table:table-cell office:value-type="string" table:style-name="ce3">
            <text:p>Cenarion Leggings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045" table:style-name="ce1">
            <text:p>20045</text:p>
          </table:table-cell>
          <table:table-cell office:value-type="string" table:style-name="ce1">
            <text:p>Gamaschen des Manasturms</text:p>
          </table:table-cell>
          <table:table-cell office:value-type="string" table:style-name="ce3">
            <text:p>Manastorm Leggings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46" table:style-name="ce1">
            <text:p>20046</text:p>
          </table:table-cell>
          <table:table-cell office:value-type="string" table:style-name="ce1">
            <text:p>Gewand der Erdenwut</text:p>
          </table:table-cell>
          <table:table-cell office:value-type="string" table:style-name="ce3">
            <text:p>Earthfury Vestments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047" table:style-name="ce1">
            <text:p>20047</text:p>
          </table:table-cell>
          <table:table-cell office:value-type="string" table:style-name="ce1">
            <text:p>Gewand des Cenarius</text:p>
          </table:table-cell>
          <table:table-cell office:value-type="string" table:style-name="ce3">
            <text:p>Cenarion Vestments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048" table:style-name="ce1">
            <text:p>20048</text:p>
          </table:table-cell>
          <table:table-cell office:value-type="string" table:style-name="ce1">
            <text:p>Gurt der Prophezeiung</text:p>
          </table:table-cell>
          <table:table-cell office:value-type="string" table:style-name="ce3">
            <text:p>Girdle of Prophecy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049" table:style-name="ce1">
            <text:p>20049</text:p>
          </table:table-cell>
          <table:table-cell office:value-type="string" table:style-name="ce1">
            <text:p>Gurt des Ansturms</text:p>
          </table:table-cell>
          <table:table-cell office:value-type="string" table:style-name="ce3">
            <text:p>Onslaught Girdle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50" table:style-name="ce1">
            <text:p>20050</text:p>
          </table:table-cell>
          <table:table-cell office:value-type="string" table:style-name="ce1">
            <text:p>Gürtel der Erdenwut</text:p>
          </table:table-cell>
          <table:table-cell office:value-type="string" table:style-name="ce3">
            <text:p>Earthfury Belt</text:p>
          </table:table-cell>
          <table:table-cell office:value-type="float" office:value="12" table:style-name="ce4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051" table:style-name="ce1">
            <text:p>20051</text:p>
          </table:table-cell>
          <table:table-cell office:value-type="string" table:style-name="ce1">
            <text:p>Gürtel der Gerechtigkeit</text:p>
          </table:table-cell>
          <table:table-cell office:value-type="string" table:style-name="ce3">
            <text:p>Lawbringer Belt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052" table:style-name="ce1">
            <text:p>20052</text:p>
          </table:table-cell>
          <table:table-cell office:value-type="string" table:style-name="ce1">
            <text:p>Gürtel der Macht</text:p>
          </table:table-cell>
          <table:table-cell office:value-type="string" table:style-name="ce3">
            <text:p>Belt of Might</text:p>
          </table:table-cell>
          <table:table-cell office:value-type="float" office:value="12" table:style-name="ce4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053" table:style-name="ce1">
            <text:p>20053</text:p>
          </table:table-cell>
          <table:table-cell office:value-type="string" table:style-name="ce1">
            <text:p>Gürtel des Arkanisten</text:p>
          </table:table-cell>
          <table:table-cell office:value-type="string" table:style-name="ce3">
            <text:p>Arcanist Belt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054" table:style-name="ce1">
            <text:p>20054</text:p>
          </table:table-cell>
          <table:table-cell office:value-type="string" table:style-name="ce1">
            <text:p>Gürtel des Cenarius</text:p>
          </table:table-cell>
          <table:table-cell office:value-type="string" table:style-name="ce3">
            <text:p>Cenarion Belt</text:p>
          </table:table-cell>
          <table:table-cell office:value-type="float" office:value="12" table:style-name="ce4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055" table:style-name="ce1">
            <text:p>20055</text:p>
          </table:table-cell>
          <table:table-cell office:value-type="string" table:style-name="ce1">
            <text:p>Gürtel des Nachtmeuchlers</text:p>
          </table:table-cell>
          <table:table-cell office:value-type="string" table:style-name="ce3">
            <text:p>Nightslayer Belt</text:p>
          </table:table-cell>
          <table:table-cell office:value-type="float" office:value="12" table:style-name="ce4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056" table:style-name="ce1">
            <text:p>20056</text:p>
          </table:table-cell>
          <table:table-cell office:value-type="string" table:style-name="ce1">
            <text:p>Gürtel des Riesenjägers</text:p>
          </table:table-cell>
          <table:table-cell office:value-type="string" table:style-name="ce3">
            <text:p>Giantstalker''s Belt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057" table:style-name="ce1">
            <text:p>20057</text:p>
          </table:table-cell>
          <table:table-cell office:value-type="string" table:style-name="ce1">
            <text:p>Halsschmuck der Erleuchtung</text:p>
          </table:table-cell>
          <table:table-cell office:value-type="string" table:style-name="ce3">
            <text:p>Choker of Enlightenment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58" table:style-name="ce1">
            <text:p>20058</text:p>
          </table:table-cell>
          <table:table-cell office:value-type="string" table:style-name="ce1">
            <text:p>Halsschmuck des Feuerlords</text:p>
          </table:table-cell>
          <table:table-cell office:value-type="string" table:style-name="ce3">
            <text:p>Choker of the Fire Lord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59" table:style-name="ce1">
            <text:p>20059</text:p>
          </table:table-cell>
          <table:table-cell office:value-type="string" table:style-name="ce1">
            <text:p>Handgelenkschutz der Stabilität</text:p>
          </table:table-cell>
          <table:table-cell office:value-type="string" table:style-name="ce3">
            <text:p>Wristguards of Stability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60" table:style-name="ce1">
            <text:p>20060</text:p>
          </table:table-cell>
          <table:table-cell office:value-type="string" table:style-name="ce1">
            <text:p>Handgelenkschutz des wahren Flugs</text:p>
          </table:table-cell>
          <table:table-cell office:value-type="string" table:style-name="ce3">
            <text:p>Wristguards of True Flight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61" table:style-name="ce1">
            <text:p>20061</text:p>
          </table:table-cell>
          <table:table-cell office:value-type="string" table:style-name="ce1">
            <text:p>Handschuhe der hypnotischen Flamme</text:p>
          </table:table-cell>
          <table:table-cell office:value-type="string" table:style-name="ce3">
            <text:p>Gloves of the Hypnotic Flame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62" table:style-name="ce1">
            <text:p>20062</text:p>
          </table:table-cell>
          <table:table-cell office:value-type="string" table:style-name="ce1">
            <text:p>Handschuhe der Prophezeiung</text:p>
          </table:table-cell>
          <table:table-cell office:value-type="string" table:style-name="ce3">
            <text:p>Gloves of Prophecy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063" table:style-name="ce1">
            <text:p>20063</text:p>
          </table:table-cell>
          <table:table-cell office:value-type="string" table:style-name="ce1">
            <text:p>Handschuhe des Arkanisten</text:p>
          </table:table-cell>
          <table:table-cell office:value-type="string" table:style-name="ce3">
            <text:p>Arcanist Gloves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064" table:style-name="ce1">
            <text:p>20064</text:p>
          </table:table-cell>
          <table:table-cell office:value-type="string" table:style-name="ce1">
            <text:p>Handschuhe des Cenarius</text:p>
          </table:table-cell>
          <table:table-cell office:value-type="string" table:style-name="ce3">
            <text:p>Cenarion Gloves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065" table:style-name="ce1">
            <text:p>20065</text:p>
          </table:table-cell>
          <table:table-cell office:value-type="string" table:style-name="ce1">
            <text:p>Handschuhe des Nachtmeuchlers</text:p>
          </table:table-cell>
          <table:table-cell office:value-type="string" table:style-name="ce3">
            <text:p>Nightslayer Glove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066" table:style-name="ce1">
            <text:p>20066</text:p>
          </table:table-cell>
          <table:table-cell office:value-type="string" table:style-name="ce1">
            <text:p>Handschuhe des Riesenjägers</text:p>
          </table:table-cell>
          <table:table-cell office:value-type="string" table:style-name="ce3">
            <text:p>Giantstalker''s Gloves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067" table:style-name="ce1">
            <text:p>20067</text:p>
          </table:table-cell>
          <table:table-cell office:value-type="string" table:style-name="ce1">
            <text:p>Helm der Erdenwut</text:p>
          </table:table-cell>
          <table:table-cell office:value-type="string" table:style-name="ce3">
            <text:p>Earthfury Helmet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068" table:style-name="ce1">
            <text:p>20068</text:p>
          </table:table-cell>
          <table:table-cell office:value-type="string" table:style-name="ce1">
            <text:p>Helm der Gerechtigkeit</text:p>
          </table:table-cell>
          <table:table-cell office:value-type="string" table:style-name="ce3">
            <text:p>Lawbringer Helm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069" table:style-name="ce1">
            <text:p>20069</text:p>
          </table:table-cell>
          <table:table-cell office:value-type="string" table:style-name="ce1">
            <text:p>Helm der Macht</text:p>
          </table:table-cell>
          <table:table-cell office:value-type="string" table:style-name="ce3">
            <text:p>Helm of Might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070" table:style-name="ce1">
            <text:p>20070</text:p>
          </table:table-cell>
          <table:table-cell office:value-type="string" table:style-name="ce1">
            <text:p>Helm des Cenarius</text:p>
          </table:table-cell>
          <table:table-cell office:value-type="string" table:style-name="ce3">
            <text:p>Cenarion Helm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071" table:style-name="ce1">
            <text:p>20071</text:p>
          </table:table-cell>
          <table:table-cell office:value-type="string" table:style-name="ce1">
            <text:p>Helm des Lebensspenders</text:p>
          </table:table-cell>
          <table:table-cell office:value-type="string" table:style-name="ce3">
            <text:p>Helm of the Lifegiver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72" table:style-name="ce1">
            <text:p>20072</text:p>
          </table:table-cell>
          <table:table-cell office:value-type="string" table:style-name="ce1">
            <text:p>Helm des Riesenjägers</text:p>
          </table:table-cell>
          <table:table-cell office:value-type="string" table:style-name="ce3">
            <text:p>Giantstalker''s Helmet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073" table:style-name="ce1">
            <text:p>20073</text:p>
          </table:table-cell>
          <table:table-cell office:value-type="string" table:style-name="ce1">
            <text:p>Hose der Prophezeiung</text:p>
          </table:table-cell>
          <table:table-cell office:value-type="string" table:style-name="ce3">
            <text:p>Pants of Prophecy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074" table:style-name="ce1">
            <text:p>20074</text:p>
          </table:table-cell>
          <table:table-cell office:value-type="string" table:style-name="ce1">
            <text:p>Hose des Nachtmeuchlers</text:p>
          </table:table-cell>
          <table:table-cell office:value-type="string" table:style-name="ce3">
            <text:p>Nightslayer Pants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075" table:style-name="ce1">
            <text:p>20075</text:p>
          </table:table-cell>
          <table:table-cell office:value-type="string" table:style-name="ce1">
            <text:p>Hose des Netherwinds</text:p>
          </table:table-cell>
          <table:table-cell office:value-type="string" table:style-name="ce3">
            <text:p>Netherwind Pants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076" table:style-name="ce1">
            <text:p>20076</text:p>
          </table:table-cell>
          <table:table-cell office:value-type="string" table:style-name="ce1">
            <text:p>Hose des Riesenjägers</text:p>
          </table:table-cell>
          <table:table-cell office:value-type="string" table:style-name="ce3">
            <text:p>Giantstalker''s Leggings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077" table:style-name="ce1">
            <text:p>20077</text:p>
          </table:table-cell>
          <table:table-cell office:value-type="string" table:style-name="ce1">
            <text:p>Im Kern geschmiedete Schienbeinschützer</text:p>
          </table:table-cell>
          <table:table-cell office:value-type="string" table:style-name="ce3">
            <text:p>Core Forged Greaves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78" table:style-name="ce1">
            <text:p>20078</text:p>
          </table:table-cell>
          <table:table-cell office:value-type="string" table:style-name="ce1">
            <text:p>Kernhundzahn</text:p>
          </table:table-cell>
          <table:table-cell office:value-type="string" table:style-name="ce3">
            <text:p>Core Hound Tooth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79" table:style-name="ce1">
            <text:p>20079</text:p>
          </table:table-cell>
          <table:table-cell office:value-type="string" table:style-name="ce1">
            <text:p>Klinge des Verderbens</text:p>
          </table:table-cell>
          <table:table-cell office:value-type="string" table:style-name="ce3">
            <text:p>Perdition''s Blade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80" table:style-name="ce1">
            <text:p>20080</text:p>
          </table:table-cell>
          <table:table-cell office:value-type="string" table:style-name="ce1">
            <text:p>Knochenhäschers Schneide</text:p>
          </table:table-cell>
          <table:table-cell office:value-type="string" table:style-name="ce3">
            <text:p>Bonereaver''s Edge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81" table:style-name="ce1">
            <text:p>20081</text:p>
          </table:table-cell>
          <table:table-cell office:value-type="string" table:style-name="ce1">
            <text:p>Kopfschutz des Nachtmeuchlers</text:p>
          </table:table-cell>
          <table:table-cell office:value-type="string" table:style-name="ce3">
            <text:p>Nightslayer Cover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082" table:style-name="ce1">
            <text:p>20082</text:p>
          </table:table-cell>
          <table:table-cell office:value-type="string" table:style-name="ce1">
            <text:p>Krone der Zerstörung</text:p>
          </table:table-cell>
          <table:table-cell office:value-type="string" table:style-name="ce3">
            <text:p>Crown of Destruction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83" table:style-name="ce1">
            <text:p>20083</text:p>
          </table:table-cell>
          <table:table-cell office:value-type="string" table:style-name="ce1">
            <text:p>Krone des Arkanisten</text:p>
          </table:table-cell>
          <table:table-cell office:value-type="string" table:style-name="ce3">
            <text:p>Arcanist Crown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084" table:style-name="ce1">
            <text:p>20084</text:p>
          </table:table-cell>
          <table:table-cell office:value-type="string" table:style-name="ce1">
            <text:p>Magierklinge des Azurlieds</text:p>
          </table:table-cell>
          <table:table-cell office:value-type="string" table:style-name="ce3">
            <text:p>Azuresong 2blade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85" table:style-name="ce1">
            <text:p>20085</text:p>
          </table:table-cell>
          <table:table-cell office:value-type="string" table:style-name="ce1">
            <text:p>Magmagehärtete Stiefel</text:p>
          </table:table-cell>
          <table:table-cell office:value-type="string" table:style-name="ce3">
            <text:p>Magma Tempered Boots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86" table:style-name="ce1">
            <text:p>20086</text:p>
          </table:table-cell>
          <table:table-cell office:value-type="string" table:style-name="ce1">
            <text:p>Mal des Schlägers</text:p>
          </table:table-cell>
          <table:table-cell office:value-type="string" table:style-name="ce3">
            <text:p>Striker''s Mark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87" table:style-name="ce1">
            <text:p>20087</text:p>
          </table:table-cell>
          <table:table-cell office:value-type="string" table:style-name="ce1">
            <text:p>Malistars Verteidiger</text:p>
          </table:table-cell>
          <table:table-cell office:value-type="string" table:style-name="ce3">
            <text:p>Malistar''s Defender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88" table:style-name="ce1">
            <text:p>20088</text:p>
          </table:table-cell>
          <table:table-cell office:value-type="string" table:style-name="ce1">
            <text:p>Mana entfachende Kordel</text:p>
          </table:table-cell>
          <table:table-cell office:value-type="string" table:style-name="ce3">
            <text:p>Mana Igniting Cord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89" table:style-name="ce1">
            <text:p>20089</text:p>
          </table:table-cell>
          <table:table-cell office:value-type="string" table:style-name="ce1">
            <text:p>Mantel der Prophezeiung</text:p>
          </table:table-cell>
          <table:table-cell office:value-type="string" table:style-name="ce3">
            <text:p>Mantle of Prophecy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090" table:style-name="ce1">
            <text:p>20090</text:p>
          </table:table-cell>
          <table:table-cell office:value-type="string" table:style-name="ce1">
            <text:p>Mantel des Arkanisten</text:p>
          </table:table-cell>
          <table:table-cell office:value-type="string" table:style-name="ce3">
            <text:p>Arcanist Mantle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091" table:style-name="ce1">
            <text:p>20091</text:p>
          </table:table-cell>
          <table:table-cell office:value-type="string" table:style-name="ce1">
            <text:p>Medaillon der beständigen Macht</text:p>
          </table:table-cell>
          <table:table-cell office:value-type="string" table:style-name="ce3">
            <text:p>Medallion of Steadfast Might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92" table:style-name="ce1">
            <text:p>20092</text:p>
          </table:table-cell>
          <table:table-cell office:value-type="string" table:style-name="ce1">
            <text:p>Purpurroter Schocker</text:p>
          </table:table-cell>
          <table:table-cell office:value-type="string" table:style-name="ce3">
            <text:p>Crimson Shocker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93" table:style-name="ce1">
            <text:p>20093</text:p>
          </table:table-cell>
          <table:table-cell office:value-type="string" table:style-name="ce1">
            <text:p>Räuderipper</text:p>
          </table:table-cell>
          <table:table-cell office:value-type="string" table:style-name="ce3">
            <text:p>Gutgore Ripper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94" table:style-name="ce1">
            <text:p>20094</text:p>
          </table:table-cell>
          <table:table-cell office:value-type="string" table:style-name="ce1">
            <text:p>Reif der Prophezeiung</text:p>
          </table:table-cell>
          <table:table-cell office:value-type="string" table:style-name="ce3">
            <text:p>Circlet of Prophecy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095" table:style-name="ce1">
            <text:p>20095</text:p>
          </table:table-cell>
          <table:table-cell office:value-type="string" table:style-name="ce1">
            <text:p>Ring der Zauberkraft</text:p>
          </table:table-cell>
          <table:table-cell office:value-type="string" table:style-name="ce3">
            <text:p>Ring of Spell Power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96" table:style-name="ce1">
            <text:p>20096</text:p>
          </table:table-cell>
          <table:table-cell office:value-type="string" table:style-name="ce1">
            <text:p>Ring des rasanten Schlags</text:p>
          </table:table-cell>
          <table:table-cell office:value-type="string" table:style-name="ce3">
            <text:p>Quick Strike Ring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97" table:style-name="ce1">
            <text:p>20097</text:p>
          </table:table-cell>
          <table:table-cell office:value-type="string" table:style-name="ce1">
            <text:p>Robe der flüchtigen Macht</text:p>
          </table:table-cell>
          <table:table-cell office:value-type="string" table:style-name="ce3">
            <text:p>Robe of Volatile Power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098" table:style-name="ce1">
            <text:p>20098</text:p>
          </table:table-cell>
          <table:table-cell office:value-type="string" table:style-name="ce1">
            <text:p>Roben der Prophezeiung</text:p>
          </table:table-cell>
          <table:table-cell office:value-type="string" table:style-name="ce3">
            <text:p>Robes of Prophecy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099" table:style-name="ce1">
            <text:p>20099</text:p>
          </table:table-cell>
          <table:table-cell office:value-type="string" table:style-name="ce1">
            <text:p>Roben des Arkanisten</text:p>
          </table:table-cell>
          <table:table-cell office:value-type="string" table:style-name="ce3">
            <text:p>Arcanist Robes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100" table:style-name="ce1">
            <text:p>20100</text:p>
          </table:table-cell>
          <table:table-cell office:value-type="string" table:style-name="ce1">
            <text:p>Rückgratschnitter</text:p>
          </table:table-cell>
          <table:table-cell office:value-type="string" table:style-name="ce3">
            <text:p>Spinal Reaper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01" table:style-name="ce1">
            <text:p>20101</text:p>
          </table:table-cell>
          <table:table-cell office:value-type="string" table:style-name="ce1">
            <text:p>Sabatons der Macht</text:p>
          </table:table-cell>
          <table:table-cell office:value-type="string" table:style-name="ce3">
            <text:p>Sabatons of Might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102" table:style-name="ce1">
            <text:p>20102</text:p>
          </table:table-cell>
          <table:table-cell office:value-type="string" table:style-name="ce1">
            <text:p>Sabatons des Flammenwandlers</text:p>
          </table:table-cell>
          <table:table-cell office:value-type="string" table:style-name="ce3">
            <text:p>Sabatons of the Flamewalker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03" table:style-name="ce1">
            <text:p>20103</text:p>
          </table:table-cell>
          <table:table-cell office:value-type="string" table:style-name="ce1">
            <text:p>Salamanderschuppengamaschen</text:p>
          </table:table-cell>
          <table:table-cell office:value-type="string" table:style-name="ce3">
            <text:p>Salamander Scale Pants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04" table:style-name="ce1">
            <text:p>20104</text:p>
          </table:table-cell>
          <table:table-cell office:value-type="string" table:style-name="ce1">
            <text:p>Scharfkantige Obsidianklinge</text:p>
          </table:table-cell>
          <table:table-cell office:value-type="string" table:style-name="ce3">
            <text:p>Obsidian Edged Blade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05" table:style-name="ce1">
            <text:p>20105</text:p>
          </table:table-cell>
          <table:table-cell office:value-type="string" table:style-name="ce1">
            <text:p>Schärpe der geflüsterten Geheimnisse</text:p>
          </table:table-cell>
          <table:table-cell office:value-type="string" table:style-name="ce3">
            <text:p>Sash of Whispered Secrets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06" table:style-name="ce1">
            <text:p>20106</text:p>
          </table:table-cell>
          <table:table-cell office:value-type="string" table:style-name="ce1">
            <text:p>Schattenschlag</text:p>
          </table:table-cell>
          <table:table-cell office:value-type="string" table:style-name="ce3">
            <text:p>Shadowstrike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07" table:style-name="ce1">
            <text:p>20107</text:p>
          </table:table-cell>
          <table:table-cell office:value-type="string" table:style-name="ce1">
            <text:p>Schiftung der Gerechtigkeit</text:p>
          </table:table-cell>
          <table:table-cell office:value-type="string" table:style-name="ce3">
            <text:p>Lawbringer Spaulders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108" table:style-name="ce1">
            <text:p>20108</text:p>
          </table:table-cell>
          <table:table-cell office:value-type="string" table:style-name="ce1">
            <text:p>Schiftung des Cenarius</text:p>
          </table:table-cell>
          <table:table-cell office:value-type="string" table:style-name="ce3">
            <text:p>Cenarion Spaulders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109" table:style-name="ce1">
            <text:p>20109</text:p>
          </table:table-cell>
          <table:table-cell office:value-type="string" table:style-name="ce1">
            <text:p>Schiftung des wilden Wachstums</text:p>
          </table:table-cell>
          <table:table-cell office:value-type="string" table:style-name="ce3">
            <text:p>Wild Growth Spaulders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10" table:style-name="ce1">
            <text:p>20110</text:p>
          </table:table-cell>
          <table:table-cell office:value-type="string" table:style-name="ce1">
            <text:p>Schulterklappen der Erdenwut</text:p>
          </table:table-cell>
          <table:table-cell office:value-type="string" table:style-name="ce3">
            <text:p>Earthfury Epaulets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111" table:style-name="ce1">
            <text:p>20111</text:p>
          </table:table-cell>
          <table:table-cell office:value-type="string" table:style-name="ce1">
            <text:p>Schulterklappen des Nachtmeuchlers</text:p>
          </table:table-cell>
          <table:table-cell office:value-type="string" table:style-name="ce3">
            <text:p>Nightslayer Shoulder Pads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112" table:style-name="ce1">
            <text:p>20112</text:p>
          </table:table-cell>
          <table:table-cell office:value-type="string" table:style-name="ce1">
            <text:p>Schulterklappen des Riesenjägers</text:p>
          </table:table-cell>
          <table:table-cell office:value-type="string" table:style-name="ce3">
            <text:p>Giantstalker''s Epaulets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113" table:style-name="ce1">
            <text:p>20113</text:p>
          </table:table-cell>
          <table:table-cell office:value-type="string" table:style-name="ce1">
            <text:p>Schulterstücke der Macht</text:p>
          </table:table-cell>
          <table:table-cell office:value-type="string" table:style-name="ce3">
            <text:p>Pauldrons of Might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114" table:style-name="ce1">
            <text:p>20114</text:p>
          </table:table-cell>
          <table:table-cell office:value-type="string" table:style-name="ce1">
            <text:p>Schwerer Dunkeleisenring</text:p>
          </table:table-cell>
          <table:table-cell office:value-type="string" table:style-name="ce3">
            <text:p>Heavy Dark Iron Ring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15" table:style-name="ce1">
            <text:p>20115</text:p>
          </table:table-cell>
          <table:table-cell office:value-type="string" table:style-name="ce1">
            <text:p>Siegel des Erzmagiers</text:p>
          </table:table-cell>
          <table:table-cell office:value-type="string" table:style-name="ce3">
            <text:p>Seal of the Archmagus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16" table:style-name="ce1">
            <text:p>20116</text:p>
          </table:table-cell>
          <table:table-cell office:value-type="string" table:style-name="ce1">
            <text:p>Splitter der Flamme</text:p>
          </table:table-cell>
          <table:table-cell office:value-type="string" table:style-name="ce3">
            <text:p>Shard of the Flame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17" table:style-name="ce1">
            <text:p>20117</text:p>
          </table:table-cell>
          <table:table-cell office:value-type="string" table:style-name="ce1">
            <text:p>Stab der Dominanz</text:p>
          </table:table-cell>
          <table:table-cell office:value-type="string" table:style-name="ce3">
            <text:p>Staff of Dominance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18" table:style-name="ce1">
            <text:p>20118</text:p>
          </table:table-cell>
          <table:table-cell office:value-type="string" table:style-name="ce1">
            <text:p>Stiefel der Erdenwut</text:p>
          </table:table-cell>
          <table:table-cell office:value-type="string" table:style-name="ce3">
            <text:p>Earthfury Boots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119" table:style-name="ce1">
            <text:p>20119</text:p>
          </table:table-cell>
          <table:table-cell office:value-type="string" table:style-name="ce1">
            <text:p>Stiefel der Gerechtigkeit</text:p>
          </table:table-cell>
          <table:table-cell office:value-type="string" table:style-name="ce3">
            <text:p>Lawbringer Boots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120" table:style-name="ce1">
            <text:p>20120</text:p>
          </table:table-cell>
          <table:table-cell office:value-type="string" table:style-name="ce1">
            <text:p>Stiefel der Prophezeiung</text:p>
          </table:table-cell>
          <table:table-cell office:value-type="string" table:style-name="ce3">
            <text:p>Boots of Prophecy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121" table:style-name="ce1">
            <text:p>20121</text:p>
          </table:table-cell>
          <table:table-cell office:value-type="string" table:style-name="ce1">
            <text:p>Stiefel des Arkanisten</text:p>
          </table:table-cell>
          <table:table-cell office:value-type="string" table:style-name="ce3">
            <text:p>Arcanist Boots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122" table:style-name="ce1">
            <text:p>20122</text:p>
          </table:table-cell>
          <table:table-cell office:value-type="string" table:style-name="ce1">
            <text:p>Stiefel des Cenarius</text:p>
          </table:table-cell>
          <table:table-cell office:value-type="string" table:style-name="ce3">
            <text:p>Cenarion Boots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123" table:style-name="ce1">
            <text:p>20123</text:p>
          </table:table-cell>
          <table:table-cell office:value-type="string" table:style-name="ce1">
            <text:p>Stiefel des Nachtmeuchlers</text:p>
          </table:table-cell>
          <table:table-cell office:value-type="string" table:style-name="ce3">
            <text:p>Nightslayer Boots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20124" table:style-name="ce1">
            <text:p>20124</text:p>
          </table:table-cell>
          <table:table-cell office:value-type="string" table:style-name="ce1">
            <text:p>Stiefel des Riesenjägers</text:p>
          </table:table-cell>
          <table:table-cell office:value-type="string" table:style-name="ce3">
            <text:p>Giantstalker''s Boots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125" table:style-name="ce1">
            <text:p>20125</text:p>
          </table:table-cell>
          <table:table-cell office:value-type="string" table:style-name="ce1">
            <text:p>Stulpen der Erdenwut</text:p>
          </table:table-cell>
          <table:table-cell office:value-type="string" table:style-name="ce3">
            <text:p>Earthfury Gauntlets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float" office:value="20126" table:style-name="ce1">
            <text:p>20126</text:p>
          </table:table-cell>
          <table:table-cell office:value-type="string" table:style-name="ce1">
            <text:p>Stulpen der Gerechtigkeit</text:p>
          </table:table-cell>
          <table:table-cell office:value-type="string" table:style-name="ce3">
            <text:p>Lawbringer Gauntlets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20127" table:style-name="ce1">
            <text:p>20127</text:p>
          </table:table-cell>
          <table:table-cell office:value-type="string" table:style-name="ce1">
            <text:p>Stulpen der Macht</text:p>
          </table:table-cell>
          <table:table-cell office:value-type="string" table:style-name="ce3">
            <text:p>Gauntlets of Might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float" office:value="20128" table:style-name="ce1">
            <text:p>20128</text:p>
          </table:table-cell>
          <table:table-cell office:value-type="string" table:style-name="ce1">
            <text:p>Sturmgrimms Beinschützer</text:p>
          </table:table-cell>
          <table:table-cell office:value-type="string" table:style-name="ce3">
            <text:p>Stormrage Legguards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20129" table:style-name="ce1">
            <text:p>20129</text:p>
          </table:table-cell>
          <table:table-cell office:value-type="string" table:style-name="ce1">
            <text:p>Sulfuronblock</text:p>
          </table:table-cell>
          <table:table-cell office:value-type="string" table:style-name="ce3">
            <text:p>Sulfuron Ingot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30" table:style-name="ce1">
            <text:p>20130</text:p>
          </table:table-cell>
          <table:table-cell office:value-type="string" table:style-name="ce1">
            <text:p>Talisman der ephemeren Macht</text:p>
          </table:table-cell>
          <table:table-cell office:value-type="string" table:style-name="ce3">
            <text:p>Talisman of Ephemeral Power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31" table:style-name="ce1">
            <text:p>20131</text:p>
          </table:table-cell>
          <table:table-cell office:value-type="string" table:style-name="ce1">
            <text:p>Teufelsherzarmschienen</text:p>
          </table:table-cell>
          <table:table-cell office:value-type="string" table:style-name="ce3">
            <text:p>Felheart Bracers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132" table:style-name="ce1">
            <text:p>20132</text:p>
          </table:table-cell>
          <table:table-cell office:value-type="string" table:style-name="ce1">
            <text:p>Teufelsherzgürtel</text:p>
          </table:table-cell>
          <table:table-cell office:value-type="string" table:style-name="ce3">
            <text:p>Felheart Belt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133" table:style-name="ce1">
            <text:p>20133</text:p>
          </table:table-cell>
          <table:table-cell office:value-type="string" table:style-name="ce1">
            <text:p>Teufelsherzhandschuhe</text:p>
          </table:table-cell>
          <table:table-cell office:value-type="string" table:style-name="ce3">
            <text:p>Felheart Gloves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134" table:style-name="ce1">
            <text:p>20134</text:p>
          </table:table-cell>
          <table:table-cell office:value-type="string" table:style-name="ce1">
            <text:p>Teufelsherzhörner</text:p>
          </table:table-cell>
          <table:table-cell office:value-type="string" table:style-name="ce3">
            <text:p>Felheart Horns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135" table:style-name="ce1">
            <text:p>20135</text:p>
          </table:table-cell>
          <table:table-cell office:value-type="string" table:style-name="ce1">
            <text:p>Teufelsherzhose</text:p>
          </table:table-cell>
          <table:table-cell office:value-type="string" table:style-name="ce3">
            <text:p>Felheart Pants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136" table:style-name="ce1">
            <text:p>20136</text:p>
          </table:table-cell>
          <table:table-cell office:value-type="string" table:style-name="ce1">
            <text:p>Teufelsherzroben</text:p>
          </table:table-cell>
          <table:table-cell office:value-type="string" table:style-name="ce3">
            <text:p>Felheart Robes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137" table:style-name="ce1">
            <text:p>20137</text:p>
          </table:table-cell>
          <table:table-cell office:value-type="string" table:style-name="ce1">
            <text:p>Teufelsherzschuhe</text:p>
          </table:table-cell>
          <table:table-cell office:value-type="string" table:style-name="ce3">
            <text:p>Felheart Slippers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138" table:style-name="ce1">
            <text:p>20138</text:p>
          </table:table-cell>
          <table:table-cell office:value-type="string" table:style-name="ce1">
            <text:p>Teufelsherzschulterpolster</text:p>
          </table:table-cell>
          <table:table-cell office:value-type="string" table:style-name="ce3">
            <text:p>Felheart Shoulder Pads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139" table:style-name="ce1">
            <text:p>20139</text:p>
          </table:table-cell>
          <table:table-cell office:value-type="string" table:style-name="ce1">
            <text:p>Tiefenerdschiftung</text:p>
          </table:table-cell>
          <table:table-cell office:value-type="string" table:style-name="ce3">
            <text:p>Deep Earth Spaulders</text:p>
          </table:table-cell>
          <table:table-cell office:value-type="string" table:style-name="ce4">
            <text:p>3, 5, 7, 9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40" table:style-name="ce1">
            <text:p>20140</text:p>
          </table:table-cell>
          <table:table-cell office:value-type="string" table:style-name="ce1">
            <text:p>Umhang der verhüllten Nebel</text:p>
          </table:table-cell>
          <table:table-cell office:value-type="string" table:style-name="ce3">
            <text:p>Cloak of the Shrouded Mists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41" table:style-name="ce1">
            <text:p>20141</text:p>
          </table:table-cell>
          <table:table-cell office:value-type="string" table:style-name="ce1">
            <text:p>Unbarmherzige Klinge</text:p>
          </table:table-cell>
          <table:table-cell office:value-type="string" table:style-name="ce3">
            <text:p>Brutality Blade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style-name="ro2">
          <table:table-cell office:value-type="float" office:value="20142" table:style-name="ce1">
            <text:p>20142</text:p>
          </table:table-cell>
          <table:table-cell office:value-type="string" table:style-name="ce1">
            <text:p>Unterarmschienen der Prophezeiung</text:p>
          </table:table-cell>
          <table:table-cell office:value-type="string" table:style-name="ce3">
            <text:p>Vambraces of Prophecy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0143" table:style-name="ce1">
            <text:p>20143</text:p>
          </table:table-cell>
          <table:table-cell office:value-type="string" table:style-name="ce1">
            <text:p>Uraltes versteinertes Blatt</text:p>
          </table:table-cell>
          <table:table-cell office:value-type="string" table:style-name="ce3">
            <text:p>Ancient Petrified Leaf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20144" table:style-name="ce1">
            <text:p>20144</text:p>
          </table:table-cell>
          <table:table-cell office:value-type="string" table:style-name="ce1">
            <text:p>Zauberdolch</text:p>
          </table:table-cell>
          <table:table-cell office:value-type="string" table:style-name="ce3">
            <text:p>Sorcerous Dagger</text:p>
          </table:table-cell>
          <table:table-cell office:value-type="string" table:style-name="ce4">
            <text:p>2, 4, 6, 8</text:p>
          </table:table-cell>
          <table:table-cell office:value-type="string" table:style-name="ce1">
            <text:p>-</text:p>
          </table:table-cell>
          <table:table-cell table:number-columns-repeated="16379"/>
        </table:table-row>
        <table:table-row table:number-rows-repeated="1048430" table:style-name="ro3">
          <table:table-cell table:number-columns-repeated="16384"/>
        </table:table-row>
      </table:table>
      <table:table table:name="BWL" table:style-name="ta1"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5" table:number-columns-repeated="16373" table:default-cell-style-name="ce1"/>
        <table:table-row table:style-name="ro1">
          <table:table-cell table:number-columns-repeated="3" table:style-name="ce1"/>
          <table:table-cell office:value-type="string" table:style-name="ce2">
            <text:p>ItemName</text:p>
          </table:table-cell>
          <table:table-cell table:style-name="ce2"/>
          <table:table-cell office:value-type="string" table:style-name="ce2">
            <text:p>ItemNameEN</text:p>
          </table:table-cell>
          <table:table-cell table:style-name="ce2"/>
          <table:table-cell office:value-type="string" table:style-name="ce2">
            <text:p>Boss</text:p>
          </table:table-cell>
          <table:table-cell office:value-type="string" table:style-name="ce2">
            <text:p>Class</text:p>
          </table:table-cell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1" table:style-name="ce1">
            <text:p>400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ngelistas Gespüh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ngelista''s Grasp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Razorg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ies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2" table:style-name="ce1">
            <text:p>400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shjre''thul, Armbrust der Pei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shjre''thul, Crossbow of Smiting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Vaelastrasz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3" table:style-name="ce1">
            <text:p>400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lutfangschulter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oodfang Spaulder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Lashlay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rloc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4" table:style-name="ce1">
            <text:p>400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Chromatische Stief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hromatic Boot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lameg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g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5" table:style-name="ce1">
            <text:p>400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Chromatisch gehärtetes Schwer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hromatically Tempered Sword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bonro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ruid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6" table:style-name="ce1">
            <text:p>400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laue von Chromaggu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aw of Chromaggu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rema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unt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7" table:style-name="ce1">
            <text:p>400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ftung des Drachenjäg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stalker''s Spaulder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hromaggu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ham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8" table:style-name="ce1">
            <text:p>400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lementiumverstärktes Bollwerk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lementium Reinforced Bulwark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efari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arrio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9" table:style-name="ce1">
            <text:p>400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lementiumdurchwirkter Umha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lementium Threaded Cloak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Tras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ad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0" table:style-name="ce1">
            <text:p>400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ergieerfüllte Gamas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mpowered Legging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1" table:style-name="ce1">
            <text:p>400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lterklappen der zehn Stür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paulets of Ten Storm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2" table:style-name="ce1">
            <text:p>400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urt des gefallenen Kreuzfahr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irdle of the Fallen Crusader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3" table:style-name="ce1">
            <text:p>400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ftung des Richturtei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Judgement Spaulder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4" table:style-name="ce1">
            <text:p>400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ftung der Nemes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mesis Spaulder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5" table:style-name="ce1">
            <text:p>400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ntel des Netherwin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therwind Mantle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6" table:style-name="ce1">
            <text:p>400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lterstücke der Erhabe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auldrons of Transcendence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7" table:style-name="ce1">
            <text:p>400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lterstücke des 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auldrons of Wrath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8" table:style-name="ce1">
            <text:p>400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kettelter Taillenschutz des Primalist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rimalist''s Linked Waistguard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9" table:style-name="ce1">
            <text:p>400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mmernde Geta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himmering Geta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0" table:style-name="ce1">
            <text:p>400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rmgrimms Schulterstück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ormrage Pauldron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1" table:style-name="ce1">
            <text:p>400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härtete Drachenlederhandschuh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aut Dragonhide Glove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2" table:style-name="ce1">
            <text:p>400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härtete Drachenlederschulterpolst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aut Dragonhide Shoulderpads</text:p>
          </table:table-cell>
          <table:table-cell office:value-type="string" table:style-name="ce1">
            <text:p>')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3" table:style-name="ce1">
            <text:p>400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egis der Bewahr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egis of Preservation</text:p>
          </table:table-cell>
          <table:table-cell office:value-type="string" table:style-name="ce1">
            <text:p>'),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4" table:style-name="ce1">
            <text:p>400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and der erzwungenen Konzentratio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and of Forced Concentration</text:p>
          </table:table-cell>
          <table:table-cell office:value-type="string" table:style-name="ce1">
            <text:p>')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5" table:style-name="ce1">
            <text:p>400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enodemhandkanon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breath Hand Cannon</text:p>
          </table:table-cell>
          <table:table-cell office:value-type="string" table:style-name="ce1">
            <text:p>')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6" table:style-name="ce1">
            <text:p>400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enzahntalisma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ke Fang Talisman</text:p>
          </table:table-cell>
          <table:table-cell office:value-type="string" table:style-name="ce1">
            <text:p>')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7" table:style-name="ce1">
            <text:p>400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benholzfarbene Flammenhandschuh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bony Flame Gloves</text:p>
          </table:table-cell>
          <table:table-cell office:value-type="string" table:style-name="ce1">
            <text:p>')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8" table:style-name="ce1">
            <text:p>400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lfurions gesegnetes Bollwerk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lfurion''s Blessed Bulwark</text:p>
          </table:table-cell>
          <table:table-cell office:value-type="string" table:style-name="ce1">
            <text:p>')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9" table:style-name="ce1">
            <text:p>400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lutfanghandschuh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oodfang Gloves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0" table:style-name="ce1">
            <text:p>400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s Drachenjäg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stalker''s Gauntlets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1" table:style-name="ce1">
            <text:p>4003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enkrallenbei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ke Talon Cleaver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2" table:style-name="ce1">
            <text:p>400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enkrallenschulterstück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ke Talon Pauldrons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3" table:style-name="ce1">
            <text:p>4003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r zehn Stür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Ten Storms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4" table:style-name="ce1">
            <text:p>400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s 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Wrath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5" table:style-name="ce1">
            <text:p>4003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ützer der Erhabe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andguards of Transcendence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6" table:style-name="ce1">
            <text:p>4003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s Richturtei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Judgement Gauntlets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7" table:style-name="ce1">
            <text:p>4003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r Nemes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mesis Gloves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8" table:style-name="ce1">
            <text:p>4003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s Netherwin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therwind Gloves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9" table:style-name="ce1">
            <text:p>4003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delstein der Verjüng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ejuvenating Gem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0" table:style-name="ce1">
            <text:p>400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Schwarzfe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Blackrock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1" table:style-name="ce1">
            <text:p>4004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okussierstab der Schattenschwing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hadow Wing Focus Staff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2" table:style-name="ce1">
            <text:p>400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rmgrimms Handschütz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ormrage Handguards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3" table:style-name="ce1">
            <text:p>4004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härteter Drachenledergürt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aut Dragonhide Belt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31, 32, 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4" table:style-name="ce1">
            <text:p>4004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warzaschenrob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ack Ash Robe</text:p>
          </table:table-cell>
          <table:table-cell office:value-type="string" table:style-name="ce1">
            <text:p>')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5" table:style-name="ce1">
            <text:p>4004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laue des Schwarzdra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aw of the Black Drake</text:p>
          </table:table-cell>
          <table:table-cell office:value-type="string" table:style-name="ce1">
            <text:p>')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6" table:style-name="ce1">
            <text:p>400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euerschwingens Umha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Firemaw</text:p>
          </table:table-cell>
          <table:table-cell office:value-type="string" table:style-name="ce1">
            <text:p>')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7" table:style-name="ce1">
            <text:p>4004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euerschwingens Griff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Firemaw''s Clutch</text:p>
          </table:table-cell>
          <table:table-cell office:value-type="string" table:style-name="ce1">
            <text:p>')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8" table:style-name="ce1">
            <text:p>400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inschützer des gefallenen Kreuzfahr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egguards of the Fallen Crusader</text:p>
          </table:table-cell>
          <table:table-cell office:value-type="string" table:style-name="ce1">
            <text:p>')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9" table:style-name="ce1">
            <text:p>4004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ristall der Naturverbunde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atural Alignment Crystal</text:p>
          </table:table-cell>
          <table:table-cell office:value-type="string" table:style-name="ce1">
            <text:p>'),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0" table:style-name="ce1">
            <text:p>400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kettelter Beinschützer des Primalist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rimalist''s Linked Legguards</text:p>
          </table:table-cell>
          <table:table-cell office:value-type="string" table:style-name="ce1">
            <text:p>')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1" table:style-name="ce1">
            <text:p>4005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llen des Blendenden Licht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crolls of Blinding Light</text:p>
          </table:table-cell>
          <table:table-cell office:value-type="string" table:style-name="ce1">
            <text:p>'),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2" table:style-name="ce1">
            <text:p>4005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reis der angewandten Mach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ircle of Applied Force</text:p>
          </table:table-cell>
          <table:table-cell office:value-type="string" table:style-name="ce1">
            <text:p>')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3" table:style-name="ce1">
            <text:p>400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rührung des Dra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''s Touch</text:p>
          </table:table-cell>
          <table:table-cell office:value-type="string" table:style-name="ce1">
            <text:p>')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4" table:style-name="ce1">
            <text:p>4005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andzwirngamas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mberweave Leggings</text:p>
          </table:table-cell>
          <table:table-cell office:value-type="string" table:style-name="ce1">
            <text:p>')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5" table:style-name="ce1">
            <text:p>4005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erold des Leid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erald of Woe</text:p>
          </table:table-cell>
          <table:table-cell office:value-type="string" table:style-name="ce1">
            <text:p>')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leier des reinen Gedank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hroud of Pure Thought</text:p>
          </table:table-cell>
          <table:table-cell office:value-type="string" table:style-name="ce1">
            <text:p>')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7" table:style-name="ce1">
            <text:p>400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yleens verhindernder Skarabäu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yleen''s Impeding Scarab</text:p>
          </table:table-cell>
          <table:table-cell office:value-type="string" table:style-name="ce1">
            <text:p>')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8" table:style-name="ce1">
            <text:p>4005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ltern der Schwarzen Bru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ack Brood Pauldrons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9" table:style-name="ce1">
            <text:p>4005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lutfangstief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oodfang Boots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0" table:style-name="ce1">
            <text:p>4006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r Erhabe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ranscendence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1" table:style-name="ce1">
            <text:p>4006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schienen der arkanen Präzisio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acers of Arcane Accuracy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2" table:style-name="ce1">
            <text:p>400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enbeinschützer des Drachenjäg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stalker''s Greaves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3" table:style-name="ce1">
            <text:p>4006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enbeinschützer der zehn Stür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reaves of Ten Storms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4" table:style-name="ce1">
            <text:p>4006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opf des Brutwächters Dreschbring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ead of the Broodlord Lashlayer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5" table:style-name="ce1">
            <text:p>400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erzensbrech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eartstriker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6" table:style-name="ce1">
            <text:p>4006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abatons des Richturtei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Judgement Sabatons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7" table:style-name="ce1">
            <text:p>4006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Lebensspendender Edelstei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ifegiving Gem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8" table:style-name="ce1">
            <text:p>400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ladath, Runenverzierte Klinge des schwarzen Drachenschwarm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ladath, Runed Blade of the Black Flight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9" table:style-name="ce1">
            <text:p>4006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r Nemes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mesis Boots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0" table:style-name="ce1">
            <text:p>4007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Netherwin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therwind Boots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1" table:style-name="ce1">
            <text:p>4007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abatons des 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abatons of Wrath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2" table:style-name="ce1">
            <text:p>4007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rmgrimms Stief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ormrage Boots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3" table:style-name="ce1">
            <text:p>4007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ifttotem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Venomous Totem</text:p>
          </table:table-cell>
          <table:table-cell office:value-type="string" table:style-name="ce1">
            <text:p>'),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4" table:style-name="ce1">
            <text:p>4007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chimtiros'' Ring der Abrechn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rchimtiros'' Ring of Reckoning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5" table:style-name="ce1">
            <text:p>400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shkandi, Grossschwert der Bruderschaf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shkandi, Greatsword of the Brotherhood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6" table:style-name="ce1">
            <text:p>4007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lutfangbrustharnisch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oodfang Chestpiece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7" table:style-name="ce1">
            <text:p>4007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r Schattenflam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Shadow Flame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8" table:style-name="ce1">
            <text:p>4007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rustplatte der zehn Stür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eastplate of Ten Storms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9" table:style-name="ce1">
            <text:p>4007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rustplatte des 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eastplate of Wrath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0" table:style-name="ce1">
            <text:p>4008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s Brutlor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the Brood Lord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1" table:style-name="ce1">
            <text:p>4008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Crul''shorukh, Schneide des Chao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rul''shorukh, Edge of Chaos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2" table:style-name="ce1">
            <text:p>4008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rustplatte des Drachenjäg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stalker''s Breastplate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3" table:style-name="ce1">
            <text:p>4008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opf von Nefaria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ead of Nefarian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4" table:style-name="ce1">
            <text:p>4008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rustplatte des Richturtei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Judgement Breastplate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5" table:style-name="ce1">
            <text:p>4008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Lok''amir il Romath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ok''amir il Romathis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6" table:style-name="ce1">
            <text:p>4008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ish''undare, Reif des Gedankenschind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ish''undare, Circlet of the Mind Flayer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7" table:style-name="ce1">
            <text:p>400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eltharions Trän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ltharion''s Tear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8" table:style-name="ce1">
            <text:p>4008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ben der Nemes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mesis Robes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9" table:style-name="ce1">
            <text:p>4008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ben des Netherwin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therwind Robes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0" table:style-name="ce1">
            <text:p>4009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Prestors Talisman der Verschwör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restor''s Talisman of Connivery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1" table:style-name="ce1">
            <text:p>4009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and aus reinem Elementium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ure Elementium Band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2" table:style-name="ce1">
            <text:p>4009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ben der Erhabe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obes of Transcendence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3" table:style-name="ce1">
            <text:p>4009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b der Schattenflam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aff of the Shadow Flame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4" table:style-name="ce1">
            <text:p>4009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rmgrimms Brustschutz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ormrage Chestguard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5" table:style-name="ce1">
            <text:p>4009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herazanes Zusammenhal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herazane''s Link</text:p>
          </table:table-cell>
          <table:table-cell office:value-type="string" table:style-name="ce1">
            <text:p>')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6" table:style-name="ce1">
            <text:p>4009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indungen der Erhabe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indings of Transcendence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7" table:style-name="ce1">
            <text:p>4009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lutfangarmschien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oodfang Bracers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8" table:style-name="ce1">
            <text:p>4009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reifen des 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acelets of Wrath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9" table:style-name="ce1">
            <text:p>4009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schienen der zehn Stür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acers of Ten Storms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0" table:style-name="ce1">
            <text:p>401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schienen des Drachenjäg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stalker''s Bracers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1" table:style-name="ce1">
            <text:p>401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r rapiden Evolutio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Rapid Evolution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2" table:style-name="ce1">
            <text:p>401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indungen des Richturtei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Judgement Bindings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3" table:style-name="ce1">
            <text:p>401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ntel der Pechschwingenkabal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ntle of the Blackwing Cabal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4" table:style-name="ce1">
            <text:p>401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schienen der Nemes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mesis Bracers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5" table:style-name="ce1">
            <text:p>401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indungen des Netherwin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therwind Bindings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6" table:style-name="ce1">
            <text:p>401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Wirbelsäulenbrech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pineshatter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7" table:style-name="ce1">
            <text:p>401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rmgrimms Armschien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ormrage Bracers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8" table:style-name="ce1">
            <text:p>401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as schwarze Buch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he Black Book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9" table:style-name="ce1">
            <text:p>401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ie ungezähmte Kling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he Untamed Blade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0" table:style-name="ce1">
            <text:p>401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delstein der arkanen Kraf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rcane Infused Gem</text:p>
          </table:table-cell>
          <table:table-cell office:value-type="string" table:style-name="ce1">
            <text:p>'),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1" table:style-name="ce1">
            <text:p>401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and der dunklen Herrschaf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and of Dark Dominion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2" table:style-name="ce1">
            <text:p>401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reinen Gedank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Pure Thought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3" table:style-name="ce1">
            <text:p>401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r drachischen Mach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Draconic Might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4" table:style-name="ce1">
            <text:p>401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neide der Verdammn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oom''s Edge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5" table:style-name="ce1">
            <text:p>401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ischer Räch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conic Avenger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6" table:style-name="ce1">
            <text:p>401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ischer Schläg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conic Maul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7" table:style-name="ce1">
            <text:p>401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ssenzsamml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ssence Gatherer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8" table:style-name="ce1">
            <text:p>401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flochtener Schattenwam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Interlaced Shadow Jerkin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9" table:style-name="ce1">
            <text:p>401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os Blizzardstief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o''s Blizzard Boots</text:p>
          </table:table-cell>
          <table:table-cell office:value-type="string" table:style-name="ce1">
            <text:p>')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0" table:style-name="ce1">
            <text:p>401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r zehn Stür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elt of Ten Storms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1" table:style-name="ce1">
            <text:p>401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r Erhabe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elt of Transcendence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2" table:style-name="ce1">
            <text:p>401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lutfanggürt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oodfang Belt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3" table:style-name="ce1">
            <text:p>401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enzahnkling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fang Blade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4" table:style-name="ce1">
            <text:p>401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s Drachenjäg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ragonstalker''s Belt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5" table:style-name="ce1">
            <text:p>401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elm der unendlichen Rag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elm of Endless Rage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6" table:style-name="ce1">
            <text:p>401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s Richturtei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Judgement Belt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7" table:style-name="ce1">
            <text:p>401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delstein des Gedankensprung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ind Quickening Gem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8" table:style-name="ce1">
            <text:p>401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r Nemes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mesis Belt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9" table:style-name="ce1">
            <text:p>401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s Netherwin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therwind Belt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0" table:style-name="ce1">
            <text:p>401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nhänger des gefallenen Dra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endant of the Fallen Dragon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1" table:style-name="ce1">
            <text:p>4013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ter Drachenschuppenbeschütz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ed Dragonscale Protector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.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2" table:style-name="ce1">
            <text:p>401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une der Metamorphos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une of Metamorphosis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3" table:style-name="ce1">
            <text:p>4013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rmgrimms Gürt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ormrage Belt</text:p>
          </table:table-cell>
          <table:table-cell office:value-type="string" table:style-name="ce1">
            <text:p>'),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4" table:style-name="ce1">
            <text:p>401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bund des 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Waistband of Wrath</text:p>
          </table:table-cell>
          <table:table-cell office:value-type="string" table:style-name="ce1">
            <text:p>')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1" table:style-name="ce1">
            <text:p>40001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2" table:style-name="ce1">
            <text:p>40002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3" table:style-name="ce1">
            <text:p>40003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4" table:style-name="ce1">
            <text:p>40004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5" table:style-name="ce1">
            <text:p>40005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6" table:style-name="ce1">
            <text:p>40006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7" table:style-name="ce1">
            <text:p>40007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8" table:style-name="ce1">
            <text:p>40008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9" table:style-name="ce1">
            <text:p>40009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0" table:style-name="ce1">
            <text:p>40010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1" table:style-name="ce1">
            <text:p>40011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2" table:style-name="ce1">
            <text:p>40012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3" table:style-name="ce1">
            <text:p>40013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4" table:style-name="ce1">
            <text:p>40014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5" table:style-name="ce1">
            <text:p>40015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6" table:style-name="ce1">
            <text:p>40016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7" table:style-name="ce1">
            <text:p>40017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8" table:style-name="ce1">
            <text:p>40018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9" table:style-name="ce1">
            <text:p>40019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0" table:style-name="ce1">
            <text:p>40020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1" table:style-name="ce1">
            <text:p>40021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2" table:style-name="ce1">
            <text:p>40022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3" table:style-name="ce1">
            <text:p>40023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4" table:style-name="ce1">
            <text:p>40024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5" table:style-name="ce1">
            <text:p>40025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6" table:style-name="ce1">
            <text:p>40026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7" table:style-name="ce1">
            <text:p>40027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8" table:style-name="ce1">
            <text:p>40028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9" table:style-name="ce1">
            <text:p>40029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9" table:style-name="ce1">
            <text:p>40029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9" table:style-name="ce1">
            <text:p>40029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0" table:style-name="ce1">
            <text:p>40030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0" table:style-name="ce1">
            <text:p>40030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0" table:style-name="ce1">
            <text:p>40030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1" table:style-name="ce1">
            <text:p>40031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1" table:style-name="ce1">
            <text:p>40031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1" table:style-name="ce1">
            <text:p>40031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2" table:style-name="ce1">
            <text:p>40032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2" table:style-name="ce1">
            <text:p>40032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2" table:style-name="ce1">
            <text:p>40032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3" table:style-name="ce1">
            <text:p>40033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3" table:style-name="ce1">
            <text:p>40033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3" table:style-name="ce1">
            <text:p>40033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4" table:style-name="ce1">
            <text:p>40034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4" table:style-name="ce1">
            <text:p>40034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4" table:style-name="ce1">
            <text:p>40034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5" table:style-name="ce1">
            <text:p>40035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5" table:style-name="ce1">
            <text:p>40035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5" table:style-name="ce1">
            <text:p>40035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6" table:style-name="ce1">
            <text:p>40036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6" table:style-name="ce1">
            <text:p>40036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6" table:style-name="ce1">
            <text:p>40036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7" table:style-name="ce1">
            <text:p>40037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7" table:style-name="ce1">
            <text:p>40037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7" table:style-name="ce1">
            <text:p>40037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8" table:style-name="ce1">
            <text:p>40038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8" table:style-name="ce1">
            <text:p>40038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8" table:style-name="ce1">
            <text:p>40038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9" table:style-name="ce1">
            <text:p>40039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9" table:style-name="ce1">
            <text:p>40039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9" table:style-name="ce1">
            <text:p>40039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0" table:style-name="ce1">
            <text:p>40040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0" table:style-name="ce1">
            <text:p>40040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0" table:style-name="ce1">
            <text:p>40040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1" table:style-name="ce1">
            <text:p>40041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1" table:style-name="ce1">
            <text:p>40041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1" table:style-name="ce1">
            <text:p>40041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2" table:style-name="ce1">
            <text:p>40042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2" table:style-name="ce1">
            <text:p>40042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2" table:style-name="ce1">
            <text:p>40042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3" table:style-name="ce1">
            <text:p>40043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3" table:style-name="ce1">
            <text:p>40043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3" table:style-name="ce1">
            <text:p>40043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4" table:style-name="ce1">
            <text:p>40044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5" table:style-name="ce1">
            <text:p>40045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6" table:style-name="ce1">
            <text:p>40046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7" table:style-name="ce1">
            <text:p>40047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8" table:style-name="ce1">
            <text:p>40048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9" table:style-name="ce1">
            <text:p>40049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0" table:style-name="ce1">
            <text:p>40050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1" table:style-name="ce1">
            <text:p>40051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2" table:style-name="ce1">
            <text:p>40052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3" table:style-name="ce1">
            <text:p>40053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4" table:style-name="ce1">
            <text:p>40054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5" table:style-name="ce1">
            <text:p>40055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7" table:style-name="ce1">
            <text:p>40057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8" table:style-name="ce1">
            <text:p>40058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9" table:style-name="ce1">
            <text:p>40059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0" table:style-name="ce1">
            <text:p>40060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1" table:style-name="ce1">
            <text:p>40061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2" table:style-name="ce1">
            <text:p>40062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3" table:style-name="ce1">
            <text:p>40063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4" table:style-name="ce1">
            <text:p>40064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5" table:style-name="ce1">
            <text:p>40065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6" table:style-name="ce1">
            <text:p>40066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7" table:style-name="ce1">
            <text:p>40067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8" table:style-name="ce1">
            <text:p>40068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9" table:style-name="ce1">
            <text:p>40069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0" table:style-name="ce1">
            <text:p>40070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1" table:style-name="ce1">
            <text:p>40071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2" table:style-name="ce1">
            <text:p>40072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3" table:style-name="ce1">
            <text:p>40073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4" table:style-name="ce1">
            <text:p>40074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5" table:style-name="ce1">
            <text:p>40075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6" table:style-name="ce1">
            <text:p>40076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7" table:style-name="ce1">
            <text:p>40077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8" table:style-name="ce1">
            <text:p>40078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9" table:style-name="ce1">
            <text:p>40079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0" table:style-name="ce1">
            <text:p>40080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1" table:style-name="ce1">
            <text:p>40081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2" table:style-name="ce1">
            <text:p>40082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3" table:style-name="ce1">
            <text:p>40083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4" table:style-name="ce1">
            <text:p>40084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5" table:style-name="ce1">
            <text:p>40085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6" table:style-name="ce1">
            <text:p>40086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7" table:style-name="ce1">
            <text:p>40087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8" table:style-name="ce1">
            <text:p>40088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9" table:style-name="ce1">
            <text:p>40089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0" table:style-name="ce1">
            <text:p>40090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1" table:style-name="ce1">
            <text:p>40091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2" table:style-name="ce1">
            <text:p>40092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3" table:style-name="ce1">
            <text:p>40093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4" table:style-name="ce1">
            <text:p>40094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5" table:style-name="ce1">
            <text:p>40095</text:p>
          </table:table-cell>
          <table:table-cell office:value-type="string" table:style-name="ce1">
            <text:p>,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6" table:style-name="ce1">
            <text:p>40096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7" table:style-name="ce1">
            <text:p>40097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8" table:style-name="ce1">
            <text:p>40098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9" table:style-name="ce1">
            <text:p>40099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0" table:style-name="ce1">
            <text:p>40100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1" table:style-name="ce1">
            <text:p>40101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2" table:style-name="ce1">
            <text:p>40102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3" table:style-name="ce1">
            <text:p>40103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4" table:style-name="ce1">
            <text:p>40104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5" table:style-name="ce1">
            <text:p>40105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6" table:style-name="ce1">
            <text:p>40106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7" table:style-name="ce1">
            <text:p>40107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8" table:style-name="ce1">
            <text:p>40108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9" table:style-name="ce1">
            <text:p>40109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0" table:style-name="ce1">
            <text:p>40110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1" table:style-name="ce1">
            <text:p>40111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2" table:style-name="ce1">
            <text:p>40112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3" table:style-name="ce1">
            <text:p>40113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4" table:style-name="ce1">
            <text:p>40114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5" table:style-name="ce1">
            <text:p>40115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6" table:style-name="ce1">
            <text:p>40116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7" table:style-name="ce1">
            <text:p>40117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8" table:style-name="ce1">
            <text:p>40118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9" table:style-name="ce1">
            <text:p>40119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0" table:style-name="ce1">
            <text:p>40120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1" table:style-name="ce1">
            <text:p>40121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2" table:style-name="ce1">
            <text:p>40122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3" table:style-name="ce1">
            <text:p>40123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4" table:style-name="ce1">
            <text:p>40124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5" table:style-name="ce1">
            <text:p>40125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6" table:style-name="ce1">
            <text:p>40126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7" table:style-name="ce1">
            <text:p>40127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8" table:style-name="ce1">
            <text:p>40128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9" table:style-name="ce1">
            <text:p>40129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0" table:style-name="ce1">
            <text:p>40130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1" table:style-name="ce1">
            <text:p>40131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2" table:style-name="ce1">
            <text:p>40132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3" table:style-name="ce1">
            <text:p>40133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4" table:style-name="ce1">
            <text:p>40134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3" table:style-name="ce1">
            <text:p>40003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07" table:style-name="ce1">
            <text:p>40007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1" table:style-name="ce1">
            <text:p>40011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3" table:style-name="ce1">
            <text:p>40013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4" table:style-name="ce1">
            <text:p>40014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5" table:style-name="ce1">
            <text:p>40015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6" table:style-name="ce1">
            <text:p>40016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17" table:style-name="ce1">
            <text:p>40017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0" table:style-name="ce1">
            <text:p>40020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3" table:style-name="ce1">
            <text:p>40023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29" table:style-name="ce1">
            <text:p>40029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0" table:style-name="ce1">
            <text:p>40030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3" table:style-name="ce1">
            <text:p>40033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4" table:style-name="ce1">
            <text:p>40034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5" table:style-name="ce1">
            <text:p>40035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6" table:style-name="ce1">
            <text:p>40036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7" table:style-name="ce1">
            <text:p>40037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38" table:style-name="ce1">
            <text:p>40038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2" table:style-name="ce1">
            <text:p>40042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49" table:style-name="ce1">
            <text:p>40049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1" table:style-name="ce1">
            <text:p>40051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59" table:style-name="ce1">
            <text:p>40059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0" table:style-name="ce1">
            <text:p>40060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2" table:style-name="ce1">
            <text:p>40062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3" table:style-name="ce1">
            <text:p>40063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6" table:style-name="ce1">
            <text:p>40066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7" table:style-name="ce1">
            <text:p>40067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69" table:style-name="ce1">
            <text:p>40069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0" table:style-name="ce1">
            <text:p>40070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1" table:style-name="ce1">
            <text:p>40071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2" table:style-name="ce1">
            <text:p>40072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3" table:style-name="ce1">
            <text:p>40073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6" table:style-name="ce1">
            <text:p>40076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8" table:style-name="ce1">
            <text:p>40078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79" table:style-name="ce1">
            <text:p>40079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2" table:style-name="ce1">
            <text:p>40082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4" table:style-name="ce1">
            <text:p>40084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8" table:style-name="ce1">
            <text:p>40088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89" table:style-name="ce1">
            <text:p>40089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2" table:style-name="ce1">
            <text:p>40092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4" table:style-name="ce1">
            <text:p>40094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6" table:style-name="ce1">
            <text:p>40096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7" table:style-name="ce1">
            <text:p>40097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8" table:style-name="ce1">
            <text:p>40098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099" table:style-name="ce1">
            <text:p>40099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0" table:style-name="ce1">
            <text:p>40100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2" table:style-name="ce1">
            <text:p>40102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4" table:style-name="ce1">
            <text:p>40104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5" table:style-name="ce1">
            <text:p>40105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7" table:style-name="ce1">
            <text:p>40107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08" table:style-name="ce1">
            <text:p>40108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10" table:style-name="ce1">
            <text:p>40110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0" table:style-name="ce1">
            <text:p>40120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1" table:style-name="ce1">
            <text:p>40121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2" table:style-name="ce1">
            <text:p>40122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4" table:style-name="ce1">
            <text:p>40124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6" table:style-name="ce1">
            <text:p>40126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7" table:style-name="ce1">
            <text:p>40127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8" table:style-name="ce1">
            <text:p>40128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29" table:style-name="ce1">
            <text:p>40129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2" table:style-name="ce1">
            <text:p>40132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3" table:style-name="ce1">
            <text:p>40133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40134" table:style-name="ce1">
            <text:p>40134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1048209" table:style-name="ro3">
          <table:table-cell table:number-columns-repeated="16384"/>
        </table:table-row>
      </table:table>
      <table:table table:name="ZG" table:style-name="ta1">
        <table:table-column table:style-name="co1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2">
            <text:p>ItemName</text:p>
          </table:table-cell>
          <table:table-cell office:value-type="string" table:style-name="ce2">
            <text:p>ItemNameEN</text:p>
          </table:table-cell>
          <table:table-cell office:value-type="string" table:style-name="ce2">
            <text:p>Boss</text:p>
          </table:table-cell>
          <table:table-cell office:value-type="string" table:style-name="ce2">
            <text:p>Clas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rlokks Griff</text:p>
          </table:table-cell>
          <table:table-cell office:value-type="string" table:style-name="ce1">
            <text:p>Arlokk's Grasp</text:p>
          </table:table-cell>
          <table:table-cell office:value-type="string" table:style-name="ce1">
            <text:p>Arlok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rlokks Hoodoostecken</text:p>
          </table:table-cell>
          <table:table-cell office:value-type="string" table:style-name="ce1">
            <text:p>Arlokk's Hoodoo Stick</text:p>
          </table:table-cell>
          <table:table-cell office:value-type="string" table:style-name="ce1">
            <text:p>Arlok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lutgetränkte Schienbeinschützer</text:p>
          </table:table-cell>
          <table:table-cell office:value-type="string" table:style-name="ce1">
            <text:p>Bloodsoaked Greaves</text:p>
          </table:table-cell>
          <table:table-cell office:value-type="string" table:style-name="ce1">
            <text:p>Arlok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nyxband des Oberherren</text:p>
          </table:table-cell>
          <table:table-cell office:value-type="string" table:style-name="ce1">
            <text:p>Overlord's Onyx Band</text:p>
          </table:table-cell>
          <table:table-cell office:value-type="string" table:style-name="ce1">
            <text:p>Arlok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antherbalgsack</text:p>
          </table:table-cell>
          <table:table-cell office:value-type="string" table:style-name="ce1">
            <text:p>Panther Hide Sack</text:p>
          </table:table-cell>
          <table:table-cell office:value-type="string" table:style-name="ce1">
            <text:p>Arlok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ille Arlokks</text:p>
          </table:table-cell>
          <table:table-cell office:value-type="string" table:style-name="ce1">
            <text:p>Will of Arlokk</text:p>
          </table:table-cell>
          <table:table-cell office:value-type="string" table:style-name="ce1">
            <text:p>Arlok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rzeitliche Hakkariarmsplinte</text:p>
          </table:table-cell>
          <table:table-cell office:value-type="string" table:style-name="ce1">
            <text:p>Primal Hakkari Armsplint</text:p>
          </table:table-cell>
          <table:table-cell office:value-type="string" table:style-name="ce1">
            <text:p>Arlokk, Jeklik, Jindo, Mandokir, Marli, Thekal, Venoxis</text:p>
          </table:table-cell>
          <table:table-cell office:value-type="string" table:style-name="ce1">
            <text:p>Warrior, Rogue, Shama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rzeitliche Hakkaribindungen</text:p>
          </table:table-cell>
          <table:table-cell office:value-type="string" table:style-name="ce1">
            <text:p>Primal Hakkari Bindings</text:p>
          </table:table-cell>
          <table:table-cell office:value-type="string" table:style-name="ce1">
            <text:p>Arlokk, Jeklik, Jindo, Mandokir, Marli, Thekal, Venoxis</text:p>
          </table:table-cell>
          <table:table-cell office:value-type="string" table:style-name="ce1">
            <text:p>Paladin, Hunter, 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rzeitlicher Hakkarigurt</text:p>
          </table:table-cell>
          <table:table-cell office:value-type="string" table:style-name="ce1">
            <text:p>Primal Hakkari Girdle</text:p>
          </table:table-cell>
          <table:table-cell office:value-type="string" table:style-name="ce1">
            <text:p>Arlokk, Jeklik, Jindo, Mandokir, Marli, Thekal, Venoxis</text:p>
          </table:table-cell>
          <table:table-cell office:value-type="string" table:style-name="ce1">
            <text:p>Warrior, Rogue, Shama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rzeitliche Hakkarischärpe</text:p>
          </table:table-cell>
          <table:table-cell office:value-type="string" table:style-name="ce1">
            <text:p>Primal Hakkari Sash</text:p>
          </table:table-cell>
          <table:table-cell office:value-type="string" table:style-name="ce1">
            <text:p>Arlokk, Jeklik, Jindo, Mandokir, Marli, Thekal, Venoxis</text:p>
          </table:table-cell>
          <table:table-cell office:value-type="string" table:style-name="ce1">
            <text:p>Priest, Warlock, Dru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rzeitlicher Hakkarischal</text:p>
          </table:table-cell>
          <table:table-cell office:value-type="string" table:style-name="ce1">
            <text:p>Primal Hakkari Shawl</text:p>
          </table:table-cell>
          <table:table-cell office:value-type="string" table:style-name="ce1">
            <text:p>Arlokk, Jeklik, Jindo, Mandokir, Marli, Thekal, Venoxis</text:p>
          </table:table-cell>
          <table:table-cell office:value-type="string" table:style-name="ce1">
            <text:p>Paladin, Hunter, 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rzeitliche Hakkaristütze</text:p>
          </table:table-cell>
          <table:table-cell office:value-type="string" table:style-name="ce1">
            <text:p>Primal Hakkari Stanchion</text:p>
          </table:table-cell>
          <table:table-cell office:value-type="string" table:style-name="ce1">
            <text:p>Arlokk, Jeklik, Jindo, Mandokir, Marli, Thekal, Venoxis</text:p>
          </table:table-cell>
          <table:table-cell office:value-type="string" table:style-name="ce1">
            <text:p>Priest, Warlock, Dru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rzeitliche Aegis der Hakkari</text:p>
          </table:table-cell>
          <table:table-cell office:value-type="string" table:style-name="ce1">
            <text:p>Primal Hakkari Aegis</text:p>
          </table:table-cell>
          <table:table-cell office:value-type="string" table:style-name="ce1">
            <text:p>Arlokk, Jeklik, Jindo, Mandokir, Marli, Venoxis</text:p>
          </table:table-cell>
          <table:table-cell office:value-type="string" table:style-name="ce1">
            <text:p>Hunter, Rogue, Prie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rzeitlicher Hakkarikosak</text:p>
          </table:table-cell>
          <table:table-cell office:value-type="string" table:style-name="ce1">
            <text:p>Primal Hakkari Kossack</text:p>
          </table:table-cell>
          <table:table-cell office:value-type="string" table:style-name="ce1">
            <text:p>Arlokk, Jeklik, Jindo, Mandokir, Marli, Venoxis</text:p>
          </table:table-cell>
          <table:table-cell office:value-type="string" table:style-name="ce1">
            <text:p>Warrior, Mage, Warlock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rzeitlicher Hakkariwappenrock</text:p>
          </table:table-cell>
          <table:table-cell office:value-type="string" table:style-name="ce1">
            <text:p>Primal Hakkari Tabard</text:p>
          </table:table-cell>
          <table:table-cell office:value-type="string" table:style-name="ce1">
            <text:p>Arlokk, Jeklik, Jindo, Mandokir, Marli, Venoxis</text:p>
          </table:table-cell>
          <table:table-cell office:value-type="string" table:style-name="ce1">
            <text:p>Paladin, Shaman, Dru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orors Augenklappe</text:p>
          </table:table-cell>
          <table:table-cell office:value-type="string" table:style-name="ce1">
            <text:p>Foror's Eyepatch</text:p>
          </table:table-cell>
          <table:table-cell office:value-type="string" table:style-name="ce1">
            <text:p>Gahzran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t Pagles kaputte Spule</text:p>
          </table:table-cell>
          <table:table-cell office:value-type="string" table:style-name="ce1">
            <text:p>Nat Pagle's Broken Reel</text:p>
          </table:table-cell>
          <table:table-cell office:value-type="string" table:style-name="ce1">
            <text:p>Gahzran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at Pagles Fischterminator</text:p>
          </table:table-cell>
          <table:table-cell office:value-type="string" table:style-name="ce1">
            <text:p>Nat Pagle's Fish Terminator</text:p>
          </table:table-cell>
          <table:table-cell office:value-type="string" table:style-name="ce1">
            <text:p>Gahzran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iguels Harpune</text:p>
          </table:table-cell>
          <table:table-cell office:value-type="string" table:style-name="ce1">
            <text:p>Tigule's Harpoon</text:p>
          </table:table-cell>
          <table:table-cell office:value-type="string" table:style-name="ce1">
            <text:p>Gahzrank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liant der Verwandlung: Schildkröte</text:p>
          </table:table-cell>
          <table:table-cell office:value-type="string" table:style-name="ce1">
            <text:p>Tome of Polymorph: Turtle</text:p>
          </table:table-cell>
          <table:table-cell office:value-type="string" table:style-name="ce1">
            <text:p>Gahzranka</text:p>
          </table:table-cell>
          <table:table-cell office:value-type="string" table:style-name="ce1">
            <text:p>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ri'leks Blut</text:p>
          </table:table-cell>
          <table:table-cell office:value-type="string" table:style-name="ce1">
            <text:p>Gri'lek's Blood</text:p>
          </table:table-cell>
          <table:table-cell office:value-type="string" table:style-name="ce1">
            <text:p>Gri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rileks Schnitzer</text:p>
          </table:table-cell>
          <table:table-cell office:value-type="string" table:style-name="ce1">
            <text:p>Gri'lek's Carver</text:p>
          </table:table-cell>
          <table:table-cell office:value-type="string" table:style-name="ce1">
            <text:p>Gri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rileks Schleifer</text:p>
          </table:table-cell>
          <table:table-cell office:value-type="string" table:style-name="ce1">
            <text:p>Gri'lek's Grinder</text:p>
          </table:table-cell>
          <table:table-cell office:value-type="string" table:style-name="ce1">
            <text:p>Gril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egis des Blutgotts</text:p>
          </table:table-cell>
          <table:table-cell office:value-type="string" table:style-name="ce1">
            <text:p>Aegis of the Blood God</text:p>
          </table:table-cell>
          <table:table-cell office:value-type="string" table:style-name="ce1">
            <text:p>Hakk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ralter Menschentöter der Hakkari</text:p>
          </table:table-cell>
          <table:table-cell office:value-type="string" table:style-name="ce1">
            <text:p>Ancient Hakkari Manslayer</text:p>
          </table:table-cell>
          <table:table-cell office:value-type="string" table:style-name="ce1">
            <text:p>Hakk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lutrufer</text:p>
          </table:table-cell>
          <table:table-cell office:value-type="string" table:style-name="ce1">
            <text:p>Bloodcaller</text:p>
          </table:table-cell>
          <table:table-cell office:value-type="string" table:style-name="ce1">
            <text:p>Hakk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lutgetränkte Beinplatten</text:p>
          </table:table-cell>
          <table:table-cell office:value-type="string" table:style-name="ce1">
            <text:p>Bloodsoaked Legplates</text:p>
          </table:table-cell>
          <table:table-cell office:value-type="string" table:style-name="ce1">
            <text:p>Hakk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mhang der Verzehrung</text:p>
          </table:table-cell>
          <table:table-cell office:value-type="string" table:style-name="ce1">
            <text:p>Cloak of Consumption</text:p>
          </table:table-cell>
          <table:table-cell office:value-type="string" table:style-name="ce1">
            <text:p>Hakk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angzahn des Gesichtslosen</text:p>
          </table:table-cell>
          <table:table-cell office:value-type="string" table:style-name="ce1">
            <text:p>Fang of the Faceless</text:p>
          </table:table-cell>
          <table:table-cell office:value-type="string" table:style-name="ce1">
            <text:p>Hakk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Zwerggenzerstörer der Gurubashi</text:p>
          </table:table-cell>
          <table:table-cell office:value-type="string" table:style-name="ce1">
            <text:p>Gurubashi Dwarf Destroyer</text:p>
          </table:table-cell>
          <table:table-cell office:value-type="string" table:style-name="ce1">
            <text:p>Hakk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rz von Hakkar</text:p>
          </table:table-cell>
          <table:table-cell office:value-type="string" table:style-name="ce1">
            <text:p>Heart of Hakkar</text:p>
          </table:table-cell>
          <table:table-cell office:value-type="string" table:style-name="ce1">
            <text:p>Hakk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ulpen des Friedensbewahrers</text:p>
          </table:table-cell>
          <table:table-cell office:value-type="string" table:style-name="ce1">
            <text:p>Peacekeeper Gauntlets</text:p>
          </table:table-cell>
          <table:table-cell office:value-type="string" table:style-name="ce1">
            <text:p>Hakk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eresfurienstulpen</text:p>
          </table:table-cell>
          <table:table-cell office:value-type="string" table:style-name="ce1">
            <text:p>Seafury Gauntlets</text:p>
          </table:table-cell>
          <table:table-cell office:value-type="string" table:style-name="ce1">
            <text:p>Hakk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lskette des Seelenverderbers</text:p>
          </table:table-cell>
          <table:table-cell office:value-type="string" table:style-name="ce1">
            <text:p>Soul Corrupter's Necklace</text:p>
          </table:table-cell>
          <table:table-cell office:value-type="string" table:style-name="ce1">
            <text:p>Hakk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s Auge von Hakkar</text:p>
          </table:table-cell>
          <table:table-cell office:value-type="string" table:style-name="ce1">
            <text:p>The Eye of Hakkar</text:p>
          </table:table-cell>
          <table:table-cell office:value-type="string" table:style-name="ce1">
            <text:p>Hakk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rührung des Chaos</text:p>
          </table:table-cell>
          <table:table-cell office:value-type="string" table:style-name="ce1">
            <text:p>Touch of Chaos</text:p>
          </table:table-cell>
          <table:table-cell office:value-type="string" table:style-name="ce1">
            <text:p>Hakk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riegsklinge der Hakkari (MH)</text:p>
          </table:table-cell>
          <table:table-cell office:value-type="string" table:style-name="ce1">
            <text:p>Warblade of the Hakkari (MH)</text:p>
          </table:table-cell>
          <table:table-cell office:value-type="string" table:style-name="ce1">
            <text:p>Hakk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in'rokh der Weltenzerstörer</text:p>
          </table:table-cell>
          <table:table-cell office:value-type="string" table:style-name="ce1">
            <text:p>Zin'rokh, Destroyer of Worlds</text:p>
          </table:table-cell>
          <table:table-cell office:value-type="string" table:style-name="ce1">
            <text:p>Hakk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uriger Heimzahler</text:p>
          </table:table-cell>
          <table:table-cell office:value-type="string" table:style-name="ce1">
            <text:p>Fiery Retributer</text:p>
          </table:table-cell>
          <table:table-cell office:value-type="string" table:style-name="ce1">
            <text:p>Hazzara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zza'rahs Traumfaden</text:p>
          </table:table-cell>
          <table:table-cell office:value-type="string" table:style-name="ce1">
            <text:p>Hazza'rah's Dream Thread</text:p>
          </table:table-cell>
          <table:table-cell office:value-type="string" table:style-name="ce1">
            <text:p>Hazzara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edankenvernichter</text:p>
          </table:table-cell>
          <table:table-cell office:value-type="string" table:style-name="ce1">
            <text:p>Thoughtblighter</text:p>
          </table:table-cell>
          <table:table-cell office:value-type="string" table:style-name="ce1">
            <text:p>Hazzara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chiftung des Animisten</text:p>
          </table:table-cell>
          <table:table-cell office:value-type="string" table:style-name="ce1">
            <text:p>Animist's Spaulders</text:p>
          </table:table-cell>
          <table:table-cell office:value-type="string" table:style-name="ce1">
            <text:p>Jekli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ekliks Zermalmer</text:p>
          </table:table-cell>
          <table:table-cell office:value-type="string" table:style-name="ce1">
            <text:p>Jeklik's Crusher</text:p>
          </table:table-cell>
          <table:table-cell office:value-type="string" table:style-name="ce1">
            <text:p>Jekli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ekliks opaliner Talisman</text:p>
          </table:table-cell>
          <table:table-cell office:value-type="string" table:style-name="ce1">
            <text:p>Jeklik's Opaline Talisman</text:p>
          </table:table-cell>
          <table:table-cell office:value-type="string" table:style-name="ce1">
            <text:p>Jekli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iefel des Friedensbewahrers</text:p>
          </table:table-cell>
          <table:table-cell office:value-type="string" table:style-name="ce1">
            <text:p>Peacekeeper Boots</text:p>
          </table:table-cell>
          <table:table-cell office:value-type="string" table:style-name="ce1">
            <text:p>Jekli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nd des Primalisten</text:p>
          </table:table-cell>
          <table:table-cell office:value-type="string" table:style-name="ce1">
            <text:p>Primalist's Band</text:p>
          </table:table-cell>
          <table:table-cell office:value-type="string" table:style-name="ce1">
            <text:p>Jekli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eresfurienstiefel</text:p>
          </table:table-cell>
          <table:table-cell office:value-type="string" table:style-name="ce1">
            <text:p>Seafury Boots</text:p>
          </table:table-cell>
          <table:table-cell office:value-type="string" table:style-name="ce1">
            <text:p>Jekli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lianischer Verteidiger</text:p>
          </table:table-cell>
          <table:table-cell office:value-type="string" table:style-name="ce1">
            <text:p>Zulian Defender</text:p>
          </table:table-cell>
          <table:table-cell office:value-type="string" table:style-name="ce1">
            <text:p>Jeklik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iefel des Animisten</text:p>
          </table:table-cell>
          <table:table-cell office:value-type="string" table:style-name="ce1">
            <text:p>Animist's Boots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durchnässte Gamaschen</text:p>
          </table:table-cell>
          <table:table-cell office:value-type="string" table:style-name="ce1">
            <text:p>Blooddrenched Leggings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getränkte Stulpen</text:p>
          </table:table-cell>
          <table:table-cell office:value-type="string" table:style-name="ce1">
            <text:p>Bloodsoaked Gauntlets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befleckte Beinplatten</text:p>
          </table:table-cell>
          <table:table-cell office:value-type="string" table:style-name="ce1">
            <text:p>Bloodstained Legplates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verschmierte Handschuhe</text:p>
          </table:table-cell>
          <table:table-cell office:value-type="string" table:style-name="ce1">
            <text:p>Bloodtinged Gloves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in'dos Beutel der Verdammnis</text:p>
          </table:table-cell>
          <table:table-cell office:value-type="string" table:style-name="ce1">
            <text:p>Jin'do's Bag of Whammies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in'dos Auge des Bösen</text:p>
          </table:table-cell>
          <table:table-cell office:value-type="string" table:style-name="ce1">
            <text:p>Jin'do's Evil Eye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in'dos Verhexer</text:p>
          </table:table-cell>
          <table:table-cell office:value-type="string" table:style-name="ce1">
            <text:p>Jin'do's Hexxer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in'dos Richturteil</text:p>
          </table:table-cell>
          <table:table-cell office:value-type="string" table:style-name="ce1">
            <text:p>Jin'do's Judgement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marmung des Oberherren</text:p>
          </table:table-cell>
          <table:table-cell office:value-type="string" table:style-name="ce1">
            <text:p>Overlord's Embrace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deckung des Verhexers</text:p>
          </table:table-cell>
          <table:table-cell office:value-type="string" table:style-name="ce1">
            <text:p>The Hexxer's Cover</text:p>
          </table:table-cell>
          <table:table-cell office:value-type="string" table:style-name="ce1">
            <text:p>Jin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zeitlicher Hakkarigötze</text:p>
          </table:table-cell>
          <table:table-cell office:value-type="string" table:style-name="ce1">
            <text:p>Primal Hakkari Idol</text:p>
          </table:table-cell>
          <table:table-cell office:value-type="string" table:style-name="ce1">
            <text:p>Jindo, 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amaschen des Animisten</text:p>
          </table:table-cell>
          <table:table-cell office:value-type="string" table:style-name="ce1">
            <text:p>Animist's Leggings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durchnässter Handschutz</text:p>
          </table:table-cell>
          <table:table-cell office:value-type="string" table:style-name="ce1">
            <text:p>Blooddrenched Grips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erteidiger des Blutfürsten</text:p>
          </table:table-cell>
          <table:table-cell office:value-type="string" table:style-name="ce1">
            <text:p>Bloodlord's Defender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getränkte Schulterstücke</text:p>
          </table:table-cell>
          <table:table-cell office:value-type="string" table:style-name="ce1">
            <text:p>Bloodsoaked Pauldrons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verschmierter Kilt</text:p>
          </table:table-cell>
          <table:table-cell office:value-type="string" table:style-name="ce1">
            <text:p>Bloodtinged Kilt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öttlicher Hakkariumhang</text:p>
          </table:table-cell>
          <table:table-cell office:value-type="string" table:style-name="ce1">
            <text:p>Hakkari Loa Cloak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ellebarde der Pein</text:p>
          </table:table-cell>
          <table:table-cell office:value-type="string" table:style-name="ce1">
            <text:p>Halberd of Smiting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ndokirs Stachel</text:p>
          </table:table-cell>
          <table:table-cell office:value-type="string" table:style-name="ce1">
            <text:p>Mandokir's Sting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urpurrotes Band des Oberherren</text:p>
          </table:table-cell>
          <table:table-cell office:value-type="string" table:style-name="ce1">
            <text:p>Overlord's Crimson Band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iegel des Primalisten</text:p>
          </table:table-cell>
          <table:table-cell office:value-type="string" table:style-name="ce1">
            <text:p>Primalist's Seal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chneller Razzashiraptor</text:p>
          </table:table-cell>
          <table:table-cell office:value-type="string" table:style-name="ce1">
            <text:p>Swift Razzashi Raptor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riegsklinge der Hakkari (OH)</text:p>
          </table:table-cell>
          <table:table-cell office:value-type="string" table:style-name="ce1">
            <text:p>Warblade of the Hakkari (OH)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anzils Siegel</text:p>
          </table:table-cell>
          <table:table-cell office:value-type="string" table:style-name="ce1">
            <text:p>Zanzil's Seal</text:p>
          </table:table-cell>
          <table:table-cell office:value-type="string" table:style-name="ce1">
            <text:p>Mandoki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ins Band</text:p>
          </table:table-cell>
          <table:table-cell office:value-type="string" table:style-name="ce1">
            <text:p>Band of Jin</text:p>
          </table:table-cell>
          <table:table-cell office:value-type="string" table:style-name="ce1">
            <text:p>Marl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befleckte Schienbeinschützer</text:p>
          </table:table-cell>
          <table:table-cell office:value-type="string" table:style-name="ce1">
            <text:p>Bloodstained Greaves</text:p>
          </table:table-cell>
          <table:table-cell office:value-type="string" table:style-name="ce1">
            <text:p>Marl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liessende Ritualroben</text:p>
          </table:table-cell>
          <table:table-cell office:value-type="string" table:style-name="ce1">
            <text:p>Flowing Ritual Robes</text:p>
          </table:table-cell>
          <table:table-cell office:value-type="string" table:style-name="ce1">
            <text:p>Marl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'lis Auge</text:p>
          </table:table-cell>
          <table:table-cell office:value-type="string" table:style-name="ce1">
            <text:p>Mar'li's Eye</text:p>
          </table:table-cell>
          <table:table-cell office:value-type="string" table:style-name="ce1">
            <text:p>Marl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'lis Berührung</text:p>
          </table:table-cell>
          <table:table-cell office:value-type="string" table:style-name="ce1">
            <text:p>Mar'li's Touch</text:p>
          </table:table-cell>
          <table:table-cell office:value-type="string" table:style-name="ce1">
            <text:p>Marl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lisman des Schutzes</text:p>
          </table:table-cell>
          <table:table-cell office:value-type="string" table:style-name="ce1">
            <text:p>Talisman of Protection</text:p>
          </table:table-cell>
          <table:table-cell office:value-type="string" table:style-name="ce1">
            <text:p>Marl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eugabel des Wahnsinns</text:p>
          </table:table-cell>
          <table:table-cell office:value-type="string" table:style-name="ce1">
            <text:p>Pitchfork of Madness</text:p>
          </table:table-cell>
          <table:table-cell office:value-type="string" table:style-name="ce1">
            <text:p>Renatak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natakis Seelenkanal</text:p>
          </table:table-cell>
          <table:table-cell office:value-type="string" table:style-name="ce1">
            <text:p>Renataki's Soul Conduit</text:p>
          </table:table-cell>
          <table:table-cell office:value-type="string" table:style-name="ce1">
            <text:p>Renatak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natakis Zahn</text:p>
          </table:table-cell>
          <table:table-cell office:value-type="string" table:style-name="ce1">
            <text:p>Renataki's Tooth</text:p>
          </table:table-cell>
          <table:table-cell office:value-type="string" table:style-name="ce1">
            <text:p>Renatak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nd der Knechtschaft</text:p>
          </table:table-cell>
          <table:table-cell office:value-type="string" table:style-name="ce1">
            <text:p>Band of Servitude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ürtel der unversehrten Kraft</text:p>
          </table:table-cell>
          <table:table-cell office:value-type="string" table:style-name="ce1">
            <text:p>Belt of Untapped Power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durchnässte Maske</text:p>
          </table:table-cell>
          <table:table-cell office:value-type="string" table:style-name="ce1">
            <text:p>Blooddrenched Mask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mhang der Hakkarianbeter</text:p>
          </table:table-cell>
          <table:table-cell office:value-type="string" table:style-name="ce1">
            <text:p>Cloak of the Hakkari Worshipers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ndschuhe der Gequälten</text:p>
          </table:table-cell>
          <table:table-cell office:value-type="string" table:style-name="ce1">
            <text:p>Gloves of the Tormented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cht der Stämme</text:p>
          </table:table-cell>
          <table:table-cell office:value-type="string" table:style-name="ce1">
            <text:p>Might of the Tribe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ferungsstulpen</text:p>
          </table:table-cell>
          <table:table-cell office:value-type="string" table:style-name="ce1">
            <text:p>Sacrificial Gauntlets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iegel des Gurubashiberserkers</text:p>
          </table:table-cell>
          <table:table-cell office:value-type="string" table:style-name="ce1">
            <text:p>Seal of the Gurubashi Berserker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lianischer Kopfputz</text:p>
          </table:table-cell>
          <table:table-cell office:value-type="string" table:style-name="ce1">
            <text:p>Zulian Headdress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lianisches Szepter der Riten</text:p>
          </table:table-cell>
          <table:table-cell office:value-type="string" table:style-name="ce1">
            <text:p>Zulian Scepter of Rites</text:p>
          </table:table-cell>
          <table:table-cell office:value-type="string" table:style-name="ce1">
            <text:p>Shar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iefel des Verräters</text:p>
          </table:table-cell>
          <table:table-cell office:value-type="string" table:style-name="ce1">
            <text:p>Betrayer's Boots</text:p>
          </table:table-cell>
          <table:table-cell office:value-type="string" table:style-name="ce1">
            <text:p>Thek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amaschen des Friedensbewahrers</text:p>
          </table:table-cell>
          <table:table-cell office:value-type="string" table:style-name="ce1">
            <text:p>Peacekeeper Leggings</text:p>
          </table:table-cell>
          <table:table-cell office:value-type="string" table:style-name="ce1">
            <text:p>Thek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ituelle Beinschützer</text:p>
          </table:table-cell>
          <table:table-cell office:value-type="string" table:style-name="ce1">
            <text:p>Ritualistic Legguards</text:p>
          </table:table-cell>
          <table:table-cell office:value-type="string" table:style-name="ce1">
            <text:p>Thek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eresfuriengamaschen</text:p>
          </table:table-cell>
          <table:table-cell office:value-type="string" table:style-name="ce1">
            <text:p>Seafury Leggings</text:p>
          </table:table-cell>
          <table:table-cell office:value-type="string" table:style-name="ce1">
            <text:p>Thek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iegel von Jin</text:p>
          </table:table-cell>
          <table:table-cell office:value-type="string" table:style-name="ce1">
            <text:p>Seal of Jin</text:p>
          </table:table-cell>
          <table:table-cell office:value-type="string" table:style-name="ce1">
            <text:p>Thek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chneller zulianischer Tiger</text:p>
          </table:table-cell>
          <table:table-cell office:value-type="string" table:style-name="ce1">
            <text:p>Swift Zulian Tiger</text:p>
          </table:table-cell>
          <table:table-cell office:value-type="string" table:style-name="ce1">
            <text:p>Thek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hekals Griff</text:p>
          </table:table-cell>
          <table:table-cell office:value-type="string" table:style-name="ce1">
            <text:p>Thekal's Grasp</text:p>
          </table:table-cell>
          <table:table-cell office:value-type="string" table:style-name="ce1">
            <text:p>Thek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lianischer Schnitzler</text:p>
          </table:table-cell>
          <table:table-cell office:value-type="string" table:style-name="ce1">
            <text:p>Zulian Slicer</text:p>
          </table:table-cell>
          <table:table-cell office:value-type="string" table:style-name="ce1">
            <text:p>Thek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elm der Gurubashi</text:p>
          </table:table-cell>
          <table:table-cell office:value-type="string" table:style-name="ce1">
            <text:p>Gurubashi Helm</text:p>
          </table:table-cell>
          <table:table-cell office:value-type="string" table:style-name="ce1">
            <text:p>Tras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zepter der Pein</text:p>
          </table:table-cell>
          <table:table-cell office:value-type="string" table:style-name="ce1">
            <text:p>Sceptre of Smiting</text:p>
          </table:table-cell>
          <table:table-cell office:value-type="string" table:style-name="ce1">
            <text:p>Tras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ürtel aus Schattenpantherbalg</text:p>
          </table:table-cell>
          <table:table-cell office:value-type="string" table:style-name="ce1">
            <text:p>Shadow Panther Hide Belt</text:p>
          </table:table-cell>
          <table:table-cell office:value-type="string" table:style-name="ce1">
            <text:p>Tras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andschuhe aus Schattenpantherbalg</text:p>
          </table:table-cell>
          <table:table-cell office:value-type="string" table:style-name="ce1">
            <text:p>Shadow Panther Hide Gloves</text:p>
          </table:table-cell>
          <table:table-cell office:value-type="string" table:style-name="ce1">
            <text:p>Tras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lianischer Zeremoniestab</text:p>
          </table:table-cell>
          <table:table-cell office:value-type="string" table:style-name="ce1">
            <text:p>Zulian Ceremonial Staff</text:p>
          </table:table-cell>
          <table:table-cell office:value-type="string" table:style-name="ce1">
            <text:p>Tras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lianischer Zerhacker</text:p>
          </table:table-cell>
          <table:table-cell office:value-type="string" table:style-name="ce1">
            <text:p>Zulian Hacker</text:p>
          </table:table-cell>
          <table:table-cell office:value-type="string" table:style-name="ce1">
            <text:p>Trash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durchnässte Fusspolster</text:p>
          </table:table-cell>
          <table:table-cell office:value-type="string" table:style-name="ce1">
            <text:p>Blooddrenched Footpads</text:p>
          </table:table-cell>
          <table:table-cell office:value-type="string" table:style-name="ce1">
            <text:p>Venox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ngzahn von Venoxis</text:p>
          </table:table-cell>
          <table:table-cell office:value-type="string" table:style-name="ce1">
            <text:p>Fang of Venoxis</text:p>
          </table:table-cell>
          <table:table-cell office:value-type="string" table:style-name="ce1">
            <text:p>Venox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lutbefleckte runenverzierte Halsberge</text:p>
          </table:table-cell>
          <table:table-cell office:value-type="string" table:style-name="ce1">
            <text:p>Runed Bloodstained Hauberk</text:p>
          </table:table-cell>
          <table:table-cell office:value-type="string" table:style-name="ce1">
            <text:p>Venox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anzils Band</text:p>
          </table:table-cell>
          <table:table-cell office:value-type="string" table:style-name="ce1">
            <text:p>Zanzil's Band</text:p>
          </table:table-cell>
          <table:table-cell office:value-type="string" table:style-name="ce1">
            <text:p>Venox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lianische Steinaxt</text:p>
          </table:table-cell>
          <table:table-cell office:value-type="string" table:style-name="ce1">
            <text:p>Zulian Stone Axe</text:p>
          </table:table-cell>
          <table:table-cell office:value-type="string" table:style-name="ce1">
            <text:p>Venox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lianischer Tigerbalgumhang</text:p>
          </table:table-cell>
          <table:table-cell office:value-type="string" table:style-name="ce1">
            <text:p>Zulian Tigerhide Cloak</text:p>
          </table:table-cell>
          <table:table-cell office:value-type="string" table:style-name="ce1">
            <text:p>Venox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oodoojagdbogen</text:p>
          </table:table-cell>
          <table:table-cell office:value-type="string" table:style-name="ce1">
            <text:p>Hoodoo Hunting Bow</text:p>
          </table:table-cell>
          <table:table-cell office:value-type="string" table:style-name="ce1">
            <text:p>Wushoola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ushoolays Mähne</text:p>
          </table:table-cell>
          <table:table-cell office:value-type="string" table:style-name="ce1">
            <text:p>Wushoolay's Mane</text:p>
          </table:table-cell>
          <table:table-cell office:value-type="string" table:style-name="ce1">
            <text:p>Wushoola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ushoolays Schüreisen</text:p>
          </table:table-cell>
          <table:table-cell office:value-type="string" table:style-name="ce1">
            <text:p>Wushoolay's Poker</text:p>
          </table:table-cell>
          <table:table-cell office:value-type="string" table:style-name="ce1">
            <text:p>Wushoolay</text:p>
          </table:table-cell>
          <table:table-cell table:number-columns-repeated="16381"/>
        </table:table-row>
        <table:table-row table:number-rows-repeated="1048459" table:style-name="ro2">
          <table:table-cell table:number-columns-repeated="16384"/>
        </table:table-row>
      </table:table>
      <table:table table:name="AQ20" table:style-name="ta1"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20" table:default-cell-style-name="ce1"/>
        <table:table-column table:style-name="co1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8" table:default-cell-style-name="ce1"/>
        <table:table-column table:style-name="co5" table:number-columns-repeated="16375" table:default-cell-style-name="ce1"/>
        <table:table-row table:style-name="ro1">
          <table:table-cell table:number-columns-repeated="3" table:style-name="ce1"/>
          <table:table-cell office:value-type="string" table:style-name="ce2">
            <text:p>ItemName</text:p>
          </table:table-cell>
          <table:table-cell table:style-name="ce2"/>
          <table:table-cell office:value-type="string" table:style-name="ce2">
            <text:p>ItemNameEN</text:p>
          </table:table-cell>
          <table:table-cell table:style-name="ce2"/>
          <table:table-cell office:value-type="string" table:style-name="ce2">
            <text:p>Boss</text:p>
          </table:table-cell>
          <table:table-cell office:value-type="string" table:style-name="ce2">
            <text:p>Class</text:p>
          </table:table-cell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1" table:style-name="ce1">
            <text:p>500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Wüstenbeschütz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Desert Protector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riest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2" table:style-name="ce1">
            <text:p>500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r feurigen Sand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Fiery Sands</text:p>
          </table:table-cell>
          <table:table-cell office:value-type="string" table:style-name="ce1">
            <text:p>'),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g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3" table:style-name="ce1">
            <text:p>500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ogen der straffen Sehn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w of Taut Sinew</text:p>
          </table:table-cell>
          <table:table-cell office:value-type="string" table:style-name="ce1">
            <text:p>'),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Warlock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4" table:style-name="ce1">
            <text:p>500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elm des Nachwachs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elm of Regrowth</text:p>
          </table:table-cell>
          <table:table-cell office:value-type="string" table:style-name="ce1">
            <text:p>'),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ogu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5" table:style-name="ce1">
            <text:p>500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r Wüstenwind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the Desert Winds</text:p>
          </table:table-cell>
          <table:table-cell office:value-type="string" table:style-name="ce1">
            <text:p>'),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ruid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6" table:style-name="ce1">
            <text:p>500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aus Silithidenschupp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caled Silithid Gauntlets</text:p>
          </table:table-cell>
          <table:table-cell office:value-type="string" table:style-name="ce1">
            <text:p>'),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unter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7" table:style-name="ce1">
            <text:p>500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chel von Ayamis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inger of Ayamiss</text:p>
          </table:table-cell>
          <table:table-cell office:value-type="string" table:style-name="ce1">
            <text:p>'),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Shama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Zeremonienring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Ceremonial Ring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40, 39, 36, 38, 41, 37</text:p>
          </table:table-cell>
          <table:table-cell office:value-type="string" table:style-name="ce1">
            <text:p>6, 4, 1, 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arrior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bieterring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Magisterial Ring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40, 39, 36, 38, 41, 37</text:p>
          </table:table-cell>
          <table:table-cell office:value-type="string" table:style-name="ce1">
            <text:p>8, 9, 7, 2, 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adi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ampftuch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Martial Drape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40, 39, 36, 37</text:p>
          </table:table-cell>
          <table:table-cell office:value-type="string" table:style-name="ce1">
            <text:p>8, 4, 1, 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oheitstuch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Regal Drape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40, 39, 36, 37</text:p>
          </table:table-cell>
          <table:table-cell office:value-type="string" table:style-name="ce1">
            <text:p>9, 6, 7, 3, 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Kurinaxx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rschnörkelter Griff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Ornate Hilt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40, 39, 38, 41</text:p>
          </table:table-cell>
          <table:table-cell office:value-type="string" table:style-name="ce1">
            <text:p>1, 2, 3, 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ajaxx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chelgriff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Spiked Hilt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40, 39, 38, 41</text:p>
          </table:table-cell>
          <table:table-cell office:value-type="string" table:style-name="ce1">
            <text:p>8, 9, 6, 4, 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oam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4" table:style-name="ce1">
            <text:p>500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s Unbewegli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the Immovable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40, 38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Buru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5" table:style-name="ce1">
            <text:p>500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urus Schädelfragmen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uru''s Skull Fragment</text:p>
          </table:table-cell>
          <table:table-cell office:value-type="string" table:style-name="ce1">
            <text:p>'),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Ayamis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6" table:style-name="ce1">
            <text:p>500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Chitinstachelfetisch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Fetish of Chitinous Spikes</text:p>
          </table:table-cell>
          <table:table-cell office:value-type="string" table:style-name="ce1">
            <text:p>'),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Ossiria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7" table:style-name="ce1">
            <text:p>500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s Schwarm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the Swarm</text:p>
          </table:table-cell>
          <table:table-cell office:value-type="string" table:style-name="ce1">
            <text:p>'),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Trash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8" table:style-name="ce1">
            <text:p>500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reibsandwandl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uicksand Waders</text:p>
          </table:table-cell>
          <table:table-cell office:value-type="string" table:style-name="ce1">
            <text:p>'),</text:p>
          </table:table-cell>
          <table:table-cell office:value-type="float" office:value="39" table:style-name="ce1">
            <text:p>3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9" table:style-name="ce1">
            <text:p>500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ppenarmschienen des Verschling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caled Bracers of the Gorger</text:p>
          </table:table-cell>
          <table:table-cell office:value-type="string" table:style-name="ce1">
            <text:p>'),</text:p>
          </table:table-cell>
          <table:table-cell office:value-type="float" office:value="39" table:style-name="ce1">
            <text:p>3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0" table:style-name="ce1">
            <text:p>500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leimkick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lime Kickers</text:p>
          </table:table-cell>
          <table:table-cell office:value-type="string" table:style-name="ce1">
            <text:p>'),</text:p>
          </table:table-cell>
          <table:table-cell office:value-type="float" office:value="39" table:style-name="ce1">
            <text:p>3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1" table:style-name="ce1">
            <text:p>500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leimige Schuppenstulp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limy Scaled Gauntlets</text:p>
          </table:table-cell>
          <table:table-cell office:value-type="string" table:style-name="ce1">
            <text:p>'),</text:p>
          </table:table-cell>
          <table:table-cell office:value-type="float" office:value="39" table:style-name="ce1">
            <text:p>3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2" table:style-name="ce1">
            <text:p>500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Zorn des vergessenen Schwarm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Fury of the Forgotten Swarm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CAPTIAN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3" table:style-name="ce1">
            <text:p>500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mmer der Qirajigewal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vel of Qiraji Authority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CAPTIAN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4" table:style-name="ce1">
            <text:p>500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reter des wandernden Nomad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reads of the Wandering Nomad</text:p>
          </table:table-cell>
          <table:table-cell office:value-type="string" table:style-name="ce1">
            <text:p>'),</text:p>
          </table:table-cell>
          <table:table-cell office:value-type="string" table:style-name="ce1">
            <text:p>CAPTIAN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5" table:style-name="ce1">
            <text:p>500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r Inquisitio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elt of the Inquisition</text:p>
          </table:table-cell>
          <table:table-cell office:value-type="string" table:style-name="ce1">
            <text:p>'),</text:p>
          </table:table-cell>
          <table:table-cell office:value-type="float" office:value="36" table:style-name="ce1">
            <text:p>3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6" table:style-name="ce1">
            <text:p>500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s Sandhäsch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elt of the Sand Reaver</text:p>
          </table:table-cell>
          <table:table-cell office:value-type="string" table:style-name="ce1">
            <text:p>'),</text:p>
          </table:table-cell>
          <table:table-cell office:value-type="float" office:value="36" table:style-name="ce1">
            <text:p>3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7" table:style-name="ce1">
            <text:p>500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Opferdolch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Sacrificial Dagger</text:p>
          </table:table-cell>
          <table:table-cell office:value-type="string" table:style-name="ce1">
            <text:p>'),</text:p>
          </table:table-cell>
          <table:table-cell office:value-type="float" office:value="36" table:style-name="ce1">
            <text:p>3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gelenksschützer des Sandhäsch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and Reaver Wristguards</text:p>
          </table:table-cell>
          <table:table-cell office:value-type="string" table:style-name="ce1">
            <text:p>'),</text:p>
          </table:table-cell>
          <table:table-cell office:value-type="float" office:value="36" table:style-name="ce1">
            <text:p>3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9" table:style-name="ce1">
            <text:p>500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aus gekräftigter Silithidenhau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oughened Silithid Hide Gloves</text:p>
          </table:table-cell>
          <table:table-cell office:value-type="string" table:style-name="ce1">
            <text:p>'),</text:p>
          </table:table-cell>
          <table:table-cell office:value-type="float" office:value="36" table:style-name="ce1">
            <text:p>3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wänder der Sandstür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Vestments of the Shifting Sands</text:p>
          </table:table-cell>
          <table:table-cell office:value-type="string" table:style-name="ce1">
            <text:p>'),</text:p>
          </table:table-cell>
          <table:table-cell office:value-type="float" office:value="36" table:style-name="ce1">
            <text:p>3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1" table:style-name="ce1">
            <text:p>5003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Pläne: Dunkler Griff des Zerstör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lans: Black Grasp of the Destroyer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2" table:style-name="ce1">
            <text:p>500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Chitinschulterschutz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hitinous Shoulderguards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s Rett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the Savior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urban der staubigen Wind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ustwind Turban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5" table:style-name="ce1">
            <text:p>5003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uge von Moam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ye of Moam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6" table:style-name="ce1">
            <text:p>5003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s Südwin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Southwind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7" table:style-name="ce1">
            <text:p>5003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inplatten des Zerstör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egplates of the Destroyer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8" table:style-name="ce1">
            <text:p>5003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ntel von Maz''Nadi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ntle of Maz''Nadir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9" table:style-name="ce1">
            <text:p>5003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Obsidianschuppengamas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Obsidian Scaled Leggings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0" table:style-name="ce1">
            <text:p>500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Fury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1" table:style-name="ce1">
            <text:p>5004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elm des Südwin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outhwind Helm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2" table:style-name="ce1">
            <text:p>500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ralle der gewaltigen Konzentratio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alon of Furious Concentration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3" table:style-name="ce1">
            <text:p>5004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icker Silithidenbrustschutz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hick Silithid Chestguard</text:p>
          </table:table-cell>
          <table:table-cell office:value-type="string" table:style-name="ce1">
            <text:p>'),</text:p>
          </table:table-cell>
          <table:table-cell office:value-type="float" office:value="38" table:style-name="ce1">
            <text:p>3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4" table:style-name="ce1">
            <text:p>5004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schienen der Unbarmherzigk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acers of Brutality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5" table:style-name="ce1">
            <text:p>5004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brust der bevorstehenden Verdammni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rossbow of Imminent Doom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6" table:style-name="ce1">
            <text:p>500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s neuen Leb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New Life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7" table:style-name="ce1">
            <text:p>5004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r düsteren Weis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Dark Wisdom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8" table:style-name="ce1">
            <text:p>500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opf von Ossirian dem Narbenlos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ead of Ossirian the Unscarred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9" table:style-name="ce1">
            <text:p>5004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elm der Herrschaf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elm of Domination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0" table:style-name="ce1">
            <text:p>500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maschen des schwarzen Blizzard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eggings of the Black Blizzard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1" table:style-name="ce1">
            <text:p>5005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ntel von Horusath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ntle of the Horusath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2" table:style-name="ce1">
            <text:p>5005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Ossirians Bind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Ossirian''s Binding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3" table:style-name="ce1">
            <text:p>500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ltern mit runenverzierten Stein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unic Stone Shoulders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4" table:style-name="ce1">
            <text:p>5005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andpolierter Hamm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and Polished Hammer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5" table:style-name="ce1">
            <text:p>5005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andsturmumha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andstorm Cloak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6" table:style-name="ce1">
            <text:p>5005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esseln des Narbenlos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hackles of the Unscarred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7" table:style-name="ce1">
            <text:p>500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b der Ruin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aff of the Ruins</text:p>
          </table:table-cell>
          <table:table-cell office:value-type="string" table:style-name="ce1">
            <text:p>'),</text:p>
          </table:table-cell>
          <table:table-cell office:value-type="float" office:value="41" table:style-name="ce1">
            <text:p>4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8" table:style-name="ce1">
            <text:p>5005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Qirajigenera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Qiraji General</text:p>
          </table:table-cell>
          <table:table-cell office:value-type="string" table:style-name="ce1">
            <text:p>'),</text:p>
          </table:table-cell>
          <table:table-cell office:value-type="float" office:value="37" table:style-name="ce1">
            <text:p>3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9" table:style-name="ce1">
            <text:p>5005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Vorpost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Vanguard</text:p>
          </table:table-cell>
          <table:table-cell office:value-type="string" table:style-name="ce1">
            <text:p>'),</text:p>
          </table:table-cell>
          <table:table-cell office:value-type="float" office:value="37" table:style-name="ce1">
            <text:p>3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60" table:style-name="ce1">
            <text:p>5006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schienen des Qirajikommando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acers of Qiraji Command</text:p>
          </table:table-cell>
          <table:table-cell office:value-type="string" table:style-name="ce1">
            <text:p>'),</text:p>
          </table:table-cell>
          <table:table-cell office:value-type="float" office:value="37" table:style-name="ce1">
            <text:p>3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61" table:style-name="ce1">
            <text:p>5006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inplatten des Qirajikommando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egplates of the Qiraji Command</text:p>
          </table:table-cell>
          <table:table-cell office:value-type="string" table:style-name="ce1">
            <text:p>'),</text:p>
          </table:table-cell>
          <table:table-cell office:value-type="float" office:value="37" table:style-name="ce1">
            <text:p>3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62" table:style-name="ce1">
            <text:p>500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enschentöter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nslayer of the Qiraji</text:p>
          </table:table-cell>
          <table:table-cell office:value-type="string" table:style-name="ce1">
            <text:p>'),</text:p>
          </table:table-cell>
          <table:table-cell office:value-type="float" office:value="37" table:style-name="ce1">
            <text:p>3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63" table:style-name="ce1">
            <text:p>5006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üdwinds Griff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outhwind''s Grasp</text:p>
          </table:table-cell>
          <table:table-cell office:value-type="string" table:style-name="ce1">
            <text:p>')</text:p>
          </table:table-cell>
          <table:table-cell office:value-type="float" office:value="37" table:style-name="ce1">
            <text:p>37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1" table:style-name="ce1">
            <text:p>50001</text:p>
          </table:table-cell>
          <table:table-cell office:value-type="string" table:style-name="ce1">
            <text:p>,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2" table:style-name="ce1">
            <text:p>50002</text:p>
          </table:table-cell>
          <table:table-cell office:value-type="string" table:style-name="ce1">
            <text:p>,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3" table:style-name="ce1">
            <text:p>50003</text:p>
          </table:table-cell>
          <table:table-cell office:value-type="string" table:style-name="ce1">
            <text:p>,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4" table:style-name="ce1">
            <text:p>50004</text:p>
          </table:table-cell>
          <table:table-cell office:value-type="string" table:style-name="ce1">
            <text:p>,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5" table:style-name="ce1">
            <text:p>50005</text:p>
          </table:table-cell>
          <table:table-cell office:value-type="string" table:style-name="ce1">
            <text:p>,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6" table:style-name="ce1">
            <text:p>50006</text:p>
          </table:table-cell>
          <table:table-cell office:value-type="string" table:style-name="ce1">
            <text:p>,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7" table:style-name="ce1">
            <text:p>50007</text:p>
          </table:table-cell>
          <table:table-cell office:value-type="string" table:style-name="ce1">
            <text:p>,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,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09" table:style-name="ce1">
            <text:p>50009</text:p>
          </table:table-cell>
          <table:table-cell office:value-type="string" table:style-name="ce1">
            <text:p>,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,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,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2" table:style-name="ce1">
            <text:p>50012</text:p>
          </table:table-cell>
          <table:table-cell office:value-type="string" table:style-name="ce1">
            <text:p>,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,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4" table:style-name="ce1">
            <text:p>50014</text:p>
          </table:table-cell>
          <table:table-cell office:value-type="string" table:style-name="ce1">
            <text:p>,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4" table:style-name="ce1">
            <text:p>50014</text:p>
          </table:table-cell>
          <table:table-cell office:value-type="string" table:style-name="ce1">
            <text:p>,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5" table:style-name="ce1">
            <text:p>50015</text:p>
          </table:table-cell>
          <table:table-cell office:value-type="string" table:style-name="ce1">
            <text:p>,</text:p>
          </table:table-cell>
          <table:table-cell office:value-type="float" office:value="39" table:style-name="ce4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6" table:style-name="ce1">
            <text:p>50016</text:p>
          </table:table-cell>
          <table:table-cell office:value-type="string" table:style-name="ce1">
            <text:p>,</text:p>
          </table:table-cell>
          <table:table-cell office:value-type="float" office:value="39" table:style-name="ce4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7" table:style-name="ce1">
            <text:p>50017</text:p>
          </table:table-cell>
          <table:table-cell office:value-type="string" table:style-name="ce1">
            <text:p>,</text:p>
          </table:table-cell>
          <table:table-cell office:value-type="float" office:value="39" table:style-name="ce4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8" table:style-name="ce1">
            <text:p>50018</text:p>
          </table:table-cell>
          <table:table-cell office:value-type="string" table:style-name="ce1">
            <text:p>,</text:p>
          </table:table-cell>
          <table:table-cell office:value-type="float" office:value="39" table:style-name="ce4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19" table:style-name="ce1">
            <text:p>50019</text:p>
          </table:table-cell>
          <table:table-cell office:value-type="string" table:style-name="ce1">
            <text:p>,</text:p>
          </table:table-cell>
          <table:table-cell office:value-type="float" office:value="39" table:style-name="ce4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0" table:style-name="ce1">
            <text:p>50020</text:p>
          </table:table-cell>
          <table:table-cell office:value-type="string" table:style-name="ce1">
            <text:p>,</text:p>
          </table:table-cell>
          <table:table-cell office:value-type="float" office:value="39" table:style-name="ce4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1" table:style-name="ce1">
            <text:p>50021</text:p>
          </table:table-cell>
          <table:table-cell office:value-type="string" table:style-name="ce1">
            <text:p>,</text:p>
          </table:table-cell>
          <table:table-cell office:value-type="float" office:value="39" table:style-name="ce4">
            <text:p>3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2" table:style-name="ce1">
            <text:p>50022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3" table:style-name="ce1">
            <text:p>50023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4" table:style-name="ce1">
            <text:p>50024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5" table:style-name="ce1">
            <text:p>50025</text:p>
          </table:table-cell>
          <table:table-cell office:value-type="string" table:style-name="ce1">
            <text:p>,</text:p>
          </table:table-cell>
          <table:table-cell office:value-type="float" office:value="36" table:style-name="ce4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6" table:style-name="ce1">
            <text:p>50026</text:p>
          </table:table-cell>
          <table:table-cell office:value-type="string" table:style-name="ce1">
            <text:p>,</text:p>
          </table:table-cell>
          <table:table-cell office:value-type="float" office:value="36" table:style-name="ce4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7" table:style-name="ce1">
            <text:p>50027</text:p>
          </table:table-cell>
          <table:table-cell office:value-type="string" table:style-name="ce1">
            <text:p>,</text:p>
          </table:table-cell>
          <table:table-cell office:value-type="float" office:value="36" table:style-name="ce4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,</text:p>
          </table:table-cell>
          <table:table-cell office:value-type="float" office:value="36" table:style-name="ce4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29" table:style-name="ce1">
            <text:p>50029</text:p>
          </table:table-cell>
          <table:table-cell office:value-type="string" table:style-name="ce1">
            <text:p>,</text:p>
          </table:table-cell>
          <table:table-cell office:value-type="float" office:value="36" table:style-name="ce4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,</text:p>
          </table:table-cell>
          <table:table-cell office:value-type="float" office:value="36" table:style-name="ce4">
            <text:p>3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1" table:style-name="ce1">
            <text:p>50031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2" table:style-name="ce1">
            <text:p>50032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5" table:style-name="ce1">
            <text:p>50035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6" table:style-name="ce1">
            <text:p>50036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7" table:style-name="ce1">
            <text:p>50037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8" table:style-name="ce1">
            <text:p>50038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39" table:style-name="ce1">
            <text:p>50039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0" table:style-name="ce1">
            <text:p>50040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1" table:style-name="ce1">
            <text:p>50041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2" table:style-name="ce1">
            <text:p>50042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3" table:style-name="ce1">
            <text:p>50043</text:p>
          </table:table-cell>
          <table:table-cell office:value-type="string" table:style-name="ce1">
            <text:p>,</text:p>
          </table:table-cell>
          <table:table-cell office:value-type="float" office:value="38" table:style-name="ce4">
            <text:p>3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4" table:style-name="ce1">
            <text:p>50044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5" table:style-name="ce1">
            <text:p>50045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6" table:style-name="ce1">
            <text:p>50046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7" table:style-name="ce1">
            <text:p>50047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8" table:style-name="ce1">
            <text:p>50048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49" table:style-name="ce1">
            <text:p>50049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0" table:style-name="ce1">
            <text:p>50050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1" table:style-name="ce1">
            <text:p>50051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2" table:style-name="ce1">
            <text:p>50052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3" table:style-name="ce1">
            <text:p>50053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4" table:style-name="ce1">
            <text:p>50054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5" table:style-name="ce1">
            <text:p>50055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6" table:style-name="ce1">
            <text:p>50056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7" table:style-name="ce1">
            <text:p>50057</text:p>
          </table:table-cell>
          <table:table-cell office:value-type="string" table:style-name="ce1">
            <text:p>,</text:p>
          </table:table-cell>
          <table:table-cell office:value-type="float" office:value="41" table:style-name="ce4">
            <text:p>4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8" table:style-name="ce1">
            <text:p>50058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59" table:style-name="ce1">
            <text:p>50059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60" table:style-name="ce1">
            <text:p>50060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61" table:style-name="ce1">
            <text:p>50061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62" table:style-name="ce1">
            <text:p>50062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50063" table:style-name="ce1">
            <text:p>50063</text:p>
          </table:table-cell>
          <table:table-cell office:value-type="string" table:style-name="ce1">
            <text:p>,</text:p>
          </table:table-cell>
          <table:table-cell office:value-type="float" office:value="37" table:style-name="ce4">
            <text:p>37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1048395" table:style-name="ro3">
          <table:table-cell table:number-columns-repeated="16384"/>
        </table:table-row>
      </table:table>
      <table:table table:name="AQ40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16377" table:default-cell-style-name="ce1"/>
        <table:table-row table:style-name="ro1">
          <table:table-cell table:number-columns-repeated="3" table:style-name="ce1"/>
          <table:table-cell office:value-type="string" table:style-name="ce2">
            <text:p>ItemName</text:p>
          </table:table-cell>
          <table:table-cell table:style-name="ce2"/>
          <table:table-cell office:value-type="string" table:style-name="ce2">
            <text:p>ItemNameEN</text:p>
          </table:table-cell>
          <table:table-cell table:style-name="ce2"/>
          <table:table-cell office:value-type="string" table:style-name="ce2">
            <text:p>Boss</text:p>
          </table:table-cell>
          <table:table-cell office:value-type="string" table:style-name="ce2">
            <text:p>Class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1" table:style-name="ce1">
            <text:p>600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bfuss von Atiesh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ase of Atiesh</text:p>
          </table:table-cell>
          <table:table-cell office:value-type="string" table:style-name="ce1">
            <text:p>'),</text:p>
          </table:table-cell>
          <table:table-cell office:value-type="string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Skera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2" table:style-name="ce1">
            <text:p>600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r endlosen Pei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elt of Never-ending Agony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Kri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3" table:style-name="ce1">
            <text:p>600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Carapace of the Old God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arapace of the Old God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Yauj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4" table:style-name="ce1">
            <text:p>600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r Klarsich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Clarity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Ve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5" table:style-name="ce1">
            <text:p>600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s Verschlungen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the Devoured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Sartur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6" table:style-name="ce1">
            <text:p>600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unkle Schneide des Irrsin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ark Edge of Insanity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Fankriss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7" table:style-name="ce1">
            <text:p>600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r dunklen Stürm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ark Storm Gauntlets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Viscidius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8" table:style-name="ce1">
            <text:p>600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ch des Tode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eath''s Sting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Huhur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9" table:style-name="ce1">
            <text:p>600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uge von C''Thu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ye of C''Thun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Veklo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ugenstrangkord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Eyestalk Waist Cord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Veknilas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1" table:style-name="ce1">
            <text:p>600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r Vernicht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Annihilation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Ouro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2" table:style-name="ce1">
            <text:p>600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riff des alten Gotte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rasp of the Old God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Cthu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3" table:style-name="ce1">
            <text:p>600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usk of the Old God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usk of the Old God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Tras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4" table:style-name="ce1">
            <text:p>600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l von C''Thu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rk of C''Thun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5" table:style-name="ce1">
            <text:p>600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Göttertöt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the Godslayer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ries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6" table:style-name="ce1">
            <text:p>600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zepter des falschen Prophet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cepter of the False Prophet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g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7" table:style-name="ce1">
            <text:p>600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zwungene Tentakel von C''Thu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Vanquished Tentacle of C''Thun</text:p>
          </table:table-cell>
          <table:table-cell office:value-type="string" table:style-name="ce1">
            <text:p>')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Warloc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8" table:style-name="ce1">
            <text:p>600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mulett von Vek''nilash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mulet of Vek''nilash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og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9" table:style-name="ce1">
            <text:p>600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s gefallenen Imperato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elt of the Fallen Emperor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ruid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0" table:style-name="ce1">
            <text:p>600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r göttlichen Erschein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Epiphany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unt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1" table:style-name="ce1">
            <text:p>600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reife der königlichen Erlös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acelets of Royal Redemption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Sham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2" table:style-name="ce1">
            <text:p>600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ormel: Umhang – Feingefüh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Formula: Enchant Cloak - Subtlety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arrio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3" table:style-name="ce1">
            <text:p>600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orme: Handschuhe – Bedroh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Formula: Enchant Gloves - Threat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alad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4" table:style-name="ce1">
            <text:p>600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s verborgenen Tempe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the Hidden Temple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5" table:style-name="ce1">
            <text:p>600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riff des gefallenen Imperato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rasp of the Fallen Emperor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6" table:style-name="ce1">
            <text:p>600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alimdors Rach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Kalimdor''s Revenge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ollstreckungsarmschienen der Qiraj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Execution Bracers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8" table:style-name="ce1">
            <text:p>600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k''nilashs Gürtel der Regeneratio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egenerating Belt of Vek''nilash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9" table:style-name="ce1">
            <text:p>600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Imperators Vek''lo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Emperor Vek''lor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öniglicher Qirajigürt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oyal Qiraji Belt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1" table:style-name="ce1">
            <text:p>6003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önigliches Szepter von Vek''lo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oyal Scepter of Vek''lor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2" table:style-name="ce1">
            <text:p>600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k''lor''s Diadem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Vek''lor''s Diadem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9, 6, 4, 7, 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3" table:style-name="ce1">
            <text:p>6003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k''lors Handschuhe der Verwüst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Vek''lor''s Gloves of Devastation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4" table:style-name="ce1">
            <text:p>600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k''nilash''s Circle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Vek''nilash''s Circlet</text:p>
          </table:table-cell>
          <table:table-cell office:value-type="string" table:style-name="ce1">
            <text:p>')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8, 1, 2, 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Imperiale Qirajiwaff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Imperial Qiraji Armaments</text:p>
          </table:table-cell>
          <table:table-cell office:value-type="string" table:style-name="ce1">
            <text:p>'),</text:p>
          </table:table-cell>
          <table:table-cell office:value-type="string" table:style-name="ce4">
            <text:p>51, 48, 50, 53, 47, 43, 46, 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Imperiale Qirajiinsigni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Imperial Qiraji Regalia</text:p>
          </table:table-cell>
          <table:table-cell office:value-type="string" table:style-name="ce1">
            <text:p>'),</text:p>
          </table:table-cell>
          <table:table-cell office:value-type="string" table:style-name="ce4">
            <text:p>51, 48, 50, 53, 47, 43, 46, 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7" table:style-name="ce1">
            <text:p>6003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ralter Qirajizerfetz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ncient Qiraji Ripper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8" table:style-name="ce1">
            <text:p>6003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Widerhaken des Sandhäsch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arb of the Sand Reaver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9" table:style-name="ce1">
            <text:p>6003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chelhalsreif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arbed Choker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0" table:style-name="ce1">
            <text:p>600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r ungelüfteten Geheimniss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Untold Secrets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1" table:style-name="ce1">
            <text:p>6004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etisch des Sandhäsch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Fetish of the Sand Reaver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2" table:style-name="ce1">
            <text:p>600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Schwarmbaugräb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ive Tunneler''s Boots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3" table:style-name="ce1">
            <text:p>6004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uchband der Anmu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ibram of Grace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4" table:style-name="ce1">
            <text:p>6004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ntel der boshaften Rach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ntle of Wicked Revenge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5" table:style-name="ce1">
            <text:p>6004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lterstücke des Unerbittli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auldrons of the Unrelenting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6" table:style-name="ce1">
            <text:p>600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ben des Schutzheilig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obes of the Guardian Saint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7" table:style-name="ce1">
            <text:p>6004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ppengamaschen des Sandhäsch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caled Sand Reaver Leggings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8" table:style-name="ce1">
            <text:p>600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rustschutz aus Silithidenknochenpanz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ilithid Carapace Chestguard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9" table:style-name="ce1">
            <text:p>6004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otem des Leb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otem of Life</text:p>
          </table:table-cell>
          <table:table-cell office:value-type="string" table:style-name="ce1">
            <text:p>')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0" table:style-name="ce1">
            <text:p>600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s goldenen Schwarm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the Golden Hive</text:p>
          </table:table-cell>
          <table:table-cell office:value-type="string" table:style-name="ce1">
            <text:p>')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1" table:style-name="ce1">
            <text:p>6005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s Messia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the Messiah</text:p>
          </table:table-cell>
          <table:table-cell office:value-type="string" table:style-name="ce1">
            <text:p>')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2" table:style-name="ce1">
            <text:p>6005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gelenksschützer des Schwarmbauentweih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ive Defiler Wristguards</text:p>
          </table:table-cell>
          <table:table-cell office:value-type="string" table:style-name="ce1">
            <text:p>')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3" table:style-name="ce1">
            <text:p>600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50s Stach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50''s Stinger</text:p>
          </table:table-cell>
          <table:table-cell office:value-type="string" table:style-name="ce1">
            <text:p>')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4" table:style-name="ce1">
            <text:p>6005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Märtyr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the Martyr</text:p>
          </table:table-cell>
          <table:table-cell office:value-type="string" table:style-name="ce1">
            <text:p>')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5" table:style-name="ce1">
            <text:p>6005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Wespenhautstulp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Wasphide Gauntlets</text:p>
          </table:table-cell>
          <table:table-cell office:value-type="string" table:style-name="ce1">
            <text:p>')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6" table:style-name="ce1">
            <text:p>6005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Qiraji Bindings of Command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Bindings of Command</text:p>
          </table:table-cell>
          <table:table-cell office:value-type="string" table:style-name="ce1">
            <text:p>'),</text:p>
          </table:table-cell>
          <table:table-cell office:value-type="string" table:style-name="ce4">
            <text:p>50, 49</text:p>
          </table:table-cell>
          <table:table-cell office:value-type="string" table:style-name="ce1">
            <text:p>8, 6, 4, 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7" table:style-name="ce1">
            <text:p>600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Qiraji Bindings of Dominanc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Qiraji Bindings of Dominance</text:p>
          </table:table-cell>
          <table:table-cell office:value-type="string" table:style-name="ce1">
            <text:p>'),</text:p>
          </table:table-cell>
          <table:table-cell office:value-type="string" table:style-name="ce4">
            <text:p>50, 49</text:p>
          </table:table-cell>
          <table:table-cell office:value-type="string" table:style-name="ce1">
            <text:p>9, 7, 2, 3, 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8" table:style-name="ce1">
            <text:p>6005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rmschienen des Wühl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urrower Bracers</text:p>
          </table:table-cell>
          <table:table-cell office:value-type="string" table:style-name="ce1">
            <text:p>')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9" table:style-name="ce1">
            <text:p>6005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on Rigobertos verlorener Hu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Don Rigoberto''s Lost Hat</text:p>
          </table:table-cell>
          <table:table-cell office:value-type="string" table:style-name="ce1">
            <text:p>')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0" table:style-name="ce1">
            <text:p>6006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Jom Gabba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Jom Gabbar</text:p>
          </table:table-cell>
          <table:table-cell office:value-type="string" table:style-name="ce1">
            <text:p>')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1" table:style-name="ce1">
            <text:p>6006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Larve des grossen Wurm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arvae of the Great Worm</text:p>
          </table:table-cell>
          <table:table-cell office:value-type="string" table:style-name="ce1">
            <text:p>')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2" table:style-name="ce1">
            <text:p>600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53s Intakte Hau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53''s Intact Hide</text:p>
          </table:table-cell>
          <table:table-cell office:value-type="string" table:style-name="ce1">
            <text:p>')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8, 4, 1, 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3" table:style-name="ce1">
            <text:p>6006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ut des grossen Sandwurm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kin of the Great Sandworm</text:p>
          </table:table-cell>
          <table:table-cell office:value-type="string" table:style-name="ce1">
            <text:p>')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9, 6, 7, 3, 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4" table:style-name="ce1">
            <text:p>6006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Panzer des Wühl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he Burrower''s Shell</text:p>
          </table:table-cell>
          <table:table-cell office:value-type="string" table:style-name="ce1">
            <text:p>')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5" table:style-name="ce1">
            <text:p>600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Wurmschuppenblock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Wormscale Blocker</text:p>
          </table:table-cell>
          <table:table-cell office:value-type="string" table:style-name="ce1">
            <text:p>')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6" table:style-name="ce1">
            <text:p>6006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bzeichen der Schwarmwach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adge of the Swarmguard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7" table:style-name="ce1">
            <text:p>6006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44echerrankenhelm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reeping Vine Helm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8" table:style-name="ce1">
            <text:p>600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r festen Entschlosse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Steadfast Determination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9" table:style-name="ce1">
            <text:p>6006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r Vollstreck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Enforcement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0" table:style-name="ce1">
            <text:p>6007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maschen des faulenden Schwarm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eggings of the Festering Swarm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1" table:style-name="ce1">
            <text:p>6007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inplatten des flammenden Licht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egplates of Blazing Light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2" table:style-name="ce1">
            <text:p>6007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lskette der Rein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cklace of Purity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3" table:style-name="ce1">
            <text:p>6007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Zusammengesetzte Stief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ecomposed Boots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4" table:style-name="ce1">
            <text:p>6007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ben der Schlachtwach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obes of the Battleguard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5" table:style-name="ce1">
            <text:p>600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47s Mach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47''s Might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6" table:style-name="ce1">
            <text:p>6007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ppengamaschen des Qiraji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caled Leggings of Qiraji Fury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7" table:style-name="ce1">
            <text:p>6007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ilithidenklau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ilithid Claw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8" table:style-name="ce1">
            <text:p>6007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icker Qirajihautgürt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hick Qirajihide Belt</text:p>
          </table:table-cell>
          <table:table-cell office:value-type="string" table:style-name="ce1">
            <text:p>')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9" table:style-name="ce1">
            <text:p>6007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mulett des faulen Zauberschutze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mulet of Foul Warding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0" table:style-name="ce1">
            <text:p>6008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perrfeuerschulter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arrage Shoulders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1" table:style-name="ce1">
            <text:p>6008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gelenksschützer aus Käferschupp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eetle Scaled Wristguards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2" table:style-name="ce1">
            <text:p>6008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gefallenen Prophet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Fallen Prophet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3" table:style-name="ce1">
            <text:p>6008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r widerrufenen Prophezei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Redeemed Prophecy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4" table:style-name="ce1">
            <text:p>6008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standhaften Will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Unwavering Will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5" table:style-name="ce1">
            <text:p>6008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rustplatte der Vernicht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reastplate of Annihilation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6" table:style-name="ce1">
            <text:p>6008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s geballten Hasse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loak of Concentrated Hatred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7" table:style-name="ce1">
            <text:p>600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mmer von Ji''zhi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Hammer of Ji''zhi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8" table:style-name="ce1">
            <text:p>6008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maschen der bodenlosen Tief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Leggings of Immersion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9" table:style-name="ce1">
            <text:p>6008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nhänger des Qirajiwächt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endant of the Qiraji Guardian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0" table:style-name="ce1">
            <text:p>6009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Pläne: Dicke Obsidianbrustplatt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lans: Thick Obsidian Breastplate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1" table:style-name="ce1">
            <text:p>6009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wirren Gedank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Swarming Thought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2" table:style-name="ce1">
            <text:p>6009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b der Qirajiprophet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taff of the Qiraji Prophets</text:p>
          </table:table-cell>
          <table:table-cell office:value-type="string" table:style-name="ce1">
            <text:p>')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3" table:style-name="ce1">
            <text:p>6009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44egshammer des Anubisath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nubisath Warhammer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4" table:style-name="ce1">
            <text:p>6009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lauer Qirajiresonanz44stal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lue Qiraji Resonating Crystal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5" table:style-name="ce1">
            <text:p>6009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wand des königlichen Aufstieg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rb of Royal Ascension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6" table:style-name="ce1">
            <text:p>6009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s Unsterbli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the Immortal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7" table:style-name="ce1">
            <text:p>6009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r widerrufenen Prophezei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the Redeemed Prophecy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8" table:style-name="ce1">
            <text:p>6009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rüner Qirajiresonanz44stal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reen Qiraji Resonating Crystal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9" table:style-name="ce1">
            <text:p>6009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eretzek der Bluttrink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Neretzek, The Blood Drinker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0" table:style-name="ce1">
            <text:p>601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ter Qirajiresonanz44stal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ed Qiraji Resonating Crystal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1" table:style-name="ce1">
            <text:p>601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tssyns Ring des Chao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tssyn''s Ring of Chaos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2" table:style-name="ce1">
            <text:p>601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plitter des gefallenen Ste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hard of the Fallen Star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3" table:style-name="ce1">
            <text:p>601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lber Qirajiresonanz44stal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Yellow Qiraji Resonating Crystal</text:p>
          </table:table-cell>
          <table:table-cell office:value-type="string" table:style-name="ce1">
            <text:p>')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4" table:style-name="ce1">
            <text:p>601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ngelistas Glücksbringe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ngelista''s Charm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5" table:style-name="ce1">
            <text:p>601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ngelistas Berühr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Angelista''s Touch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6" table:style-name="ce1">
            <text:p>601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llenbespritzte Stulp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ile-Covered Gauntlets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7" table:style-name="ce1">
            <text:p>601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gefallenen Held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Boots of the Fallen Hero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8" table:style-name="ce1">
            <text:p>601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Cape der Dreifaltigk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Cape of the Trinity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9" table:style-name="ce1">
            <text:p>601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von Ebru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loves of Ebru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0" table:style-name="ce1">
            <text:p>601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rscheinung des Verschlinger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uise of the Devourer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1" table:style-name="ce1">
            <text:p>601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ntel der inneren Kraf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ntle of Phrenic Power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2" table:style-name="ce1">
            <text:p>601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ntel des Wüstenfeldzug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ntle of the Desert Crusade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3" table:style-name="ce1">
            <text:p>601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ntel des Wüsten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Mantle of the Desert''s Fury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4" table:style-name="ce1">
            <text:p>601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rschlammte Stulp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Ooze-ridden Gauntlets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5" table:style-name="ce1">
            <text:p>601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rsteinerter Skarabäu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Petrified Scarab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6" table:style-name="ce1">
            <text:p>601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Verschlungen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the Devoured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7" table:style-name="ce1">
            <text:p>601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oben des Dreigesti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obes of the Triumvirate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8" table:style-name="ce1">
            <text:p>601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eistoffmantel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ernary Mantle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9" table:style-name="ce1">
            <text:p>601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riadengur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Triad Girdle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0" table:style-name="ce1">
            <text:p>601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kkos Ring der Dunkel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Ukko''s Ring of Darkness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1" table:style-name="ce1">
            <text:p>601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Weste der zügigen Vollstreckung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Vest of Swift Execution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2" table:style-name="ce1">
            <text:p>601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Zauberstab des Qirajiadel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Wand of Qiraji Nobility</text:p>
          </table:table-cell>
          <table:table-cell office:value-type="string" table:style-name="ce1">
            <text:p>')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3" table:style-name="ce1">
            <text:p>601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von Kalimdor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Kalimdor</text:p>
          </table:table-cell>
          <table:table-cell office:value-type="string" table:style-name="ce1">
            <text:p>')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4" table:style-name="ce1">
            <text:p>601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s rechtschaffenden Champio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Gauntlets of the Righteous Champion</text:p>
          </table:table-cell>
          <table:table-cell office:value-type="string" table:style-name="ce1">
            <text:p>')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5" table:style-name="ce1">
            <text:p>601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ötze der Gesundheit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Idol of Health</text:p>
          </table:table-cell>
          <table:table-cell office:value-type="string" table:style-name="ce1">
            <text:p>')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6" table:style-name="ce1">
            <text:p>601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Qirajizor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Ring of the Qiraji Fury</text:p>
          </table:table-cell>
          <table:table-cell office:value-type="string" table:style-name="ce1">
            <text:p>')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7" table:style-name="ce1">
            <text:p>601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karabäusbrosche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carab Brooch</text:p>
          </table:table-cell>
          <table:table-cell office:value-type="string" table:style-name="ce1">
            <text:p>')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8" table:style-name="ce1">
            <text:p>601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schärfter Silithidenknochens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harpened Silithid Femur</text:p>
          </table:table-cell>
          <table:table-cell office:value-type="string" table:style-name="ce1">
            <text:p>')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9" table:style-name="ce1">
            <text:p>601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leimbeschichtete Gamaschen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Slime-coated Leggings</text:p>
          </table:table-cell>
          <table:table-cell office:value-type="string" table:style-name="ce1">
            <text:p>')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-</text:p>
          </table:table-cell>
          <table:table-cell table:number-columns-repeated="16375"/>
        </table:table-row>
        <table:table-row table:number-rows-repeated="2" table:style-name="ro2">
          <table:table-cell table:number-columns-repeated="7" table:style-name="ce1"/>
          <table:table-cell table:style-name="ce4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2" table:style-name="ce1">
            <text:p>60032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2" table:style-name="ce1">
            <text:p>60032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2" table:style-name="ce1">
            <text:p>60032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2" table:style-name="ce1">
            <text:p>60032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2" table:style-name="ce1">
            <text:p>60032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4" table:style-name="ce1">
            <text:p>60034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4" table:style-name="ce1">
            <text:p>60034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4" table:style-name="ce1">
            <text:p>60034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4" table:style-name="ce1">
            <text:p>60034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6" table:style-name="ce1">
            <text:p>60056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6" table:style-name="ce1">
            <text:p>60056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6" table:style-name="ce1">
            <text:p>60056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6" table:style-name="ce1">
            <text:p>60056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7" table:style-name="ce1">
            <text:p>60057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7" table:style-name="ce1">
            <text:p>60057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7" table:style-name="ce1">
            <text:p>60057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7" table:style-name="ce1">
            <text:p>60057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7" table:style-name="ce1">
            <text:p>60057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2" table:style-name="ce1">
            <text:p>60062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2" table:style-name="ce1">
            <text:p>60062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2" table:style-name="ce1">
            <text:p>60062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2" table:style-name="ce1">
            <text:p>60062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3" table:style-name="ce1">
            <text:p>60063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3" table:style-name="ce1">
            <text:p>60063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3" table:style-name="ce1">
            <text:p>60063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3" table:style-name="ce1">
            <text:p>60063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3" table:style-name="ce1">
            <text:p>60063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7" table:style-name="ce1">
            <text:p>60097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1" table:style-name="ce1">
            <text:p>60001</text:p>
          </table:table-cell>
          <table:table-cell office:value-type="string" table:style-name="ce1">
            <text:p>,</text:p>
          </table:table-cell>
          <table:table-cell office:value-type="string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2" table:style-name="ce1">
            <text:p>60002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3" table:style-name="ce1">
            <text:p>60003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4" table:style-name="ce1">
            <text:p>60004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5" table:style-name="ce1">
            <text:p>60005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6" table:style-name="ce1">
            <text:p>60006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7" table:style-name="ce1">
            <text:p>60007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8" table:style-name="ce1">
            <text:p>60008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09" table:style-name="ce1">
            <text:p>60009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1" table:style-name="ce1">
            <text:p>60011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2" table:style-name="ce1">
            <text:p>60012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3" table:style-name="ce1">
            <text:p>60013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4" table:style-name="ce1">
            <text:p>60014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5" table:style-name="ce1">
            <text:p>60015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6" table:style-name="ce1">
            <text:p>60016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7" table:style-name="ce1">
            <text:p>60017</text:p>
          </table:table-cell>
          <table:table-cell office:value-type="string" table:style-name="ce1">
            <text:p>,</text:p>
          </table:table-cell>
          <table:table-cell office:value-type="float" office:value="54" table:style-name="ce4">
            <text:p>5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8" table:style-name="ce1">
            <text:p>60018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19" table:style-name="ce1">
            <text:p>60019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0" table:style-name="ce1">
            <text:p>60020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1" table:style-name="ce1">
            <text:p>60021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2" table:style-name="ce1">
            <text:p>60022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3" table:style-name="ce1">
            <text:p>60023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4" table:style-name="ce1">
            <text:p>60024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5" table:style-name="ce1">
            <text:p>60025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6" table:style-name="ce1">
            <text:p>60026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8" table:style-name="ce1">
            <text:p>60028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29" table:style-name="ce1">
            <text:p>60029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1" table:style-name="ce1">
            <text:p>60031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2" table:style-name="ce1">
            <text:p>60032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3" table:style-name="ce1">
            <text:p>60033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4" table:style-name="ce1">
            <text:p>60034</text:p>
          </table:table-cell>
          <table:table-cell office:value-type="string" table:style-name="ce1">
            <text:p>,</text:p>
          </table:table-cell>
          <table:table-cell office:value-type="float" office:value="51" table:style-name="ce4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5" table:style-name="ce1">
            <text:p>60035</text:p>
          </table:table-cell>
          <table:table-cell office:value-type="string" table:style-name="ce1">
            <text:p>,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6" table:style-name="ce1">
            <text:p>60036</text:p>
          </table:table-cell>
          <table:table-cell office:value-type="string" table:style-name="ce1">
            <text:p>,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7" table:style-name="ce1">
            <text:p>60037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8" table:style-name="ce1">
            <text:p>60038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39" table:style-name="ce1">
            <text:p>60039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0" table:style-name="ce1">
            <text:p>60040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1" table:style-name="ce1">
            <text:p>60041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2" table:style-name="ce1">
            <text:p>60042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3" table:style-name="ce1">
            <text:p>60043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4" table:style-name="ce1">
            <text:p>60044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5" table:style-name="ce1">
            <text:p>60045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6" table:style-name="ce1">
            <text:p>60046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7" table:style-name="ce1">
            <text:p>60047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8" table:style-name="ce1">
            <text:p>60048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49" table:style-name="ce1">
            <text:p>60049</text:p>
          </table:table-cell>
          <table:table-cell office:value-type="string" table:style-name="ce1">
            <text:p>,</text:p>
          </table:table-cell>
          <table:table-cell office:value-type="float" office:value="48" table:style-name="ce4">
            <text:p>4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0" table:style-name="ce1">
            <text:p>60050</text:p>
          </table:table-cell>
          <table:table-cell office:value-type="string" table:style-name="ce1">
            <text:p>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1" table:style-name="ce1">
            <text:p>60051</text:p>
          </table:table-cell>
          <table:table-cell office:value-type="string" table:style-name="ce1">
            <text:p>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2" table:style-name="ce1">
            <text:p>60052</text:p>
          </table:table-cell>
          <table:table-cell office:value-type="string" table:style-name="ce1">
            <text:p>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3" table:style-name="ce1">
            <text:p>60053</text:p>
          </table:table-cell>
          <table:table-cell office:value-type="string" table:style-name="ce1">
            <text:p>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4" table:style-name="ce1">
            <text:p>60054</text:p>
          </table:table-cell>
          <table:table-cell office:value-type="string" table:style-name="ce1">
            <text:p>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5" table:style-name="ce1">
            <text:p>60055</text:p>
          </table:table-cell>
          <table:table-cell office:value-type="string" table:style-name="ce1">
            <text:p>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6" table:style-name="ce1">
            <text:p>60056</text:p>
          </table:table-cell>
          <table:table-cell office:value-type="string" table:style-name="ce1">
            <text:p>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6" table:style-name="ce1">
            <text:p>60056</text:p>
          </table:table-cell>
          <table:table-cell office:value-type="string" table:style-name="ce1">
            <text:p>,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7" table:style-name="ce1">
            <text:p>60057</text:p>
          </table:table-cell>
          <table:table-cell office:value-type="string" table:style-name="ce1">
            <text:p>,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7" table:style-name="ce1">
            <text:p>60057</text:p>
          </table:table-cell>
          <table:table-cell office:value-type="string" table:style-name="ce1">
            <text:p>,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8" table:style-name="ce1">
            <text:p>60058</text:p>
          </table:table-cell>
          <table:table-cell office:value-type="string" table:style-name="ce1">
            <text:p>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59" table:style-name="ce1">
            <text:p>60059</text:p>
          </table:table-cell>
          <table:table-cell office:value-type="string" table:style-name="ce1">
            <text:p>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0" table:style-name="ce1">
            <text:p>60060</text:p>
          </table:table-cell>
          <table:table-cell office:value-type="string" table:style-name="ce1">
            <text:p>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1" table:style-name="ce1">
            <text:p>60061</text:p>
          </table:table-cell>
          <table:table-cell office:value-type="string" table:style-name="ce1">
            <text:p>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2" table:style-name="ce1">
            <text:p>60062</text:p>
          </table:table-cell>
          <table:table-cell office:value-type="string" table:style-name="ce1">
            <text:p>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3" table:style-name="ce1">
            <text:p>60063</text:p>
          </table:table-cell>
          <table:table-cell office:value-type="string" table:style-name="ce1">
            <text:p>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4" table:style-name="ce1">
            <text:p>60064</text:p>
          </table:table-cell>
          <table:table-cell office:value-type="string" table:style-name="ce1">
            <text:p>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5" table:style-name="ce1">
            <text:p>60065</text:p>
          </table:table-cell>
          <table:table-cell office:value-type="string" table:style-name="ce1">
            <text:p>,</text:p>
          </table:table-cell>
          <table:table-cell office:value-type="float" office:value="53" table:style-name="ce4">
            <text:p>5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6" table:style-name="ce1">
            <text:p>60066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7" table:style-name="ce1">
            <text:p>60067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8" table:style-name="ce1">
            <text:p>60068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69" table:style-name="ce1">
            <text:p>60069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0" table:style-name="ce1">
            <text:p>60070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1" table:style-name="ce1">
            <text:p>60071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2" table:style-name="ce1">
            <text:p>60072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3" table:style-name="ce1">
            <text:p>60073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4" table:style-name="ce1">
            <text:p>60074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5" table:style-name="ce1">
            <text:p>60075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6" table:style-name="ce1">
            <text:p>60076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7" table:style-name="ce1">
            <text:p>60077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8" table:style-name="ce1">
            <text:p>60078</text:p>
          </table:table-cell>
          <table:table-cell office:value-type="string" table:style-name="ce1">
            <text:p>,</text:p>
          </table:table-cell>
          <table:table-cell office:value-type="float" office:value="47" table:style-name="ce4">
            <text:p>4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79" table:style-name="ce1">
            <text:p>60079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0" table:style-name="ce1">
            <text:p>60080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1" table:style-name="ce1">
            <text:p>60081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2" table:style-name="ce1">
            <text:p>60082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3" table:style-name="ce1">
            <text:p>60083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4" table:style-name="ce1">
            <text:p>60084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5" table:style-name="ce1">
            <text:p>60085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6" table:style-name="ce1">
            <text:p>60086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7" table:style-name="ce1">
            <text:p>60087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8" table:style-name="ce1">
            <text:p>60088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89" table:style-name="ce1">
            <text:p>60089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0" table:style-name="ce1">
            <text:p>60090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1" table:style-name="ce1">
            <text:p>60091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2" table:style-name="ce1">
            <text:p>60092</text:p>
          </table:table-cell>
          <table:table-cell office:value-type="string" table:style-name="ce1">
            <text:p>,</text:p>
          </table:table-cell>
          <table:table-cell office:value-type="float" office:value="43" table:style-name="ce4">
            <text:p>4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3" table:style-name="ce1">
            <text:p>60093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4" table:style-name="ce1">
            <text:p>60094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5" table:style-name="ce1">
            <text:p>60095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6" table:style-name="ce1">
            <text:p>60096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7" table:style-name="ce1">
            <text:p>60097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8" table:style-name="ce1">
            <text:p>60098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099" table:style-name="ce1">
            <text:p>60099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0" table:style-name="ce1">
            <text:p>60100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1" table:style-name="ce1">
            <text:p>60101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2" table:style-name="ce1">
            <text:p>60102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3" table:style-name="ce1">
            <text:p>60103</text:p>
          </table:table-cell>
          <table:table-cell office:value-type="string" table:style-name="ce1">
            <text:p>,</text:p>
          </table:table-cell>
          <table:table-cell office:value-type="float" office:value="55" table:style-name="ce4">
            <text:p>5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4" table:style-name="ce1">
            <text:p>60104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5" table:style-name="ce1">
            <text:p>60105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6" table:style-name="ce1">
            <text:p>60106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7" table:style-name="ce1">
            <text:p>60107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8" table:style-name="ce1">
            <text:p>60108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09" table:style-name="ce1">
            <text:p>60109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0" table:style-name="ce1">
            <text:p>60110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1" table:style-name="ce1">
            <text:p>60111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2" table:style-name="ce1">
            <text:p>60112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3" table:style-name="ce1">
            <text:p>60113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4" table:style-name="ce1">
            <text:p>60114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5" table:style-name="ce1">
            <text:p>60115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6" table:style-name="ce1">
            <text:p>60116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7" table:style-name="ce1">
            <text:p>60117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8" table:style-name="ce1">
            <text:p>60118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19" table:style-name="ce1">
            <text:p>60119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0" table:style-name="ce1">
            <text:p>60120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1" table:style-name="ce1">
            <text:p>60121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2" table:style-name="ce1">
            <text:p>60122</text:p>
          </table:table-cell>
          <table:table-cell office:value-type="string" table:style-name="ce1">
            <text:p>,</text:p>
          </table:table-cell>
          <table:table-cell office:value-type="float" office:value="46" table:style-name="ce4">
            <text:p>4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3" table:style-name="ce1">
            <text:p>60123</text:p>
          </table:table-cell>
          <table:table-cell office:value-type="string" table:style-name="ce1">
            <text:p>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4" table:style-name="ce1">
            <text:p>60124</text:p>
          </table:table-cell>
          <table:table-cell office:value-type="string" table:style-name="ce1">
            <text:p>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5" table:style-name="ce1">
            <text:p>60125</text:p>
          </table:table-cell>
          <table:table-cell office:value-type="string" table:style-name="ce1">
            <text:p>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6" table:style-name="ce1">
            <text:p>60126</text:p>
          </table:table-cell>
          <table:table-cell office:value-type="string" table:style-name="ce1">
            <text:p>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7" table:style-name="ce1">
            <text:p>60127</text:p>
          </table:table-cell>
          <table:table-cell office:value-type="string" table:style-name="ce1">
            <text:p>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8" table:style-name="ce1">
            <text:p>60128</text:p>
          </table:table-cell>
          <table:table-cell office:value-type="string" table:style-name="ce1">
            <text:p>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60129" table:style-name="ce1">
            <text:p>60129</text:p>
          </table:table-cell>
          <table:table-cell office:value-type="string" table:style-name="ce1">
            <text:p>,</text:p>
          </table:table-cell>
          <table:table-cell office:value-type="float" office:value="49" table:style-name="ce4">
            <text:p>49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1048264" table:style-name="ro2">
          <table:table-cell table:number-columns-repeated="16384"/>
        </table:table-row>
      </table:table>
      <table:table table:name="Naxxramas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number-columns-repeated="4" table:default-cell-style-name="ce1"/>
        <table:table-column table:style-name="co35" table:default-cell-style-name="ce1"/>
        <table:table-column table:style-name="co5" table:number-columns-repeated="16371" table:default-cell-style-name="ce1"/>
        <table:table-row table:style-name="ro1">
          <table:table-cell table:number-columns-repeated="3" table:style-name="ce1"/>
          <table:table-cell office:value-type="string" table:style-name="ce2">
            <text:p>ItemName</text:p>
          </table:table-cell>
          <table:table-cell table:style-name="ce2"/>
          <table:table-cell office:value-type="string" table:style-name="ce2">
            <text:p>ItemNameEN</text:p>
          </table:table-cell>
          <table:table-cell table:style-name="ce1"/>
          <table:table-cell office:value-type="string" table:style-name="ce2">
            <text:p>Boss</text:p>
          </table:table-cell>
          <table:table-cell office:value-type="string" table:style-name="ce2">
            <text:p>Class</text:p>
          </table:table-cell>
          <table:table-cell table:number-columns-repeated="16375" table:style-name="ce1"/>
        </table:table-row>
        <table:table-row table:style-name="ro2"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riest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1" table:style-name="ce1">
            <text:p>700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and der unerhörten Gebet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and of Unanswered Prayer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5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g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2" table:style-name="ce1">
            <text:p>700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eidenumhang der Gruftbesti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ryptfiend Silk Cloak</text:p>
          </table:table-cell>
          <table:table-cell office:value-type="string" table:style-name="ce5">
            <text:p>'),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Warloc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3" table:style-name="ce1">
            <text:p>700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delstein von Nerubi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em of Nerubis</text:p>
          </table:table-cell>
          <table:table-cell office:value-type="string" table:style-name="ce5">
            <text:p>'),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og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4" table:style-name="ce1">
            <text:p>700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rührung des Frost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ouch of Frost</text:p>
          </table:table-cell>
          <table:table-cell office:value-type="string" table:style-name="ce5">
            <text:p>'),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ruid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5" table:style-name="ce1">
            <text:p>700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gelenksschutz der Rach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ristguards of Vengeance</text:p>
          </table:table-cell>
          <table:table-cell office:value-type="string" table:style-name="ce5">
            <text:p>'),</text:p>
          </table:table-cell>
          <table:table-cell office:value-type="float" office:value="56" table:style-name="ce1">
            <text:p>56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unt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6" table:style-name="ce1">
            <text:p>700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Bindung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Binding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56, 67, 57</text:p>
          </table:table-cell>
          <table:table-cell office:value-type="string" table:style-name="ce1">
            <text:p>3, 2, 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Sham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7" table:style-name="ce1">
            <text:p>700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Armschien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Bracer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56, 67, 57</text:p>
          </table:table-cell>
          <table:table-cell office:value-type="string" table:style-name="ce1">
            <text:p>8, 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arrio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8" table:style-name="ce1">
            <text:p>700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r Handgelenksschutz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Wristguard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56, 67, 57</text:p>
          </table:table-cell>
          <table:table-cell office:value-type="string" table:style-name="ce1">
            <text:p>9, 7, 6, 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aladi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ruchstück von Atiesh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plinter of Atiesh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56, 67, 63, 57, 66, 60, 62, 61, 58, 59, 65, 68, 64</text:p>
          </table:table-cell>
          <table:table-cell table:number-columns-repeated="3" table:style-name="ce1"/>
          <table:table-cell office:value-type="string" table:style-name="ce1">
            <text:p>.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0" table:style-name="ce1">
            <text:p>700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Claymore der unheiligen Kraf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laymore of Unholy Might</text:p>
          </table:table-cell>
          <table:table-cell office:value-type="string" table:style-name="ce5">
            <text:p>'),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AnubRekh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1" table:style-name="ce1">
            <text:p>700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odeshand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ath''s Bargain</text:p>
          </table:table-cell>
          <table:table-cell office:value-type="string" table:style-name="ce5">
            <text:p>'),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GrandWidowFaerlin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2" table:style-name="ce1">
            <text:p>700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aulige Hand der Mach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igested Hand of Power</text:p>
          </table:table-cell>
          <table:table-cell office:value-type="string" table:style-name="ce5">
            <text:p>'),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Maexxn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3" table:style-name="ce1">
            <text:p>700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67s verschollenes Halsband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67''s Missing Collar</text:p>
          </table:table-cell>
          <table:table-cell office:value-type="string" table:style-name="ce5">
            <text:p>'),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NothderPlaguebring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4" table:style-name="ce1">
            <text:p>700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eifbedeckter Mant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me Covered Mantle</text:p>
          </table:table-cell>
          <table:table-cell office:value-type="string" table:style-name="ce5">
            <text:p>'),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HeiganderUnclea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5" table:style-name="ce1">
            <text:p>700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Stief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Boot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3, 62</text:p>
          </table:table-cell>
          <table:table-cell office:value-type="string" table:style-name="ce1">
            <text:p>7, 5, 6, 9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Loatheb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6" table:style-name="ce1">
            <text:p>700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Sabato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Sabaton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3, 62</text:p>
          </table:table-cell>
          <table:table-cell office:value-type="string" table:style-name="ce1">
            <text:p>4, 8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InstructorRazuvious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7" table:style-name="ce1">
            <text:p>700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Sandal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Sandal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3, 62</text:p>
          </table:table-cell>
          <table:table-cell office:value-type="string" table:style-name="ce1">
            <text:p>3, 2, 1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GothikderHarvest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8" table:style-name="ce1">
            <text:p>700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Schulterstück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Pauldron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6, 65</text:p>
          </table:table-cell>
          <table:table-cell office:value-type="string" table:style-name="ce1">
            <text:p>4, 8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TheFourHorseme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9" table:style-name="ce1">
            <text:p>700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Schulterpolst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Shoulderpad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6, 65</text:p>
          </table:table-cell>
          <table:table-cell office:value-type="string" table:style-name="ce1">
            <text:p>3, 2, 1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Patchwerk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0" table:style-name="ce1">
            <text:p>700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Schift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Spaulder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6, 65</text:p>
          </table:table-cell>
          <table:table-cell office:value-type="string" table:style-name="ce1">
            <text:p>7, 5, 6, 9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string" table:style-name="ce1">
            <text:p>Grobbulus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1" table:style-name="ce1">
            <text:p>700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r Gürt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Belt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0, 59</text:p>
          </table:table-cell>
          <table:table-cell office:value-type="string" table:style-name="ce1">
            <text:p>3, 2, 1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Glut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2" table:style-name="ce1">
            <text:p>700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r Gur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Girdle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0, 59</text:p>
          </table:table-cell>
          <table:table-cell office:value-type="string" table:style-name="ce1">
            <text:p>7, 5, 6, 9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Thaddius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3" table:style-name="ce1">
            <text:p>700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r Taillenschutz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Waistguard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67, 60, 59</text:p>
          </table:table-cell>
          <table:table-cell office:value-type="string" table:style-name="ce1">
            <text:p>4, 8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Sapphiro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4" table:style-name="ce1">
            <text:p>700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r Verrück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oots of Displacement</text:p>
          </table:table-cell>
          <table:table-cell office:value-type="string" table:style-name="ce5">
            <text:p>'),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KelThuzard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5" table:style-name="ce1">
            <text:p>700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letscherkopfputz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lacial Headdress</text:p>
          </table:table-cell>
          <table:table-cell office:value-type="string" table:style-name="ce5">
            <text:p>'),</text:p>
          </table:table-cell>
          <table:table-cell office:value-type="float" office:value="63" table:style-name="ce1">
            <text:p>63</text:p>
          </table:table-cell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Trash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6" table:style-name="ce1">
            <text:p>700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Polarhelm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olar Helmet</text:p>
          </table:table-cell>
          <table:table-cell office:value-type="string" table:style-name="ce5">
            <text:p>'),</text:p>
          </table:table-cell>
          <table:table-cell office:value-type="float" office:value="63" table:style-name="ce1">
            <text:p>63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7" table:style-name="ce1">
            <text:p>700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adistenhalsband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adist''s Collar</text:p>
          </table:table-cell>
          <table:table-cell office:value-type="string" table:style-name="ce5">
            <text:p>'),</text:p>
          </table:table-cell>
          <table:table-cell office:value-type="float" office:value="63" table:style-name="ce1">
            <text:p>63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8" table:style-name="ce1">
            <text:p>700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indungen des Seelenjäg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Soul Harvester''s Bindings</text:p>
          </table:table-cell>
          <table:table-cell office:value-type="string" table:style-name="ce5">
            <text:p>'),</text:p>
          </table:table-cell>
          <table:table-cell office:value-type="float" office:value="63" table:style-name="ce1">
            <text:p>63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9" table:style-name="ce1">
            <text:p>700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isfluchschulterstück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Icebane Pauldrons</text:p>
          </table:table-cell>
          <table:table-cell office:value-type="string" table:style-name="ce5">
            <text:p>'),</text:p>
          </table:table-cell>
          <table:table-cell office:value-type="float" office:value="57" table:style-name="ce1">
            <text:p>57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0" table:style-name="ce1">
            <text:p>700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eimtückischer Steinanhäng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alice Stone Pendant</text:p>
          </table:table-cell>
          <table:table-cell office:value-type="string" table:style-name="ce5">
            <text:p>'),</text:p>
          </table:table-cell>
          <table:table-cell office:value-type="float" office:value="57" table:style-name="ce1">
            <text:p>57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Polarschulterpolst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olar Shoulder Pads</text:p>
          </table:table-cell>
          <table:table-cell office:value-type="string" table:style-name="ce5">
            <text:p>'),</text:p>
          </table:table-cell>
          <table:table-cell office:value-type="float" office:value="57" table:style-name="ce1">
            <text:p>5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2" table:style-name="ce1">
            <text:p>700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armung der Witw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Widow''s Embrace</text:p>
          </table:table-cell>
          <table:table-cell office:value-type="string" table:style-name="ce5">
            <text:p>'),</text:p>
          </table:table-cell>
          <table:table-cell office:value-type="float" office:value="57" table:style-name="ce1">
            <text:p>5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3" table:style-name="ce1">
            <text:p>7003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eue der Witw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idow''s Remorse</text:p>
          </table:table-cell>
          <table:table-cell office:value-type="string" table:style-name="ce5">
            <text:p>'),</text:p>
          </table:table-cell>
          <table:table-cell office:value-type="float" office:value="57" table:style-name="ce1">
            <text:p>5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4" table:style-name="ce1">
            <text:p>700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letschermant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lacial Mantle</text:p>
          </table:table-cell>
          <table:table-cell office:value-type="string" table:style-name="ce5">
            <text:p>'),</text:p>
          </table:table-cell>
          <table:table-cell office:value-type="float" office:value="66" table:style-name="ce1">
            <text:p>6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5" table:style-name="ce1">
            <text:p>7003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isschuppenschift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Icy Scale Spaulders</text:p>
          </table:table-cell>
          <table:table-cell office:value-type="string" table:style-name="ce5">
            <text:p>'),</text:p>
          </table:table-cell>
          <table:table-cell office:value-type="float" office:value="66" table:style-name="ce1">
            <text:p>6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6" table:style-name="ce1">
            <text:p>7003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itternachtsneb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idnight Haze</text:p>
          </table:table-cell>
          <table:table-cell office:value-type="string" table:style-name="ce5">
            <text:p>'),</text:p>
          </table:table-cell>
          <table:table-cell office:value-type="float" office:value="66" table:style-name="ce1">
            <text:p>6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7" table:style-name="ce1">
            <text:p>7003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as Ende aller Träum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End of Dreams</text:p>
          </table:table-cell>
          <table:table-cell office:value-type="string" table:style-name="ce5">
            <text:p>'),</text:p>
          </table:table-cell>
          <table:table-cell office:value-type="float" office:value="66" table:style-name="ce1">
            <text:p>6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8" table:style-name="ce1">
            <text:p>7003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oxindüs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oxin Injector</text:p>
          </table:table-cell>
          <table:table-cell office:value-type="string" table:style-name="ce5">
            <text:p>'),</text:p>
          </table:table-cell>
          <table:table-cell office:value-type="float" office:value="66" table:style-name="ce1">
            <text:p>6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9" table:style-name="ce1">
            <text:p>7003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isfluchhelm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Icebane Helmet</text:p>
          </table:table-cell>
          <table:table-cell office:value-type="string" table:style-name="ce5">
            <text:p>'),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0" table:style-name="ce1">
            <text:p>700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isschuppenhelmkapp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Icy Scale Coif</text:p>
          </table:table-cell>
          <table:table-cell office:value-type="string" table:style-name="ce5">
            <text:p>'),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1" table:style-name="ce1">
            <text:p>7004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inplatten des Blutbad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Legplates of Carnage</text:p>
          </table:table-cell>
          <table:table-cell office:value-type="string" table:style-name="ce5">
            <text:p>'),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2" table:style-name="ce1">
            <text:p>700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lskette der Leichenschau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Necklace of Necropsy</text:p>
          </table:table-cell>
          <table:table-cell office:value-type="string" table:style-name="ce5">
            <text:p>'),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3" table:style-name="ce1">
            <text:p>7004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ut des Mento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receptor''s Hat</text:p>
          </table:table-cell>
          <table:table-cell office:value-type="string" table:style-name="ce5">
            <text:p>'),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4" table:style-name="ce1">
            <text:p>7004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urt des Mento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irdle of the Mentor</text:p>
          </table:table-cell>
          <table:table-cell office:value-type="string" table:style-name="ce5">
            <text:p>'),</text:p>
          </table:table-cell>
          <table:table-cell office:value-type="float" office:value="62" table:style-name="ce1">
            <text:p>6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5" table:style-name="ce1">
            <text:p>7004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Iblis, Klinge des gefallenen Engel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Iblis, Blade of the Fallen Seraph</text:p>
          </table:table-cell>
          <table:table-cell office:value-type="string" table:style-name="ce5">
            <text:p>'),</text:p>
          </table:table-cell>
          <table:table-cell office:value-type="float" office:value="62" table:style-name="ce1">
            <text:p>6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6" table:style-name="ce1">
            <text:p>700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ötze der Langlebigkei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Idol of Longevity</text:p>
          </table:table-cell>
          <table:table-cell office:value-type="string" table:style-name="ce5">
            <text:p>'),</text:p>
          </table:table-cell>
          <table:table-cell office:value-type="float" office:value="62" table:style-name="ce1">
            <text:p>6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7" table:style-name="ce1">
            <text:p>7004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iegel des gefallenen Verteidig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ignet of the Fallen Defender</text:p>
          </table:table-cell>
          <table:table-cell office:value-type="string" table:style-name="ce5">
            <text:p>'),</text:p>
          </table:table-cell>
          <table:table-cell office:value-type="float" office:value="62" table:style-name="ce1">
            <text:p>6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8" table:style-name="ce1">
            <text:p>700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leier der Finsterni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Veil of Eclipse</text:p>
          </table:table-cell>
          <table:table-cell office:value-type="string" table:style-name="ce5">
            <text:p>'),</text:p>
          </table:table-cell>
          <table:table-cell office:value-type="float" office:value="62" table:style-name="ce1">
            <text:p>6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9" table:style-name="ce1">
            <text:p>7004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Zauberstab des flüsternden Tode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and of the Whispering Dead</text:p>
          </table:table-cell>
          <table:table-cell office:value-type="string" table:style-name="ce5">
            <text:p>'),</text:p>
          </table:table-cell>
          <table:table-cell office:value-type="float" office:value="62" table:style-name="ce1">
            <text:p>6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0" table:style-name="ce1">
            <text:p>700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r Knochensens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onescythe Ring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1" table:style-name="ce1">
            <text:p>7005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cksalszei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oomfinger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2" table:style-name="ce1">
            <text:p>7005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rostfeuerri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Frostfire Ring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3" table:style-name="ce1">
            <text:p>700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delstein der gefangenen Unschuld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em of Trapped Innocents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4" table:style-name="ce1">
            <text:p>7005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ressil, Vorbote des Untergang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ressil, Dawn of Ruin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5" table:style-name="ce1">
            <text:p>7005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mmer des wirbelnden Neth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Hammer of the Twisting Nether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6" table:style-name="ce1">
            <text:p>7005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önigsmörd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Kingsfall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7" table:style-name="ce1">
            <text:p>700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cht von Menethi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ight of Menethil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8" table:style-name="ce1">
            <text:p>7005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erubischer Sklavenjäg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Nerubian Slavemaker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9" table:style-name="ce1">
            <text:p>7005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verseuchten Herze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lagueheart Ring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0" table:style-name="ce1">
            <text:p>7006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Glaube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Faith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1" table:style-name="ce1">
            <text:p>7006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r Erlös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Redemption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2" table:style-name="ce1">
            <text:p>700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Gruftpirsch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the Cryptstalker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3" table:style-name="ce1">
            <text:p>7006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Schreckenspanz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the Dreadnaught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4" table:style-name="ce1">
            <text:p>7006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Traumwandl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the Dreamwalker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5" table:style-name="ce1">
            <text:p>700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Erdspalt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the Earthshatterer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6" table:style-name="ce1">
            <text:p>7006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ld der Geissel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hield of Condemnation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7" table:style-name="ce1">
            <text:p>7006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eelensuch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oulseeker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8" table:style-name="ce1">
            <text:p>700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bkopf von Atiesh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taff Head of Atiesh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9" table:style-name="ce1">
            <text:p>7006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ormrages Talisman des Zor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tormrage''s Talisman of Seething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0" table:style-name="ce1">
            <text:p>7007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ie zehrende Kält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Hungering Cold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1" table:style-name="ce1">
            <text:p>7007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el''Thuzads Phylakterium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Phylactery of Kel''Thuzad</text:p>
          </table:table-cell>
          <table:table-cell office:value-type="string" table:style-name="ce5">
            <text:p>'),</text:p>
          </table:table-cell>
          <table:table-cell office:value-type="float" office:value="70" table:style-name="ce1">
            <text:p>7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2" table:style-name="ce1">
            <text:p>7007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and der unnatürlichen Kräft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and of Unnatural Forces</text:p>
          </table:table-cell>
          <table:table-cell office:value-type="string" table:style-name="ce5">
            <text:p>'),</text:p>
          </table:table-cell>
          <table:table-cell office:value-type="float" office:value="61" table:style-name="ce1">
            <text:p>6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3" table:style-name="ce1">
            <text:p>7007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wefelstab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rimstone Staff</text:p>
          </table:table-cell>
          <table:table-cell office:value-type="string" table:style-name="ce5">
            <text:p>'),</text:p>
          </table:table-cell>
          <table:table-cell office:value-type="float" office:value="61" table:style-name="ce1">
            <text:p>6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4" table:style-name="ce1">
            <text:p>7007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Gamasch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Leggings</text:p>
          </table:table-cell>
          <table:table-cell office:value-type="string" table:style-name="ce5">
            <text:p>')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1, 2, 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5" table:style-name="ce1">
            <text:p>700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Beinschütz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Legguards</text:p>
          </table:table-cell>
          <table:table-cell office:value-type="string" table:style-name="ce5">
            <text:p>')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7, 5, 6, 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6" table:style-name="ce1">
            <text:p>7007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Beinplatt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Legplates</text:p>
          </table:table-cell>
          <table:table-cell office:value-type="string" table:style-name="ce5">
            <text:p>')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4, 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7" table:style-name="ce1">
            <text:p>7007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61s Abglanz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61''s Reflection</text:p>
          </table:table-cell>
          <table:table-cell office:value-type="string" table:style-name="ce5">
            <text:p>'),</text:p>
          </table:table-cell>
          <table:table-cell office:value-type="float" office:value="61" table:style-name="ce1">
            <text:p>6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8" table:style-name="ce1">
            <text:p>7007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s Seeleneif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Spiritual Fervor</text:p>
          </table:table-cell>
          <table:table-cell office:value-type="string" table:style-name="ce5">
            <text:p>'),</text:p>
          </table:table-cell>
          <table:table-cell office:value-type="float" office:value="61" table:style-name="ce1">
            <text:p>6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9" table:style-name="ce1">
            <text:p>7007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as Auge Nerub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Eye of Nerub</text:p>
          </table:table-cell>
          <table:table-cell office:value-type="string" table:style-name="ce5">
            <text:p>'),</text:p>
          </table:table-cell>
          <table:table-cell office:value-type="float" office:value="61" table:style-name="ce1">
            <text:p>6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0" table:style-name="ce1">
            <text:p>7008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ristallgewebte Rob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rystal Webbed Robe</text:p>
          </table:table-cell>
          <table:table-cell office:value-type="string" table:style-name="ce5">
            <text:p>'),</text:p>
          </table:table-cell>
          <table:table-cell office:value-type="float" office:value="58" table:style-name="ce1">
            <text:p>5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1" table:style-name="ce1">
            <text:p>7008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Stulp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Gauntlets</text:p>
          </table:table-cell>
          <table:table-cell office:value-type="string" table:style-name="ce5">
            <text:p>')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8, 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2" table:style-name="ce1">
            <text:p>7008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Handschuh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Gloves</text:p>
          </table:table-cell>
          <table:table-cell office:value-type="string" table:style-name="ce5">
            <text:p>')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3, 2, 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3" table:style-name="ce1">
            <text:p>7008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Handschütz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Handguards</text:p>
          </table:table-cell>
          <table:table-cell office:value-type="string" table:style-name="ce5">
            <text:p>')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9, 7, 6, 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4" table:style-name="ce1">
            <text:p>7008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uss der Spinn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Kiss of the Spider</text:p>
          </table:table-cell>
          <table:table-cell office:value-type="string" table:style-name="ce5">
            <text:p>'),</text:p>
          </table:table-cell>
          <table:table-cell office:value-type="float" office:value="58" table:style-name="ce1">
            <text:p>5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5" table:style-name="ce1">
            <text:p>7008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58s Fangzah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58''s Fang</text:p>
          </table:table-cell>
          <table:table-cell office:value-type="string" table:style-name="ce5">
            <text:p>'),</text:p>
          </table:table-cell>
          <table:table-cell office:value-type="float" office:value="58" table:style-name="ce1">
            <text:p>5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6" table:style-name="ce1">
            <text:p>7008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nhänger der vergessenen Nam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endant of Forgotten Names</text:p>
          </table:table-cell>
          <table:table-cell office:value-type="string" table:style-name="ce5">
            <text:p>'),</text:p>
          </table:table-cell>
          <table:table-cell office:value-type="float" office:value="58" table:style-name="ce1">
            <text:p>5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7" table:style-name="ce1">
            <text:p>700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spensterkling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raith Blade</text:p>
          </table:table-cell>
          <table:table-cell office:value-type="string" table:style-name="ce5">
            <text:p>'),</text:p>
          </table:table-cell>
          <table:table-cell office:value-type="float" office:value="58" table:style-name="ce1">
            <text:p>5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8" table:style-name="ce1">
            <text:p>7008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and des Unvermeidlich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and of the Inevitable</text:p>
          </table:table-cell>
          <table:table-cell office:value-type="string" table:style-name="ce5">
            <text:p>'),</text:p>
          </table:table-cell>
          <table:table-cell office:value-type="float" office:value="59" table:style-name="ce1">
            <text:p>5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9" table:style-name="ce1">
            <text:p>7008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r Geiss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loak of the Scourge</text:p>
          </table:table-cell>
          <table:table-cell office:value-type="string" table:style-name="ce5">
            <text:p>'),</text:p>
          </table:table-cell>
          <table:table-cell office:value-type="float" office:value="59" table:style-name="ce1">
            <text:p>5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0" table:style-name="ce1">
            <text:p>7009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gelschauerband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Hailstone Band</text:p>
          </table:table-cell>
          <table:table-cell office:value-type="string" table:style-name="ce5">
            <text:p>'),</text:p>
          </table:table-cell>
          <table:table-cell office:value-type="float" office:value="59" table:style-name="ce1">
            <text:p>5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1" table:style-name="ce1">
            <text:p>7009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nochenspalterbei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Hatchet of Sundered Bone</text:p>
          </table:table-cell>
          <table:table-cell office:value-type="string" table:style-name="ce5">
            <text:p>'),</text:p>
          </table:table-cell>
          <table:table-cell office:value-type="float" office:value="59" table:style-name="ce1">
            <text:p>5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2" table:style-name="ce1">
            <text:p>7009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uchband des Licht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Libram of Light</text:p>
          </table:table-cell>
          <table:table-cell office:value-type="string" table:style-name="ce5">
            <text:p>'),</text:p>
          </table:table-cell>
          <table:table-cell office:value-type="float" office:value="59" table:style-name="ce1">
            <text:p>5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3" table:style-name="ce1">
            <text:p>7009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59s kaltes Herz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59''s Frigid Heart</text:p>
          </table:table-cell>
          <table:table-cell office:value-type="string" table:style-name="ce5">
            <text:p>'),</text:p>
          </table:table-cell>
          <table:table-cell office:value-type="float" office:value="59" table:style-name="ce1">
            <text:p>5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4" table:style-name="ce1">
            <text:p>7009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otem des Wasserlauf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otem of Flowing Water</text:p>
          </table:table-cell>
          <table:table-cell office:value-type="string" table:style-name="ce5">
            <text:p>'),</text:p>
          </table:table-cell>
          <table:table-cell office:value-type="float" office:value="59" table:style-name="ce1">
            <text:p>5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5" table:style-name="ce1">
            <text:p>7009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and des neuen Lebe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and of Reanimation</text:p>
          </table:table-cell>
          <table:table-cell office:value-type="string" table:style-name="ce5">
            <text:p>'),</text:p>
          </table:table-cell>
          <table:table-cell office:value-type="float" office:value="65" table:style-name="ce1">
            <text:p>6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6" table:style-name="ce1">
            <text:p>7009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r Wundnah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loak of Suturing</text:p>
          </table:table-cell>
          <table:table-cell office:value-type="string" table:style-name="ce5">
            <text:p>'),</text:p>
          </table:table-cell>
          <table:table-cell office:value-type="float" office:value="65" table:style-name="ce1">
            <text:p>6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7" table:style-name="ce1">
            <text:p>7009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Wundspalt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everance</text:p>
          </table:table-cell>
          <table:table-cell office:value-type="string" table:style-name="ce5">
            <text:p>'),</text:p>
          </table:table-cell>
          <table:table-cell office:value-type="float" office:value="65" table:style-name="ce1">
            <text:p>6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8" table:style-name="ce1">
            <text:p>7009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er Seuchenbring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Plague Bearer</text:p>
          </table:table-cell>
          <table:table-cell office:value-type="string" table:style-name="ce5">
            <text:p>'),</text:p>
          </table:table-cell>
          <table:table-cell office:value-type="float" office:value="65" table:style-name="ce1">
            <text:p>6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9" table:style-name="ce1">
            <text:p>7009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Zauberstab der Heimsuch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and of Fates</text:p>
          </table:table-cell>
          <table:table-cell office:value-type="string" table:style-name="ce5">
            <text:p>'),</text:p>
          </table:table-cell>
          <table:table-cell office:value-type="float" office:value="65" table:style-name="ce1">
            <text:p>6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0" table:style-name="ce1">
            <text:p>701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laue des Frostwyrm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law of the Frost Wyrm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1" table:style-name="ce1">
            <text:p>701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mhang der Nekropol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loak of the Necropolis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2" table:style-name="ce1">
            <text:p>701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uge des Tode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Eye of the Dead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3" table:style-name="ce1">
            <text:p>701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ndhaftigkeit der Geiss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Fortitude of the Scourge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4" table:style-name="ce1">
            <text:p>701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lyphe der Abweh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lyph of Deflection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5" table:style-name="ce1">
            <text:p>701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acht der Geiss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ight of the Scourge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6" table:style-name="ce1">
            <text:p>701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ärke der Geiss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ower of the Scourge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7" table:style-name="ce1">
            <text:p>701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nverwüstlichkeit der Geiss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esilience of the Scourge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8" table:style-name="ce1">
            <text:p>701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69s linkes Aug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69''s Left Eye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9" table:style-name="ce1">
            <text:p>701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69s rechtes Aug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69''s Right Eye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0" table:style-name="ce1">
            <text:p>701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leier der Herrschaf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hroud of Dominion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1" table:style-name="ce1">
            <text:p>701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Wappen des Schlächt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layer''s Crest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2" table:style-name="ce1">
            <text:p>701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as Gesicht des Tode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Face of Death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3" table:style-name="ce1">
            <text:p>701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ie gebundene Essenz Saphiro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Restrained Essence of 69</text:p>
          </table:table-cell>
          <table:table-cell office:value-type="string" table:style-name="ce5">
            <text:p>'),</text:p>
          </table:table-cell>
          <table:table-cell office:value-type="float" office:value="69" table:style-name="ce1">
            <text:p>6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4" table:style-name="ce1">
            <text:p>701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r Reif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Circlet</text:p>
          </table:table-cell>
          <table:table-cell office:value-type="string" table:style-name="ce5">
            <text:p>')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3, 2, 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5" table:style-name="ce1">
            <text:p>701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s Kopfstück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Headpiece</text:p>
          </table:table-cell>
          <table:table-cell office:value-type="string" table:style-name="ce5">
            <text:p>')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7, 5, 6, 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6" table:style-name="ce1">
            <text:p>701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r Helm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Helmet</text:p>
          </table:table-cell>
          <table:table-cell office:value-type="string" table:style-name="ce5">
            <text:p>')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, 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7" table:style-name="ce1">
            <text:p>701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uge des Schwund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Eye of Diminution</text:p>
          </table:table-cell>
          <table:table-cell office:value-type="string" table:style-name="ce5">
            <text:p>'),</text:p>
          </table:table-cell>
          <table:table-cell office:value-type="float" office:value="68" table:style-name="ce1">
            <text:p>6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8" table:style-name="ce1">
            <text:p>701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maschen des Widerspruch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Leggings of Polarity</text:p>
          </table:table-cell>
          <table:table-cell office:value-type="string" table:style-name="ce5">
            <text:p>'),</text:p>
          </table:table-cell>
          <table:table-cell office:value-type="float" office:value="68" table:style-name="ce1">
            <text:p>6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9" table:style-name="ce1">
            <text:p>701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panzerter Monstrositätenbrustkorb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lated Abomination Ribcage</text:p>
          </table:table-cell>
          <table:table-cell office:value-type="string" table:style-name="ce5">
            <text:p>'),</text:p>
          </table:table-cell>
          <table:table-cell office:value-type="float" office:value="68" table:style-name="ce1">
            <text:p>6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0" table:style-name="ce1">
            <text:p>701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pitze des Zwiespalt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pire of Twilight</text:p>
          </table:table-cell>
          <table:table-cell office:value-type="string" table:style-name="ce5">
            <text:p>'),</text:p>
          </table:table-cell>
          <table:table-cell office:value-type="float" office:value="68" table:style-name="ce1">
            <text:p>6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1" table:style-name="ce1">
            <text:p>701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er Bestraf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Castigator</text:p>
          </table:table-cell>
          <table:table-cell office:value-type="string" table:style-name="ce5">
            <text:p>'),</text:p>
          </table:table-cell>
          <table:table-cell office:value-type="float" office:value="68" table:style-name="ce1">
            <text:p>6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2" table:style-name="ce1">
            <text:p>701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rderbter Aschenbring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orrupted Ashbringer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3" table:style-name="ce1">
            <text:p>701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Brustplatt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Breastplate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4, 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4" table:style-name="ce1">
            <text:p>701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Rob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Robe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3, 2, 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5" table:style-name="ce1">
            <text:p>701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ntweihte Tunika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secrated Tunic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7, 5, 6, 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6" table:style-name="ce1">
            <text:p>701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maschen der Apokalyps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Leggings of Apocalypse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7" table:style-name="ce1">
            <text:p>701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eule des erlösten Kreuzzügl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aul of the Redeemed Crusader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8" table:style-name="ce1">
            <text:p>701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iegel der Verdammt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eal of the Damned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9" table:style-name="ce1">
            <text:p>701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eelenstra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oulstring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0" table:style-name="ce1">
            <text:p>701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te der Vergeb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armth of Forgiveness</text:p>
          </table:table-cell>
          <table:table-cell office:value-type="string" table:style-name="ce5">
            <text:p>'),</text:p>
          </table:table-cell>
          <table:table-cell office:value-type="float" office:value="64" table:style-name="ce1">
            <text:p>6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1" table:style-name="ce1">
            <text:p>7013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s obersten Kreuzzügl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elt of the Grand Crusader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2" table:style-name="ce1">
            <text:p>701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amladnis Schicksa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Fate of Ramaladni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3" table:style-name="ce1">
            <text:p>7013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hulhauttunika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houl Skin Tunic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4" table:style-name="ce1">
            <text:p>701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urt des Elementarfuro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irdle of Elemental Fury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5" table:style-name="ce1">
            <text:p>7013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rdammnisbot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Harbinger of Doom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6" table:style-name="ce1">
            <text:p>7013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maschen des Elementarfuro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Leggings of Elemental Fury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7" table:style-name="ce1">
            <text:p>7013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maschen des obersten Kreuzzügl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Leggings of the Grand Crusader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8" table:style-name="ce1">
            <text:p>7013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bgerissener Servoarm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isplaced Servo Arm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9" table:style-name="ce1">
            <text:p>7013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wand des Nekroritt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Necro-Knight''s Garb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1, 2, 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0" table:style-name="ce1">
            <text:p>701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lterstücke des Elementarfuro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auldrons of Elemental Fury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1" table:style-name="ce1">
            <text:p>7014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r ewigen Flamm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the Eternal Flame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2" table:style-name="ce1">
            <text:p>701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iftung des obersten Kreuzzügle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paulders of the Grand Crusader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3" table:style-name="ce1">
            <text:p>7014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ygischer Rundschild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tygian Buckler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4" table:style-name="ce1">
            <text:p>7014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ampfzerschlissenes Kettenstück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artorn Chain Scrap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5" table:style-name="ce1">
            <text:p>7014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ampfzerschlissenes Stoffstück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artorn Cloth Scrap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6" table:style-name="ce1">
            <text:p>701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ampfzerschlissenes Lederstück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artorn Leather Scrap</text:p>
          </table:table-cell>
          <table:table-cell office:value-type="string" table:style-name="ce5">
            <text:p>'),</text:p>
          </table:table-cell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7" table:style-name="ce1">
            <text:p>7014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ampfzerschlissenes Plattenstück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Wartorn Plate Scrap</text:p>
          </table:table-cell>
          <table:table-cell office:value-type="string" table:style-name="ce5">
            <text:p>')</text:p>
          </table:table-cell>
          <table:table-cell office:value-type="float" office:value="71" table:style-name="ce1">
            <text:p>71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6" table:style-name="ce1">
            <text:p>70006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6" table:style-name="ce1">
            <text:p>70006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6" table:style-name="ce1">
            <text:p>70006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7" table:style-name="ce1">
            <text:p>70007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7" table:style-name="ce1">
            <text:p>70007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8" table:style-name="ce1">
            <text:p>70008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8" table:style-name="ce1">
            <text:p>70008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8" table:style-name="ce1">
            <text:p>70008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8" table:style-name="ce1">
            <text:p>70008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5" table:style-name="ce1">
            <text:p>70015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5" table:style-name="ce1">
            <text:p>70015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5" table:style-name="ce1">
            <text:p>70015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5" table:style-name="ce1">
            <text:p>70015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6" table:style-name="ce1">
            <text:p>70016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6" table:style-name="ce1">
            <text:p>70016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7" table:style-name="ce1">
            <text:p>70017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7" table:style-name="ce1">
            <text:p>70017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7" table:style-name="ce1">
            <text:p>70017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8" table:style-name="ce1">
            <text:p>70018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8" table:style-name="ce1">
            <text:p>70018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9" table:style-name="ce1">
            <text:p>70019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9" table:style-name="ce1">
            <text:p>70019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9" table:style-name="ce1">
            <text:p>70019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0" table:style-name="ce1">
            <text:p>70020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0" table:style-name="ce1">
            <text:p>70020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0" table:style-name="ce1">
            <text:p>70020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0" table:style-name="ce1">
            <text:p>70020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1" table:style-name="ce1">
            <text:p>70021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1" table:style-name="ce1">
            <text:p>70021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1" table:style-name="ce1">
            <text:p>70021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2" table:style-name="ce1">
            <text:p>70022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2" table:style-name="ce1">
            <text:p>70022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2" table:style-name="ce1">
            <text:p>70022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2" table:style-name="ce1">
            <text:p>70022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3" table:style-name="ce1">
            <text:p>70023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3" table:style-name="ce1">
            <text:p>70023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0" table:style-name="ce1">
            <text:p>70050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2" table:style-name="ce1">
            <text:p>70052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9" table:style-name="ce1">
            <text:p>70059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0" table:style-name="ce1">
            <text:p>70060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1" table:style-name="ce1">
            <text:p>70061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2" table:style-name="ce1">
            <text:p>70062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3" table:style-name="ce1">
            <text:p>70063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4" table:style-name="ce1">
            <text:p>70064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5" table:style-name="ce1">
            <text:p>70065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4" table:style-name="ce1">
            <text:p>70074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4" table:style-name="ce1">
            <text:p>70074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4" table:style-name="ce1">
            <text:p>70074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5" table:style-name="ce1">
            <text:p>70075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5" table:style-name="ce1">
            <text:p>70075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5" table:style-name="ce1">
            <text:p>70075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5" table:style-name="ce1">
            <text:p>70075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6" table:style-name="ce1">
            <text:p>70076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6" table:style-name="ce1">
            <text:p>70076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1" table:style-name="ce1">
            <text:p>70081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1" table:style-name="ce1">
            <text:p>70081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2" table:style-name="ce1">
            <text:p>70082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2" table:style-name="ce1">
            <text:p>70082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2" table:style-name="ce1">
            <text:p>70082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3" table:style-name="ce1">
            <text:p>70083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3" table:style-name="ce1">
            <text:p>70083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3" table:style-name="ce1">
            <text:p>70083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3" table:style-name="ce1">
            <text:p>70083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4" table:style-name="ce1">
            <text:p>70114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4" table:style-name="ce1">
            <text:p>70114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4" table:style-name="ce1">
            <text:p>70114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5" table:style-name="ce1">
            <text:p>70115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5" table:style-name="ce1">
            <text:p>70115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5" table:style-name="ce1">
            <text:p>70115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5" table:style-name="ce1">
            <text:p>70115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6" table:style-name="ce1">
            <text:p>70116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6" table:style-name="ce1">
            <text:p>70116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3" table:style-name="ce1">
            <text:p>70123</text:p>
          </table:table-cell>
          <table:table-cell office:value-type="string" table:style-name="ce1">
            <text:p>,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3" table:style-name="ce1">
            <text:p>70123</text:p>
          </table:table-cell>
          <table:table-cell office:value-type="string" table:style-name="ce1">
            <text:p>,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4" table:style-name="ce1">
            <text:p>70124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4" table:style-name="ce1">
            <text:p>70124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4" table:style-name="ce1">
            <text:p>70124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5" table:style-name="ce1">
            <text:p>70125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5" table:style-name="ce1">
            <text:p>70125</text:p>
          </table:table-cell>
          <table:table-cell office:value-type="string" table:style-name="ce1">
            <text:p>,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5" table:style-name="ce1">
            <text:p>70125</text:p>
          </table:table-cell>
          <table:table-cell office:value-type="string" table:style-name="ce1">
            <text:p>,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5" table:style-name="ce1">
            <text:p>70125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1" table:style-name="ce1">
            <text:p>70131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4" table:style-name="ce1">
            <text:p>70134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6" table:style-name="ce1">
            <text:p>70136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7" table:style-name="ce1">
            <text:p>70137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9" table:style-name="ce1">
            <text:p>70139</text:p>
          </table:table-cell>
          <table:table-cell office:value-type="string" table:style-name="ce1">
            <text:p>,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9" table:style-name="ce1">
            <text:p>70139</text:p>
          </table:table-cell>
          <table:table-cell office:value-type="string" table:style-name="ce1">
            <text:p>,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9" table:style-name="ce1">
            <text:p>70139</text:p>
          </table:table-cell>
          <table:table-cell office:value-type="string" table:style-name="ce1">
            <text:p>,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0" table:style-name="ce1">
            <text:p>70140</text:p>
          </table:table-cell>
          <table:table-cell office:value-type="string" table:style-name="ce1">
            <text:p>,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2" table:style-name="ce1">
            <text:p>70142</text:p>
          </table:table-cell>
          <table:table-cell office:value-type="string" table:style-name="ce1">
            <text:p>,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1" table:style-name="ce1">
            <text:p>700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2" table:style-name="ce1">
            <text:p>70002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3" table:style-name="ce1">
            <text:p>70003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4" table:style-name="ce1">
            <text:p>70004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5" table:style-name="ce1">
            <text:p>70005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6" table:style-name="ce1">
            <text:p>70006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6" table:style-name="ce1">
            <text:p>70006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6" table:style-name="ce1">
            <text:p>70006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7" table:style-name="ce1">
            <text:p>70007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7" table:style-name="ce1">
            <text:p>70007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7" table:style-name="ce1">
            <text:p>70007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8" table:style-name="ce1">
            <text:p>70008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8" table:style-name="ce1">
            <text:p>70008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8" table:style-name="ce1">
            <text:p>70008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09" table:style-name="ce1">
            <text:p>70009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0" table:style-name="ce1">
            <text:p>70010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1" table:style-name="ce1">
            <text:p>70011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2" table:style-name="ce1">
            <text:p>70012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3" table:style-name="ce1">
            <text:p>70013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4" table:style-name="ce1">
            <text:p>70014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5" table:style-name="ce1">
            <text:p>70015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5" table:style-name="ce1">
            <text:p>70015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5" table:style-name="ce1">
            <text:p>70015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6" table:style-name="ce1">
            <text:p>70016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6" table:style-name="ce1">
            <text:p>70016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6" table:style-name="ce1">
            <text:p>70016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7" table:style-name="ce1">
            <text:p>70017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7" table:style-name="ce1">
            <text:p>70017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7" table:style-name="ce1">
            <text:p>70017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8" table:style-name="ce1">
            <text:p>70018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8" table:style-name="ce1">
            <text:p>70018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8" table:style-name="ce1">
            <text:p>70018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9" table:style-name="ce1">
            <text:p>70019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9" table:style-name="ce1">
            <text:p>70019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19" table:style-name="ce1">
            <text:p>70019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0" table:style-name="ce1">
            <text:p>70020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0" table:style-name="ce1">
            <text:p>70020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0" table:style-name="ce1">
            <text:p>70020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1" table:style-name="ce1">
            <text:p>70021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1" table:style-name="ce1">
            <text:p>70021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1" table:style-name="ce1">
            <text:p>70021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2" table:style-name="ce1">
            <text:p>70022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2" table:style-name="ce1">
            <text:p>70022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2" table:style-name="ce1">
            <text:p>70022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3" table:style-name="ce1">
            <text:p>70023</text:p>
          </table:table-cell>
          <table:table-cell office:value-type="string" table:style-name="ce1">
            <text:p>,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3" table:style-name="ce1">
            <text:p>70023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3" table:style-name="ce1">
            <text:p>70023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4" table:style-name="ce1">
            <text:p>70024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5" table:style-name="ce1">
            <text:p>70025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6" table:style-name="ce1">
            <text:p>70026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7" table:style-name="ce1">
            <text:p>70027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8" table:style-name="ce1">
            <text:p>70028</text:p>
          </table:table-cell>
          <table:table-cell office:value-type="string" table:style-name="ce1">
            <text:p>,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29" table:style-name="ce1">
            <text:p>70029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0" table:style-name="ce1">
            <text:p>70030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2" table:style-name="ce1">
            <text:p>70032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3" table:style-name="ce1">
            <text:p>70033</text:p>
          </table:table-cell>
          <table:table-cell office:value-type="string" table:style-name="ce1">
            <text:p>,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4" table:style-name="ce1">
            <text:p>70034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5" table:style-name="ce1">
            <text:p>70035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6" table:style-name="ce1">
            <text:p>70036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7" table:style-name="ce1">
            <text:p>70037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8" table:style-name="ce1">
            <text:p>70038</text:p>
          </table:table-cell>
          <table:table-cell office:value-type="string" table:style-name="ce1">
            <text:p>,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39" table:style-name="ce1">
            <text:p>70039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0" table:style-name="ce1">
            <text:p>70040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1" table:style-name="ce1">
            <text:p>70041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2" table:style-name="ce1">
            <text:p>70042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3" table:style-name="ce1">
            <text:p>70043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4" table:style-name="ce1">
            <text:p>70044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5" table:style-name="ce1">
            <text:p>70045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6" table:style-name="ce1">
            <text:p>70046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7" table:style-name="ce1">
            <text:p>70047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8" table:style-name="ce1">
            <text:p>70048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49" table:style-name="ce1">
            <text:p>70049</text:p>
          </table:table-cell>
          <table:table-cell office:value-type="string" table:style-name="ce1">
            <text:p>,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0" table:style-name="ce1">
            <text:p>70050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1" table:style-name="ce1">
            <text:p>70051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2" table:style-name="ce1">
            <text:p>70052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3" table:style-name="ce1">
            <text:p>70053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4" table:style-name="ce1">
            <text:p>70054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5" table:style-name="ce1">
            <text:p>70055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6" table:style-name="ce1">
            <text:p>70056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7" table:style-name="ce1">
            <text:p>70057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8" table:style-name="ce1">
            <text:p>70058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59" table:style-name="ce1">
            <text:p>70059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0" table:style-name="ce1">
            <text:p>70060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1" table:style-name="ce1">
            <text:p>70061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2" table:style-name="ce1">
            <text:p>70062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3" table:style-name="ce1">
            <text:p>70063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4" table:style-name="ce1">
            <text:p>70064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5" table:style-name="ce1">
            <text:p>70065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6" table:style-name="ce1">
            <text:p>70066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7" table:style-name="ce1">
            <text:p>70067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8" table:style-name="ce1">
            <text:p>70068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69" table:style-name="ce1">
            <text:p>70069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0" table:style-name="ce1">
            <text:p>70070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1" table:style-name="ce1">
            <text:p>70071</text:p>
          </table:table-cell>
          <table:table-cell office:value-type="string" table:style-name="ce1">
            <text:p>,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2" table:style-name="ce1">
            <text:p>70072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3" table:style-name="ce1">
            <text:p>70073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4" table:style-name="ce1">
            <text:p>70074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5" table:style-name="ce1">
            <text:p>70075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6" table:style-name="ce1">
            <text:p>70076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7" table:style-name="ce1">
            <text:p>70077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8" table:style-name="ce1">
            <text:p>70078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79" table:style-name="ce1">
            <text:p>70079</text:p>
          </table:table-cell>
          <table:table-cell office:value-type="string" table:style-name="ce1">
            <text:p>,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0" table:style-name="ce1">
            <text:p>70080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1" table:style-name="ce1">
            <text:p>70081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2" table:style-name="ce1">
            <text:p>70082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3" table:style-name="ce1">
            <text:p>70083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4" table:style-name="ce1">
            <text:p>70084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5" table:style-name="ce1">
            <text:p>70085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6" table:style-name="ce1">
            <text:p>70086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7" table:style-name="ce1">
            <text:p>70087</text:p>
          </table:table-cell>
          <table:table-cell office:value-type="string" table:style-name="ce1">
            <text:p>,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8" table:style-name="ce1">
            <text:p>70088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89" table:style-name="ce1">
            <text:p>70089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0" table:style-name="ce1">
            <text:p>70090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1" table:style-name="ce1">
            <text:p>70091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2" table:style-name="ce1">
            <text:p>70092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3" table:style-name="ce1">
            <text:p>70093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4" table:style-name="ce1">
            <text:p>70094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5" table:style-name="ce1">
            <text:p>70095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6" table:style-name="ce1">
            <text:p>70096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7" table:style-name="ce1">
            <text:p>70097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8" table:style-name="ce1">
            <text:p>70098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099" table:style-name="ce1">
            <text:p>70099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0" table:style-name="ce1">
            <text:p>70100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1" table:style-name="ce1">
            <text:p>70101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2" table:style-name="ce1">
            <text:p>70102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3" table:style-name="ce1">
            <text:p>70103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4" table:style-name="ce1">
            <text:p>70104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5" table:style-name="ce1">
            <text:p>70105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6" table:style-name="ce1">
            <text:p>70106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7" table:style-name="ce1">
            <text:p>70107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8" table:style-name="ce1">
            <text:p>70108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09" table:style-name="ce1">
            <text:p>70109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0" table:style-name="ce1">
            <text:p>70110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1" table:style-name="ce1">
            <text:p>70111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2" table:style-name="ce1">
            <text:p>70112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3" table:style-name="ce1">
            <text:p>70113</text:p>
          </table:table-cell>
          <table:table-cell office:value-type="string" table:style-name="ce1">
            <text:p>,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4" table:style-name="ce1">
            <text:p>70114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5" table:style-name="ce1">
            <text:p>70115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6" table:style-name="ce1">
            <text:p>70116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7" table:style-name="ce1">
            <text:p>70117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8" table:style-name="ce1">
            <text:p>70118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19" table:style-name="ce1">
            <text:p>70119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0" table:style-name="ce1">
            <text:p>70120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1" table:style-name="ce1">
            <text:p>70121</text:p>
          </table:table-cell>
          <table:table-cell office:value-type="string" table:style-name="ce1">
            <text:p>,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2" table:style-name="ce1">
            <text:p>70122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3" table:style-name="ce1">
            <text:p>70123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4" table:style-name="ce1">
            <text:p>70124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5" table:style-name="ce1">
            <text:p>70125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6" table:style-name="ce1">
            <text:p>70126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7" table:style-name="ce1">
            <text:p>70127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8" table:style-name="ce1">
            <text:p>70128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29" table:style-name="ce1">
            <text:p>70129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0" table:style-name="ce1">
            <text:p>70130</text:p>
          </table:table-cell>
          <table:table-cell office:value-type="string" table:style-name="ce1">
            <text:p>,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1" table:style-name="ce1">
            <text:p>70131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2" table:style-name="ce1">
            <text:p>70132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3" table:style-name="ce1">
            <text:p>70133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4" table:style-name="ce1">
            <text:p>70134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5" table:style-name="ce1">
            <text:p>70135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6" table:style-name="ce1">
            <text:p>70136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7" table:style-name="ce1">
            <text:p>70137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8" table:style-name="ce1">
            <text:p>70138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39" table:style-name="ce1">
            <text:p>70139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0" table:style-name="ce1">
            <text:p>70140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1" table:style-name="ce1">
            <text:p>70141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2" table:style-name="ce1">
            <text:p>70142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3" table:style-name="ce1">
            <text:p>70143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4" table:style-name="ce1">
            <text:p>70144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5" table:style-name="ce1">
            <text:p>70145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6" table:style-name="ce1">
            <text:p>70146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70147" table:style-name="ce1">
            <text:p>70147</text:p>
          </table:table-cell>
          <table:table-cell office:value-type="string" table:style-name="ce1">
            <text:p>,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1048148" table:style-name="ro2">
          <table:table-cell table:number-columns-repeated="16384"/>
        </table:table-row>
      </table:table>
      <table:table table:name="World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6" table:default-cell-style-name="ce1"/>
        <table:table-column table:style-name="co31" table:default-cell-style-name="ce1"/>
        <table:table-column table:style-name="co37" table:default-cell-style-name="ce1"/>
        <table:table-column table:style-name="co33" table:default-cell-style-name="ce1"/>
        <table:table-column table:style-name="co5" table:number-columns-repeated="16377" table:default-cell-style-name="ce1"/>
        <table:table-row table:style-name="ro1">
          <table:table-cell table:number-columns-repeated="3" table:style-name="ce1"/>
          <table:table-cell office:value-type="string" table:style-name="ce2">
            <text:p>ItemName</text:p>
          </table:table-cell>
          <table:table-cell table:style-name="ce2"/>
          <table:table-cell office:value-type="string" table:style-name="ce2">
            <text:p>ItemNameEN</text:p>
          </table:table-cell>
          <table:table-cell table:style-name="ce2"/>
          <table:table-cell office:value-type="string" table:style-name="ce2">
            <text:p>Boss</text:p>
          </table:table-cell>
          <table:table-cell office:value-type="string" table:style-name="ce2">
            <text:p>Class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1" table:style-name="ce1">
            <text:p>800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b des Kälteeinbruch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old Snap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riest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2" table:style-name="ce1">
            <text:p>800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Kristallverzierte Kron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rystal Adorned Crown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ge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3" table:style-name="ce1">
            <text:p>800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uch der Segn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rape of Benediction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Warlock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4" table:style-name="ce1">
            <text:p>800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skhandars linke Klau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Eskhandar''s Left Claw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ogue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5" table:style-name="ce1">
            <text:p>800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Fangzahn der Mystik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Fang of the Mystics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ruid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6" table:style-name="ce1">
            <text:p>800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inlinge der Arkanen Überlegenhei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Leggings of Arcane Supremacy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unter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7" table:style-name="ce1">
            <text:p>800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ehne eines ausgewachsenen blauen Drach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ature Blue Dragon Sinew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Shama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8" table:style-name="ce1">
            <text:p>800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lagfertiges Cap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uissant Cape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arrior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9" table:style-name="ce1">
            <text:p>800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neeblindschuh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nowblind Shoes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aladi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0" table:style-name="ce1">
            <text:p>800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aifu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yphoon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ieschmelzender Eisgur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Unmelting Ice Girdle</text:p>
          </table:table-cell>
          <table:table-cell office:value-type="string" table:style-name="ce5">
            <text:p>'),</text:p>
          </table:table-cell>
          <table:table-cell office:value-type="float" office:value="73" table:style-name="ce1">
            <text:p>73</text:p>
          </table:table-cell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Kazzak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2" table:style-name="ce1">
            <text:p>800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endlosen Moor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oots of the Endless Moor</text:p>
          </table:table-cell>
          <table:table-cell office:value-type="string" table:style-name="ce5">
            <text:p>'),</text:p>
          </table:table-cell>
          <table:table-cell office:value-type="float" office:value="77" table:style-name="ce1">
            <text:p>77</text:p>
          </table:table-cell>
          <table:table-cell table:number-columns-repeated="4" table:style-name="ce1"/>
          <table:table-cell office:value-type="float" office:value="73" table:style-name="ce1">
            <text:p>73</text:p>
          </table:table-cell>
          <table:table-cell office:value-type="string" table:style-name="ce1">
            <text:p>Azurego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3" table:style-name="ce1">
            <text:p>800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eif der ruhelosen Träum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Circlet of Restless Dreams</text:p>
          </table:table-cell>
          <table:table-cell office:value-type="string" table:style-name="ce5">
            <text:p>'),</text:p>
          </table:table-cell>
          <table:table-cell office:value-type="float" office:value="77" table:style-name="ce1">
            <text:p>77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string" table:style-name="ce1">
            <text:p>Ysondre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4" table:style-name="ce1">
            <text:p>800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enherzhalskett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ragonheart Necklace</text:p>
          </table:table-cell>
          <table:table-cell office:value-type="string" table:style-name="ce5">
            <text:p>'),</text:p>
          </table:table-cell>
          <table:table-cell office:value-type="float" office:value="77" table:style-name="ce1">
            <text:p>77</text:p>
          </table:table-cell>
          <table:table-cell table:number-columns-repeated="4"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Letho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5" table:style-name="ce1">
            <text:p>800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Polierte Eisenholzarmbrus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Polished Ironwood Crossbow</text:p>
          </table:table-cell>
          <table:table-cell office:value-type="string" table:style-name="ce5">
            <text:p>'),</text:p>
          </table:table-cell>
          <table:table-cell office:value-type="float" office:value="77" table:style-name="ce1">
            <text:p>77</text:p>
          </table:table-cell>
          <table:table-cell table:number-columns-repeated="4" table:style-name="ce1"/>
          <table:table-cell office:value-type="float" office:value="76" table:style-name="ce1">
            <text:p>76</text:p>
          </table:table-cell>
          <table:table-cell office:value-type="string" table:style-name="ce1">
            <text:p>Taerar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6" table:style-name="ce1">
            <text:p>800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r Untot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the Unliving</text:p>
          </table:table-cell>
          <table:table-cell office:value-type="string" table:style-name="ce5">
            <text:p>'),</text:p>
          </table:table-cell>
          <table:table-cell office:value-type="float" office:value="77" table:style-name="ce1">
            <text:p>77</text:p>
          </table:table-cell>
          <table:table-cell table:number-columns-repeated="4" table:style-name="ce1"/>
          <table:table-cell office:value-type="float" office:value="77" table:style-name="ce1">
            <text:p>77</text:p>
          </table:table-cell>
          <table:table-cell office:value-type="string" table:style-name="ce1">
            <text:p>Emeris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7" table:style-name="ce1">
            <text:p>800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Bewahrer des Bernsteinsiegel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Amberseal Keeper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8" table:style-name="ce1">
            <text:p>800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warzflammenarmschien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lacklight Bracer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9" table:style-name="ce1">
            <text:p>800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edaillon des lodernden Zor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lazefury Medallion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0" table:style-name="ce1">
            <text:p>800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rdammnisstulp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oomhide Gauntlets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1" table:style-name="ce1">
            <text:p>800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Verwüster des Lichthimmel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Empyrean Demolisher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2" table:style-name="ce1">
            <text:p>800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Eskhandars Pelz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Eskhandar''s Pelt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3" table:style-name="ce1">
            <text:p>800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eufelserfüllte Gamasch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Fel Infused Leggings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4" table:style-name="ce1">
            <text:p>800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Zerschundener Verdammniswachengürte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Flayed Doomguard Belt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5" table:style-name="ce1">
            <text:p>800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Infernalischer Hirnkast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Infernal Headcage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6" table:style-name="ce1">
            <text:p>800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Ring der Entropi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Ring of Entropy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7" table:style-name="ce1">
            <text:p>800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as Auge der Schatt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he Eye of Shadow</text:p>
          </table:table-cell>
          <table:table-cell office:value-type="string" table:style-name="ce5">
            <text:p>'),</text:p>
          </table:table-cell>
          <table:table-cell office:value-type="float" office:value="72" table:style-name="ce1">
            <text:p>72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8" table:style-name="ce1">
            <text:p>800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ürtel der dunklen Sümpf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elt of the Dark Bog</text:p>
          </table:table-cell>
          <table:table-cell office:value-type="string" table:style-name="ce5">
            <text:p>'),</text:p>
          </table:table-cell>
          <table:table-cell office:value-type="float" office:value="75" table:style-name="ce1">
            <text:p>75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9" table:style-name="ce1">
            <text:p>800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wazrindengelenkbänd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lack Bark Wristbands</text:p>
          </table:table-cell>
          <table:table-cell office:value-type="string" table:style-name="ce5">
            <text:p>'),</text:p>
          </table:table-cell>
          <table:table-cell office:value-type="float" office:value="75" table:style-name="ce1">
            <text:p>75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0" table:style-name="ce1">
            <text:p>800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ose des dunklen Herze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ark Heart Pants</text:p>
          </table:table-cell>
          <table:table-cell office:value-type="string" table:style-name="ce5">
            <text:p>'),</text:p>
          </table:table-cell>
          <table:table-cell office:value-type="float" office:value="75" table:style-name="ce1">
            <text:p>75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1" table:style-name="ce1">
            <text:p>8003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eviatwachstumskapp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eviate Growth Cap</text:p>
          </table:table-cell>
          <table:table-cell office:value-type="string" table:style-name="ce5">
            <text:p>'),</text:p>
          </table:table-cell>
          <table:table-cell office:value-type="float" office:value="75" table:style-name="ce1">
            <text:p>7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2" table:style-name="ce1">
            <text:p>800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ulpen des scheinenden Licht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auntlets of the Shining Light</text:p>
          </table:table-cell>
          <table:table-cell office:value-type="string" table:style-name="ce5">
            <text:p>'),</text:p>
          </table:table-cell>
          <table:table-cell office:value-type="float" office:value="75" table:style-name="ce1">
            <text:p>7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3" table:style-name="ce1">
            <text:p>8003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eimtückische Fussschütz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alignant Footguards</text:p>
          </table:table-cell>
          <table:table-cell office:value-type="string" table:style-name="ce5">
            <text:p>'),</text:p>
          </table:table-cell>
          <table:table-cell office:value-type="float" office:value="75" table:style-name="ce1">
            <text:p>7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4" table:style-name="ce1">
            <text:p>800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iefel des Schrecke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Boots of Fright</text:p>
          </table:table-cell>
          <table:table-cell office:value-type="string" table:style-name="ce5">
            <text:p>'),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5" table:style-name="ce1">
            <text:p>8003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chuhe des Bettelmönch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endicant''s Slippers</text:p>
          </table:table-cell>
          <table:table-cell office:value-type="string" table:style-name="ce5">
            <text:p>'),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6" table:style-name="ce1">
            <text:p>8003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eistertränenband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Mindtear Band</text:p>
          </table:table-cell>
          <table:table-cell office:value-type="string" table:style-name="ce5">
            <text:p>'),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7" table:style-name="ce1">
            <text:p>8003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Alptraumkling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Nightmare Blade</text:p>
          </table:table-cell>
          <table:table-cell office:value-type="string" table:style-name="ce5">
            <text:p>'),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nnatürliche Lederschiftu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Unnatural Leather Spaulders</text:p>
          </table:table-cell>
          <table:table-cell office:value-type="string" table:style-name="ce5">
            <text:p>'),</text:p>
          </table:table-cell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9" table:style-name="ce1">
            <text:p>8003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äurebeschriebene Schienbeinschütz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Acid Inscribed Greave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0" table:style-name="ce1">
            <text:p>800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Uralte zerfressene Gamasch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Ancient Corroded Legging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1" table:style-name="ce1">
            <text:p>8004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enknochenhandgelenksschütz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ragonbone Wristguard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2" table:style-name="ce1">
            <text:p>800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Drachenspitzwickeltücher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Dragonspur Wraps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3" table:style-name="ce1">
            <text:p>8004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ndschuhe der irrsinnigen Macht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loves of Delusional Power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4" table:style-name="ce1">
            <text:p>8004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rüner Drachenhautumhang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Green Dragonskin Cloak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5" table:style-name="ce1">
            <text:p>8004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ammer des Wildtierzorn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Hammer of Bestial Fury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6" table:style-name="ce1">
            <text:p>800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In Alpträume gehüllter Gegenstand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Nightmare Engulfed Object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7" table:style-name="ce1">
            <text:p>8004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tab des rasanten Wachstum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taff of Rampant Growth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8" table:style-name="ce1">
            <text:p>800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Trancestei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Trance Stone</text:p>
          </table:table-cell>
          <table:table-cell office:value-type="string" table:style-name="ce5">
            <text:p>'),</text:p>
          </table:table-cell>
          <table:table-cell office:value-type="string" table:style-name="ce1">
            <text:p>76, 77, 75, 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9" table:style-name="ce1">
            <text:p>8004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äurebeschriebene Schulterstücke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Acid Inscribed Pauldrons</text:p>
          </table:table-cell>
          <table:table-cell office:value-type="string" table:style-name="ce5">
            <text:p>'),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0" table:style-name="ce1">
            <text:p>800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Smaragdgrüner Drachenfangzah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Emerald Dragonfang</text:p>
          </table:table-cell>
          <table:table-cell office:value-type="string" table:style-name="ce5">
            <text:p>'),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1" table:style-name="ce1">
            <text:p>8005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Hibernationskristall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Hibernation Crystal</text:p>
          </table:table-cell>
          <table:table-cell office:value-type="string" table:style-name="ce5">
            <text:p>'),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2" table:style-name="ce1">
            <text:p>8005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Jadeveredelte Tracht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Jade Inlaid Vestments</text:p>
          </table:table-cell>
          <table:table-cell office:value-type="string" table:style-name="ce5">
            <text:p>'),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3" table:style-name="ce1">
            <text:p>800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Gamaschen des verwirrten Geists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Leggings of the Demented Mind</text:p>
          </table:table-cell>
          <table:table-cell office:value-type="string" table:style-name="ce5">
            <text:p>'),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4" table:style-name="ce1">
            <text:p>8005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Merkwürdig glyphenverzierte Beinplatten</text:p>
          </table:table-cell>
          <table:table-cell office:value-type="string" table:style-name="ce5">
            <text:p>','</text:p>
          </table:table-cell>
          <table:table-cell office:value-type="string" table:style-name="ce1">
            <text:p>Strangely Glyphed Legplates</text:p>
          </table:table-cell>
          <table:table-cell office:value-type="string" table:style-name="ce5">
            <text:p>')</text:p>
          </table:table-cell>
          <table:table-cell office:value-type="float" office:value="74" table:style-name="ce1">
            <text:p>74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1" table:style-name="ce1">
            <text:p>800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2" table:style-name="ce1">
            <text:p>80002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3" table:style-name="ce1">
            <text:p>80003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4" table:style-name="ce1">
            <text:p>80004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5" table:style-name="ce1">
            <text:p>80005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6" table:style-name="ce1">
            <text:p>80006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7" table:style-name="ce1">
            <text:p>80007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8" table:style-name="ce1">
            <text:p>80008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09" table:style-name="ce1">
            <text:p>80009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0" table:style-name="ce1">
            <text:p>80010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,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2" table:style-name="ce1">
            <text:p>80012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3" table:style-name="ce1">
            <text:p>80013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4" table:style-name="ce1">
            <text:p>80014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5" table:style-name="ce1">
            <text:p>80015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6" table:style-name="ce1">
            <text:p>80016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7" table:style-name="ce1">
            <text:p>80017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8" table:style-name="ce1">
            <text:p>80018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19" table:style-name="ce1">
            <text:p>80019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0" table:style-name="ce1">
            <text:p>80020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1" table:style-name="ce1">
            <text:p>80021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2" table:style-name="ce1">
            <text:p>80022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3" table:style-name="ce1">
            <text:p>80023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4" table:style-name="ce1">
            <text:p>80024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5" table:style-name="ce1">
            <text:p>80025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6" table:style-name="ce1">
            <text:p>80026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7" table:style-name="ce1">
            <text:p>80027</text:p>
          </table:table-cell>
          <table:table-cell office:value-type="string" table:style-name="ce1">
            <text:p>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8" table:style-name="ce1">
            <text:p>80028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29" table:style-name="ce1">
            <text:p>80029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0" table:style-name="ce1">
            <text:p>80030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1" table:style-name="ce1">
            <text:p>80031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2" table:style-name="ce1">
            <text:p>80032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3" table:style-name="ce1">
            <text:p>80033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4" table:style-name="ce1">
            <text:p>80034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5" table:style-name="ce1">
            <text:p>80035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6" table:style-name="ce1">
            <text:p>80036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7" table:style-name="ce1">
            <text:p>80037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9" table:style-name="ce1">
            <text:p>80039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9" table:style-name="ce1">
            <text:p>80039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9" table:style-name="ce1">
            <text:p>80039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39" table:style-name="ce1">
            <text:p>80039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0" table:style-name="ce1">
            <text:p>80040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0" table:style-name="ce1">
            <text:p>80040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0" table:style-name="ce1">
            <text:p>80040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0" table:style-name="ce1">
            <text:p>80040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1" table:style-name="ce1">
            <text:p>80041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1" table:style-name="ce1">
            <text:p>80041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1" table:style-name="ce1">
            <text:p>80041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1" table:style-name="ce1">
            <text:p>80041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2" table:style-name="ce1">
            <text:p>80042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2" table:style-name="ce1">
            <text:p>80042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2" table:style-name="ce1">
            <text:p>80042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2" table:style-name="ce1">
            <text:p>80042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3" table:style-name="ce1">
            <text:p>80043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3" table:style-name="ce1">
            <text:p>80043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3" table:style-name="ce1">
            <text:p>80043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3" table:style-name="ce1">
            <text:p>80043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4" table:style-name="ce1">
            <text:p>80044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4" table:style-name="ce1">
            <text:p>80044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4" table:style-name="ce1">
            <text:p>80044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4" table:style-name="ce1">
            <text:p>80044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5" table:style-name="ce1">
            <text:p>80045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5" table:style-name="ce1">
            <text:p>80045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5" table:style-name="ce1">
            <text:p>80045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5" table:style-name="ce1">
            <text:p>80045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6" table:style-name="ce1">
            <text:p>80046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6" table:style-name="ce1">
            <text:p>80046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6" table:style-name="ce1">
            <text:p>80046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6" table:style-name="ce1">
            <text:p>80046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7" table:style-name="ce1">
            <text:p>80047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7" table:style-name="ce1">
            <text:p>80047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7" table:style-name="ce1">
            <text:p>80047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7" table:style-name="ce1">
            <text:p>80047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8" table:style-name="ce1">
            <text:p>80048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8" table:style-name="ce1">
            <text:p>80048</text:p>
          </table:table-cell>
          <table:table-cell office:value-type="string" table:style-name="ce1">
            <text:p>,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8" table:style-name="ce1">
            <text:p>80048</text:p>
          </table:table-cell>
          <table:table-cell office:value-type="string" table:style-name="ce1">
            <text:p>,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8" table:style-name="ce1">
            <text:p>80048</text:p>
          </table:table-cell>
          <table:table-cell office:value-type="string" table:style-name="ce1">
            <text:p>,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49" table:style-name="ce1">
            <text:p>80049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0" table:style-name="ce1">
            <text:p>80050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1" table:style-name="ce1">
            <text:p>80051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2" table:style-name="ce1">
            <text:p>80052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3" table:style-name="ce1">
            <text:p>80053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,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</text:p>
          </table:table-cell>
          <table:table-cell office:value-type="float" office:value="80054" table:style-name="ce1">
            <text:p>80054</text:p>
          </table:table-cell>
          <table:table-cell office:value-type="string" table:style-name="ce1">
            <text:p>,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)</text:p>
          </table:table-cell>
          <table:table-cell table:number-columns-repeated="16379"/>
        </table:table-row>
        <table:table-row table:number-rows-repeated="1048434" table:style-name="ro2">
          <table:table-cell table:number-columns-repeated="16384"/>
        </table:table-row>
      </table:table>
      <table:database-ranges>
        <table:database-range table:target-range-address="MC.B3:MC.E146" table:name="__Anonymous_Sheet_DB__1">
          <table:sort>
            <table:sort-by table:field-number="0"/>
          </table:sort>
        </table:database-range>
        <table:database-range table:target-range-address="BWL.F3:BWL.H135" table:name="__Anonymous_Sheet_DB__2">
          <table:sort>
            <table:sort-by table:field-number="1"/>
            <table:sort-by table:field-number="0"/>
          </table:sort>
        </table:database-range>
        <table:database-range table:target-range-address="ZG.B3:ZG.C118" table:name="__Anonymous_Sheet_DB__3">
          <table:sort>
            <table:sort-by table:field-number="1"/>
            <table:sort-by table:field-number="0"/>
          </table:sort>
        </table:database-range>
        <table:database-range table:target-range-address="AQ20.F3:AQ20.H68" table:name="__Anonymous_Sheet_DB__4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onsolas" svg:font-family="Consolas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ascal Schneider</dc:creator>
    <meta:creation-date>2015-07-16T21:16:57Z</meta:creation-date>
    <dc:date>2015-07-20T13:20:28Z</dc:date>
    <meta:editing-cycles>69</meta:editing-cycles>
    <meta:editing-duration>PT0S</meta:editing-duration>
  </office:meta>
</office:document-meta>
</file>